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80" style:family="table-column">
      <style:table-column-properties fo:break-before="auto" style:column-width="1.72cm"/>
    </style:style>
    <style:style style:name="co81" style:family="table-column">
      <style:table-column-properties fo:break-before="auto" style:column-width="1.692cm"/>
    </style:style>
    <style:style style:name="co57" style:family="table-column">
      <style:table-column-properties fo:break-before="auto" style:column-width="1.997cm"/>
    </style:style>
    <style:style style:name="co58" style:family="table-column">
      <style:table-column-properties fo:break-before="auto" style:column-width="2.94cm"/>
    </style:style>
    <style:style style:name="co60" style:family="table-column">
      <style:table-column-properties fo:break-before="auto" style:column-width="1.332cm"/>
    </style:style>
    <style:style style:name="co61" style:family="table-column">
      <style:table-column-properties fo:break-before="auto" style:column-width="1.109cm"/>
    </style:style>
    <style:style style:name="co62" style:family="table-column">
      <style:table-column-properties fo:break-before="auto" style:column-width="2.053cm"/>
    </style:style>
    <style:style style:name="co59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1.637cm"/>
    </style:style>
    <style:style style:name="co63" style:family="table-column">
      <style:table-column-properties fo:break-before="auto" style:column-width="0.942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0.998cm"/>
    </style:style>
    <style:style style:name="co64" style:family="table-column">
      <style:table-column-properties fo:break-before="auto" style:column-width="0.748cm"/>
    </style:style>
    <style:style style:name="co65" style:family="table-column">
      <style:table-column-properties fo:break-before="auto" style:column-width="2.275cm"/>
    </style:style>
    <style:style style:name="co66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68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71" style:family="table-column">
      <style:table-column-properties fo:break-before="auto" style:column-width="2.441cm"/>
    </style:style>
    <style:style style:name="co72" style:family="table-column">
      <style:table-column-properties fo:break-before="auto" style:column-width="1.386cm"/>
    </style:style>
    <style:style style:name="co73" style:family="table-column">
      <style:table-column-properties fo:break-before="auto" style:column-width="2.969cm"/>
    </style:style>
    <style:style style:name="co74" style:family="table-column">
      <style:table-column-properties fo:break-before="auto" style:column-width="3.718cm"/>
    </style:style>
    <style:style style:name="co75" style:family="table-column">
      <style:table-column-properties fo:break-before="auto" style:column-width="3.163cm"/>
    </style:style>
    <style:style style:name="co76" style:family="table-column">
      <style:table-column-properties fo:break-before="auto" style:column-width="1.663cm"/>
    </style:style>
    <style:style style:name="co77" style:family="table-column">
      <style:table-column-properties fo:break-before="auto" style:column-width="4.161cm"/>
    </style:style>
    <style:style style:name="co78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30" style:family="table-column">
      <style:table-column-properties fo:break-before="auto" style:column-width="1.415cm"/>
    </style:style>
    <style:style style:name="co84" style:family="table-column">
      <style:table-column-properties fo:break-before="auto" style:column-width="2.692cm"/>
    </style:style>
    <style:style style:name="co79" style:family="table-column">
      <style:table-column-properties fo:break-before="auto" style:column-width="2.581cm"/>
    </style:style>
    <style:style style:name="co98" style:family="table-column">
      <style:table-column-properties fo:break-before="auto" style:column-width="1.304cm"/>
    </style:style>
    <style:style style:name="co47" style:family="table-column">
      <style:table-column-properties fo:break-before="auto" style:column-width="3.08cm"/>
    </style:style>
    <style:style style:name="co97" style:family="table-column">
      <style:table-column-properties fo:break-before="auto" style:column-width="1.58cm"/>
    </style:style>
    <style:style style:name="co99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56" style:family="table-column">
      <style:table-column-properties fo:break-before="auto" style:column-width="1.164cm"/>
    </style:style>
    <style:style style:name="co67" style:family="table-column">
      <style:table-column-properties fo:break-before="auto" style:column-width="1.053cm"/>
    </style:style>
    <style:style style:name="co89" style:family="table-column">
      <style:table-column-properties fo:break-before="auto" style:column-width="1.138cm"/>
    </style:style>
    <style:style style:name="co90" style:family="table-column">
      <style:table-column-properties fo:break-before="auto" style:column-width="3.856cm"/>
    </style:style>
    <style:style style:name="co91" style:family="table-column">
      <style:table-column-properties fo:break-before="auto" style:column-width="4.272cm"/>
    </style:style>
    <style:style style:name="co92" style:family="table-column">
      <style:table-column-properties fo:break-before="auto" style:column-width="1.498cm"/>
    </style:style>
    <style:style style:name="co55" style:family="table-column">
      <style:table-column-properties fo:break-before="auto" style:column-width="4.135cm"/>
    </style:style>
    <style:style style:name="co69" style:family="table-column">
      <style:table-column-properties fo:break-before="auto" style:column-width="0.804cm"/>
    </style:style>
    <style:style style:name="co70" style:family="table-column">
      <style:table-column-properties fo:break-before="auto" style:column-width="1.914cm"/>
    </style:style>
    <style:style style:name="co82" style:family="table-column">
      <style:table-column-properties fo:break-before="auto" style:column-width="3.69cm"/>
    </style:style>
    <style:style style:name="co83" style:family="table-column">
      <style:table-column-properties fo:break-before="auto" style:column-width="0.915cm"/>
    </style:style>
    <style:style style:name="co85" style:family="table-column">
      <style:table-column-properties fo:break-before="auto" style:column-width="1.774cm"/>
    </style:style>
    <style:style style:name="co86" style:family="table-column">
      <style:table-column-properties fo:break-before="auto" style:column-width="6.188cm"/>
    </style:style>
    <style:style style:name="co87" style:family="table-column">
      <style:table-column-properties fo:break-before="auto" style:column-width="4.189cm"/>
    </style:style>
    <style:style style:name="co88" style:family="table-column">
      <style:table-column-properties fo:break-before="auto" style:column-width="2.413cm"/>
    </style:style>
    <style:style style:name="co93" style:family="table-column">
      <style:table-column-properties fo:break-before="auto" style:column-width="3.801cm"/>
    </style:style>
    <style:style style:name="co94" style:family="table-column">
      <style:table-column-properties fo:break-before="auto" style:column-width="0.61cm"/>
    </style:style>
    <style:style style:name="co95" style:family="table-column">
      <style:table-column-properties fo:break-before="auto" style:column-width="2.997cm"/>
    </style:style>
    <style:style style:name="co96" style:family="table-column">
      <style:table-column-properties fo:break-before="auto" style:column-width="1.803cm"/>
    </style:style>
    <style:style style:name="co100" style:family="table-column">
      <style:table-column-properties fo:break-before="auto" style:column-width="2.302cm"/>
    </style:style>
    <style:style style:name="co101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#ff9999"/>
      <style:text-properties fo:color="#cccccc"/>
    </style:style>
    <style:style style:name="ce104" style:family="table-cell" style:parent-style-name="Default">
      <style:table-cell-properties fo:background-color="transparent"/>
      <style:text-properties fo:color="#cccccc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cccc"/>
    </style:style>
    <style:style style:name="ce107" style:family="table-cell" style:parent-style-name="Default">
      <style:table-cell-properties fo:background-color="#ffff99"/>
    </style:style>
    <style:style style:name="ce108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101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16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ffcc"/>
    </style:style>
    <style:style style:name="ce111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666666"/>
    </style:style>
    <style:style style:name="ce113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ccff"/>
    </style:style>
    <style:style style:name="ce26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9999"/>
    </style:style>
    <style:style style:name="ce12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55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60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61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67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68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71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72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74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75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76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77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0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81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82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83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84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85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87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88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117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119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120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122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127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28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129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132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1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4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#ref!#ref!#ref!#ref!#ref!#ref!#ref!#ref!#ref!#ref!#ref!#ref!#ref!#ref!#ref!#ref!#ref!#ref!#ref!#ref!#ref!#ref!#ref!#ref![.#REF!$2]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55" table:default-cell-style-name="Default"/>
        <table:table-column table:style-name="co69" table:default-cell-style-name="ce4"/>
        <table:table-column table:style-name="co70" table:default-cell-style-name="ce4"/>
        <table:table-column table:style-name="co56" table:default-cell-style-name="ce4"/>
        <table:table-column table:style-name="co30" table:default-cell-style-name="ce4"/>
        <table:table-column table:style-name="co82" table:default-cell-style-name="ce56"/>
        <table:table-column table:style-name="co83" table:number-columns-repeated="4" table:default-cell-style-name="ce65"/>
        <table:table-column table:style-name="co85" table:number-columns-repeated="2" table:default-cell-style-name="ce69"/>
        <table:table-column table:style-name="co70" table:default-cell-style-name="ce69"/>
        <table:table-column table:style-name="co37" table:default-cell-style-name="ce73"/>
        <table:table-column table:style-name="co35" table:default-cell-style-name="ce73"/>
        <table:table-column table:style-name="co67" table:default-cell-style-name="ce80"/>
        <table:table-column table:style-name="co86" table:default-cell-style-name="ce86"/>
        <table:table-column table:style-name="co87" table:default-cell-style-name="ce4"/>
        <table:table-column table:style-name="co88" table:default-cell-style-name="ce4"/>
        <table:table-column table:style-name="co13" table:default-cell-style-name="ce4"/>
        <table:table-column table:style-name="co14" table:default-cell-style-name="ce4"/>
        <table:table-column table:style-name="co93" table:default-cell-style-name="ce4"/>
        <table:table-column table:style-name="co94" table:default-cell-style-name="ce4"/>
        <table:table-column table:style-name="co94" table:number-columns-repeated="6" table:default-cell-style-name="ce130"/>
        <table:table-column table:style-name="co83" table:number-columns-repeated="4" table:default-cell-style-name="ce65"/>
        <table:table-column table:style-name="co94" table:default-cell-style-name="Default"/>
        <table:table-column table:style-name="co13" table:number-columns-repeated="990" table:default-cell-style-name="ce4"/>
        <table:table-row table:style-name="ro4">
          <table:table-cell table:style-name="ce48" office:value-type="string">
            <text:p>ID</text:p>
          </table:table-cell>
          <table:table-cell table:style-name="ce48" office:value-type="string">
            <text:p>Deactivate</text:p>
          </table:table-cell>
          <table:table-cell table:style-name="ce48" office:value-type="string">
            <text:p>Character_ID</text:p>
          </table:table-cell>
          <table:table-cell table:style-name="ce48" office:value-type="string">
            <text:p>Action_ID</text:p>
          </table:table-cell>
          <table:table-cell table:style-name="ce48" office:value-type="string">
            <text:p>Call_Script</text:p>
          </table:table-cell>
          <table:table-cell table:style-name="ce55" office:value-type="string">
            <text:p>If_Expression</text:p>
          </table:table-cell>
          <table:table-cell table:style-name="ce61" office:value-type="string">
            <text:p>Target_Character</text:p>
          </table:table-cell>
          <table:table-cell table:style-name="ce61" office:value-type="string">
            <text:p>Target_Scene</text:p>
          </table:table-cell>
          <table:table-cell table:style-name="ce61" office:value-type="string">
            <text:p>Target_ObjGroup</text:p>
          </table:table-cell>
          <table:table-cell table:style-name="ce61" office:value-type="string">
            <text:p>Target_Object</text:p>
          </table:table-cell>
          <table:table-cell table:style-name="ce68" office:value-type="string">
            <text:p>Walk_Scene</text:p>
          </table:table-cell>
          <table:table-cell table:style-name="ce68" office:value-type="string">
            <text:p>Walk_Colour</text:p>
          </table:table-cell>
          <table:table-cell table:style-name="ce68" office:value-type="string">
            <text:p>Hover_Text</text:p>
          </table:table-cell>
          <table:table-cell table:style-name="ce72" office:value-type="string">
            <text:p>Dialogue_Speaker</text:p>
          </table:table-cell>
          <table:table-cell table:style-name="ce72" office:value-type="string">
            <text:p>Dialogue_Emotion</text:p>
          </table:table-cell>
          <table:table-cell table:style-name="ce77" office:value-type="string">
            <text:p>Dialogue_Duration</text:p>
          </table:table-cell>
          <table:table-cell table:style-name="ce85" office:value-type="string">
            <text:p>Dialogue_Line</text:p>
          </table:table-cell>
          <table:table-cell table:style-name="ce117" office:value-type="string">
            <text:p>Set_Column</text:p>
          </table:table-cell>
          <table:table-cell table:style-name="ce117" office:value-type="string">
            <text:p>Set_Tab</text:p>
          </table:table-cell>
          <table:table-cell table:style-name="ce117" office:value-type="string">
            <text:p>Set_Value</text:p>
          </table:table-cell>
          <table:table-cell table:style-name="ce122" office:value-type="string">
            <text:p>Filter_Column</text:p>
          </table:table-cell>
          <table:table-cell table:style-name="ce122" office:value-type="string">
            <text:p>Filter_Value</text:p>
          </table:table-cell>
          <table:table-cell table:style-name="ce122"/>
          <table:table-cell table:style-name="ce129" office:value-type="string">
            <text:p>Refresh</text:p>
          </table:table-cell>
          <table:table-cell table:style-name="ce129" office:value-type="string">
            <text:p>Remove_Target</text:p>
          </table:table-cell>
          <table:table-cell table:style-name="ce129" office:value-type="string">
            <text:p>Remove_Target2</text:p>
          </table:table-cell>
          <table:table-cell table:style-name="ce129" office:value-type="string">
            <text:p>Add_To_Inventory</text:p>
          </table:table-cell>
          <table:table-cell table:style-name="ce129" office:value-type="string">
            <text:p>Animate_Move</text:p>
          </table:table-cell>
          <table:table-cell table:style-name="ce129" office:value-type="string">
            <text:p>Wait_Seconds</text:p>
          </table:table-cell>
          <table:table-cell table:style-name="ce61" office:value-type="string">
            <text:p>Target2_Character</text:p>
          </table:table-cell>
          <table:table-cell table:style-name="ce61" office:value-type="string">
            <text:p>Target2_Scene</text:p>
          </table:table-cell>
          <table:table-cell table:style-name="ce61" office:value-type="string">
            <text:p>Target2_ObjGroup</text:p>
          </table:table-cell>
          <table:table-cell table:style-name="ce61" office:value-type="string">
            <text:p>Target2_Object</text:p>
          </table:table-cell>
          <table:table-cell/>
          <table:table-cell table:style-name="ce50" table:number-columns-repeated="990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78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/>
          <table:table-cell table:style-name="ce7" table:number-columns-repeated="990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&amp;IF(LEN([.AD3]&amp;[.AE3]&amp;[.AF3]&amp;[.AG3])&gt;0;&quot;-&quot;&amp;[.AD3]&amp;[.AE3]&amp;[.AF3]&amp;[.AG3];&quot;&quot;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]&amp;[.H4]&amp;[.I4]&amp;[.J4])&gt;0;[.C4]&amp;&quot;-&quot;&amp;[.D4]&amp;&quot;-&quot;&amp;[.G4]&amp;[.H4]&amp;[.I4]&amp;[.J4];[.C4]&amp;&quot;-&quot;&amp;[.K4]&amp;&quot;-&quot;&amp;[.L4])&amp;IF(LEN([.AD4]&amp;[.AE4]&amp;[.AF4]&amp;[.AG4])&gt;0;&quot;-&quot;&amp;[.AD4]&amp;[.AE4]&amp;[.AF4]&amp;[.AG4];&quot;&quot;)" office:value-type="string" office:string-value="DEFAULT-campfire-#ff0000">
            <text:p>DEFAULT-campfire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00</text:p>
          </table:table-cell>
          <table:table-cell office:value-type="string">
            <text:p>Enter forest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3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style-name="ce49" office:value-type="string">
            <text:p>intro</text:p>
          </table:table-cell>
          <table:table-cell table:style-name="ce49"/>
          <table:table-cell table:style-name="ce49" table:content-validation-name="val1"/>
          <table:table-cell table:style-name="ce49" table:content-validation-name="val2"/>
          <table:table-cell table:style-name="ce49"/>
          <table:table-cell table:style-name="ce58"/>
          <table:table-cell table:style-name="ce66" table:content-validation-name="val3"/>
          <table:table-cell table:content-validation-name="val4"/>
          <table:table-cell table:content-validation-name="val6"/>
          <table:table-cell table:style-name="ce66"/>
          <table:table-cell table:content-validation-name="val8"/>
          <table:table-cell table:style-name="ce71" table:number-columns-repeated="2"/>
          <table:table-cell table:style-name="ce74" table:content-validation-name="val9" office:value-type="string">
            <text:p>fire</text:p>
          </table:table-cell>
          <table:table-cell table:style-name="ce74" table:content-validation-name="val10"/>
          <table:table-cell table:style-name="ce81" office:value-type="percentage" office:value="0.75">
            <text:p>75%</text:p>
          </table:table-cell>
          <table:table-cell table:style-name="ce87" office:value-type="string">
            <text:p>Ten years ago,</text:p>
          </table:table-cell>
          <table:table-cell table:style-name="ce119" table:number-columns-repeated="3"/>
          <table:table-cell table:style-name="ce127" table:number-columns-repeated="3"/>
          <table:table-cell table:style-name="ce131" table:number-columns-repeated="6"/>
          <table:table-cell table:style-name="ce66" table:content-validation-name="val3"/>
          <table:table-cell table:content-validation-name="val4"/>
          <table:table-cell table:content-validation-name="val6"/>
          <table:table-cell table:style-name="ce66"/>
          <table:table-cell/>
          <table:table-cell table:style-name="ce49" table:number-columns-repeated="990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5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on a night just like this one,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5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ere were three youths who went camping together..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5" table:content-validation-name="val9" office:value-type="string">
            <text:p>fire</text:p>
          </table:table-cell>
          <table:table-cell table:content-validation-name="val10"/>
          <table:table-cell table:style-name="ce82" office:value-type="percentage" office:value="0.9">
            <text:p>90%</text:p>
          </table:table-cell>
          <table:table-cell office:value-type="string">
            <text:p>Little did they know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5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at they were embarking on a journey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5" table:content-validation-name="val9" office:value-type="string">
            <text:p>fire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 would change their world!</text:p>
          </table:table-cell>
          <table:table-cell table:style-name="ce118" office:value-type="string">
            <text:p>Audio_Volume_Db</text:p>
          </table:table-cell>
          <table:table-cell table:style-name="ce118" office:value-type="string">
            <text:p>Scenes</text:p>
          </table:table-cell>
          <table:table-cell table:style-name="ce118" office:value-type="float" office:value="-24">
            <text:p>-24</text:p>
          </table:table-cell>
          <table:table-cell table:style-name="ce126"/>
          <table:table-cell table:style-name="ce126" office:value-type="string">
            <text:p>campfire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20" office:value-type="string">
            <text:p>Visible</text:p>
          </table:table-cell>
          <table:table-cell table:style-name="ce118" office:value-type="string">
            <text:p>Characters</text:p>
          </table:table-cell>
          <table:table-cell table:style-name="ce118" office:value-type="float" office:value="1">
            <text:p>1</text:p>
          </table:table-cell>
          <table:table-cell table:style-name="ce126"/>
          <table:table-cell table:style-name="ce126" office:value-type="string">
            <text:p>lindsay~&amp;~johnny~&amp;~sarah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&lt;laughs&gt;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ey, we're not THAT loud, are we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20" office:value-type="string">
            <text:p>Animation_Current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idle</text:p>
          </table:table-cell>
          <table:table-cell table:style-name="ce126"/>
          <table:table-cell table:style-name="ce126" office:value-type="string">
            <text:p>lindsay~&amp;~johnny~&amp;~sarah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~,~Screen_Y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5~,~85</text:p>
          </table:table-cell>
          <table:table-cell table:style-name="ce126"/>
          <table:table-cell table:style-name="ce126" office:value-type="string">
            <text:p>johnny</text:p>
          </table:table-cell>
          <table:table-cell table:style-name="ce126"/>
          <table:table-cell table:number-columns-repeated="4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~,~Screen_Y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5~,~95</text:p>
          </table:table-cell>
          <table:table-cell table:style-name="ce126"/>
          <table:table-cell table:style-name="ce126" office:value-type="string">
            <text:p>sarah</text:p>
          </table:table-cell>
          <table:table-cell table:style-name="ce126"/>
          <table:table-cell table:number-columns-repeated="4"/>
          <table:table-cell table:number-columns-repeated="2"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~,~Screen_Y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5~,~91</text:p>
          </table:table-cell>
          <table:table-cell table:style-name="ce126"/>
          <table:table-cell table:style-name="ce126" office:value-type="string">
            <text:p>lindsay</text:p>
          </table:table-cell>
          <table:table-cell table:style-name="ce126"/>
          <table:table-cell table:number-columns-repeated="4"/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</text:p>
          </table:table-cell>
          <table:table-cell table:style-name="ce118" office:value-type="string">
            <text:p>Characters</text:p>
          </table:table-cell>
          <table:table-cell table:style-name="ce118" office:value-type="float" office:value="70">
            <text:p>70</text:p>
          </table:table-cell>
          <table:table-cell table:style-name="ce126"/>
          <table:table-cell table:style-name="ce126" office:value-type="string">
            <text:p>lindsay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</text:p>
          </table:table-cell>
          <table:table-cell table:style-name="ce118" office:value-type="string">
            <text:p>Characters</text:p>
          </table:table-cell>
          <table:table-cell table:style-name="ce118" office:value-type="float" office:value="80">
            <text:p>80</text:p>
          </table:table-cell>
          <table:table-cell table:style-name="ce126"/>
          <table:table-cell table:style-name="ce126" office:value-type="string">
            <text:p>johnny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</text:p>
          </table:table-cell>
          <table:table-cell table:style-name="ce118" office:value-type="string">
            <text:p>Characters</text:p>
          </table:table-cell>
          <table:table-cell table:style-name="ce118" office:value-type="float" office:value="90">
            <text:p>90</text:p>
          </table:table-cell>
          <table:table-cell table:style-name="ce126"/>
          <table:table-cell table:style-name="ce126" office:value-type="string">
            <text:p>sarah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3</text:p>
          </table:table-cell>
          <table:table-cell table:style-name="ce126"/>
          <table:table-cell table:style-name="ce126" office:value-type="string">
            <text:p>lindsay~&amp;~johnny~&amp;~sarah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Current</text:p>
          </table:table-cell>
          <table:table-cell table:style-name="ce118" office:value-type="string">
            <text:p>Characters</text:p>
          </table:table-cell>
          <table:table-cell table:style-name="ce118" office:value-type="float" office:value="1">
            <text:p>1</text:p>
          </table:table-cell>
          <table:table-cell table:style-name="ce126"/>
          <table:table-cell table:style-name="ce126" office:value-type="string">
            <text:p>lindsay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2"/>
        </table:table-row>
        <table:table-row table:style-name="ro2">
          <table:table-cell table:style-name="ce51" office:value-type="string">
            <text:p>intro</text:p>
          </table:table-cell>
          <table:table-cell table:style-name="ce51"/>
          <table:table-cell table:style-name="ce51" table:content-validation-name="val1"/>
          <table:table-cell table:style-name="ce51" table:content-validation-name="val2"/>
          <table:table-cell table:style-name="ce51"/>
          <table:table-cell table:style-name="ce60"/>
          <table:table-cell table:style-name="ce67" table:content-validation-name="val3"/>
          <table:table-cell table:style-name="ce67" table:content-validation-name="val4"/>
          <table:table-cell table:style-name="ce67" table:content-validation-name="val6"/>
          <table:table-cell table:style-name="ce67"/>
          <table:table-cell table:style-name="ce70" table:content-validation-name="val8"/>
          <table:table-cell table:style-name="ce70" table:number-columns-repeated="2"/>
          <table:table-cell table:style-name="ce76" table:content-validation-name="val9"/>
          <table:table-cell table:style-name="ce76" table:content-validation-name="val10"/>
          <table:table-cell table:style-name="ce83"/>
          <table:table-cell table:style-name="ce88"/>
          <table:table-cell table:style-name="ce121" office:value-type="string">
            <text:p>Deactivate</text:p>
          </table:table-cell>
          <table:table-cell table:style-name="ce121" office:value-type="string">
            <text:p>Script</text:p>
          </table:table-cell>
          <table:table-cell table:style-name="ce121" office:value-type="float" office:value="1">
            <text:p>1</text:p>
          </table:table-cell>
          <table:table-cell table:style-name="ce128"/>
          <table:table-cell table:style-name="ce128" office:value-type="string">
            <text:p>fire-campfire-#ff00ff</text:p>
          </table:table-cell>
          <table:table-cell table:style-name="ce128"/>
          <table:table-cell table:style-name="ce132" table:number-columns-repeated="6"/>
          <table:table-cell table:style-name="ce67" table:content-validation-name="val3"/>
          <table:table-cell table:style-name="ce67" table:content-validation-name="val4"/>
          <table:table-cell table:style-name="ce67" table:content-validation-name="val6"/>
          <table:table-cell table:style-name="ce67"/>
          <table:table-cell/>
          <table:table-cell table:style-name="ce51" table:number-columns-repeated="990"/>
        </table:table-row>
        <table:table-row table:style-name="ro2">
          <table:table-cell table:formula="of:=IF(LEN([.G38]&amp;[.H38]&amp;[.I38]&amp;[.J38])&gt;0;[.C38]&amp;&quot;-&quot;&amp;[.D38]&amp;&quot;-&quot;&amp;[.G38]&amp;[.H38]&amp;[.I38]&amp;[.J38];[.C38]&amp;&quot;-&quot;&amp;[.K38]&amp;&quot;-&quot;&amp;[.L38])&amp;IF(LEN([.AD38]&amp;[.AE38]&amp;[.AF38]&amp;[.AG38])&gt;0;&quot;-&quot;&amp;[.AD38]&amp;[.AE38]&amp;[.AF38]&amp;[.AG38];&quot;&quot;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&amp;IF(LEN([.AD39]&amp;[.AE39]&amp;[.AF39]&amp;[.AG39])&gt;0;&quot;-&quot;&amp;[.AD39]&amp;[.AE39]&amp;[.AF39]&amp;[.AG39];&quot;&quot;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1"/>
        </table:table-row>
        <table:table-row table:style-name="ro2">
          <table:table-cell table:formula="of:=IF(LEN([.G40]&amp;[.H40]&amp;[.I40]&amp;[.J40])&gt;0;[.C40]&amp;&quot;-&quot;&amp;[.D40]&amp;&quot;-&quot;&amp;[.G40]&amp;[.H40]&amp;[.I40]&amp;[.J40];[.C40]&amp;&quot;-&quot;&amp;[.K40]&amp;&quot;-&quot;&amp;[.L40])&amp;IF(LEN([.AD40]&amp;[.AE40]&amp;[.AF40]&amp;[.AG40])&gt;0;&quot;-&quot;&amp;[.AD40]&amp;[.AE40]&amp;[.AF40]&amp;[.AG40];&quot;&quot;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1"/>
        </table:table-row>
        <table:table-row table:style-name="ro2">
          <table:table-cell table:formula="of:=IF(LEN([.G41]&amp;[.H41]&amp;[.I41]&amp;[.J41])&gt;0;[.C41]&amp;&quot;-&quot;&amp;[.D41]&amp;&quot;-&quot;&amp;[.G41]&amp;[.H41]&amp;[.I41]&amp;[.J41];[.C41]&amp;&quot;-&quot;&amp;[.K41]&amp;&quot;-&quot;&amp;[.L41])&amp;IF(LEN([.AD41]&amp;[.AE41]&amp;[.AF41]&amp;[.AG41])&gt;0;&quot;-&quot;&amp;[.AD41]&amp;[.AE41]&amp;[.AF41]&amp;[.AG41];&quot;&quot;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2]&amp;[.H42]&amp;[.I42]&amp;[.J42])&gt;0;[.C42]&amp;&quot;-&quot;&amp;[.D42]&amp;&quot;-&quot;&amp;[.G42]&amp;[.H42]&amp;[.I42]&amp;[.J42];[.C42]&amp;&quot;-&quot;&amp;[.K42]&amp;&quot;-&quot;&amp;[.L42])&amp;IF(LEN([.AD42]&amp;[.AE42]&amp;[.AF42]&amp;[.AG42])&gt;0;&quot;-&quot;&amp;[.AD42]&amp;[.AE42]&amp;[.AF42]&amp;[.AG42];&quot;&quot;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3]&amp;[.H43]&amp;[.I43]&amp;[.J43])&gt;0;[.C43]&amp;&quot;-&quot;&amp;[.D43]&amp;&quot;-&quot;&amp;[.G43]&amp;[.H43]&amp;[.I43]&amp;[.J43];[.C43]&amp;&quot;-&quot;&amp;[.K43]&amp;&quot;-&quot;&amp;[.L43])&amp;IF(LEN([.AD43]&amp;[.AE43]&amp;[.AF43]&amp;[.AG43])&gt;0;&quot;-&quot;&amp;[.AD43]&amp;[.AE43]&amp;[.AF43]&amp;[.AG43];&quot;&quot;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4]&amp;[.H44]&amp;[.I44]&amp;[.J44])&gt;0;[.C44]&amp;&quot;-&quot;&amp;[.D44]&amp;&quot;-&quot;&amp;[.G44]&amp;[.H44]&amp;[.I44]&amp;[.J44];[.C44]&amp;&quot;-&quot;&amp;[.K44]&amp;&quot;-&quot;&amp;[.L44])&amp;IF(LEN([.AD44]&amp;[.AE44]&amp;[.AF44]&amp;[.AG44])&gt;0;&quot;-&quot;&amp;[.AD44]&amp;[.AE44]&amp;[.AF44]&amp;[.AG44];&quot;&quot;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5]&amp;[.H45]&amp;[.I45]&amp;[.J45])&gt;0;[.C45]&amp;&quot;-&quot;&amp;[.D45]&amp;&quot;-&quot;&amp;[.G45]&amp;[.H45]&amp;[.I45]&amp;[.J45];[.C45]&amp;&quot;-&quot;&amp;[.K45]&amp;&quot;-&quot;&amp;[.L45])&amp;IF(LEN([.AD45]&amp;[.AE45]&amp;[.AF45]&amp;[.AG45])&gt;0;&quot;-&quot;&amp;[.AD45]&amp;[.AE45]&amp;[.AF45]&amp;[.AG45];&quot;&quot;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6]&amp;[.H46]&amp;[.I46]&amp;[.J46])&gt;0;[.C46]&amp;&quot;-&quot;&amp;[.D46]&amp;&quot;-&quot;&amp;[.G46]&amp;[.H46]&amp;[.I46]&amp;[.J46];[.C46]&amp;&quot;-&quot;&amp;[.K46]&amp;&quot;-&quot;&amp;[.L46])&amp;IF(LEN([.AD46]&amp;[.AE46]&amp;[.AF46]&amp;[.AG46])&gt;0;&quot;-&quot;&amp;[.AD46]&amp;[.AE46]&amp;[.AF46]&amp;[.AG46];&quot;&quot;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7]&amp;[.H47]&amp;[.I47]&amp;[.J47])&gt;0;[.C47]&amp;&quot;-&quot;&amp;[.D47]&amp;&quot;-&quot;&amp;[.G47]&amp;[.H47]&amp;[.I47]&amp;[.J47];[.C47]&amp;&quot;-&quot;&amp;[.K47]&amp;&quot;-&quot;&amp;[.L47])&amp;IF(LEN([.AD47]&amp;[.AE47]&amp;[.AF47]&amp;[.AG47])&gt;0;&quot;-&quot;&amp;[.AD47]&amp;[.AE47]&amp;[.AF47]&amp;[.AG47];&quot;&quot;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&amp;IF(LEN([.AD48]&amp;[.AE48]&amp;[.AF48]&amp;[.AG48])&gt;0;&quot;-&quot;&amp;[.AD48]&amp;[.AE48]&amp;[.AF48]&amp;[.AG48];&quot;&quot;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49]&amp;[.H49]&amp;[.I49]&amp;[.J49])&gt;0;[.C49]&amp;&quot;-&quot;&amp;[.D49]&amp;&quot;-&quot;&amp;[.G49]&amp;[.H49]&amp;[.I49]&amp;[.J49];[.C49]&amp;&quot;-&quot;&amp;[.K49]&amp;&quot;-&quot;&amp;[.L49])&amp;IF(LEN([.AD49]&amp;[.AE49]&amp;[.AF49]&amp;[.AG49])&gt;0;&quot;-&quot;&amp;[.AD49]&amp;[.AE49]&amp;[.AF49]&amp;[.AG49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0]&amp;[.H50]&amp;[.I50]&amp;[.J50])&gt;0;[.C50]&amp;&quot;-&quot;&amp;[.D50]&amp;&quot;-&quot;&amp;[.G50]&amp;[.H50]&amp;[.I50]&amp;[.J50];[.C50]&amp;&quot;-&quot;&amp;[.K50]&amp;&quot;-&quot;&amp;[.L50])&amp;IF(LEN([.AD50]&amp;[.AE50]&amp;[.AF50]&amp;[.AG50])&gt;0;&quot;-&quot;&amp;[.AD50]&amp;[.AE50]&amp;[.AF50]&amp;[.AG50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1]&amp;[.H51]&amp;[.I51]&amp;[.J51])&gt;0;[.C51]&amp;&quot;-&quot;&amp;[.D51]&amp;&quot;-&quot;&amp;[.G51]&amp;[.H51]&amp;[.I51]&amp;[.J51];[.C51]&amp;&quot;-&quot;&amp;[.K51]&amp;&quot;-&quot;&amp;[.L51])&amp;IF(LEN([.AD51]&amp;[.AE51]&amp;[.AF51]&amp;[.AG51])&gt;0;&quot;-&quot;&amp;[.AD51]&amp;[.AE51]&amp;[.AF51]&amp;[.AG51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2]&amp;[.H52]&amp;[.I52]&amp;[.J52])&gt;0;[.C52]&amp;&quot;-&quot;&amp;[.D52]&amp;&quot;-&quot;&amp;[.G52]&amp;[.H52]&amp;[.I52]&amp;[.J52];[.C52]&amp;&quot;-&quot;&amp;[.K52]&amp;&quot;-&quot;&amp;[.L52])&amp;IF(LEN([.AD52]&amp;[.AE52]&amp;[.AF52]&amp;[.AG52])&gt;0;&quot;-&quot;&amp;[.AD52]&amp;[.AE52]&amp;[.AF52]&amp;[.AG52];&quot;&quot;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3]&amp;[.H53]&amp;[.I53]&amp;[.J53])&gt;0;[.C53]&amp;&quot;-&quot;&amp;[.D53]&amp;&quot;-&quot;&amp;[.G53]&amp;[.H53]&amp;[.I53]&amp;[.J53];[.C53]&amp;&quot;-&quot;&amp;[.K53]&amp;&quot;-&quot;&amp;[.L53])&amp;IF(LEN([.AD53]&amp;[.AE53]&amp;[.AF53]&amp;[.AG53])&gt;0;&quot;-&quot;&amp;[.AD53]&amp;[.AE53]&amp;[.AF53]&amp;[.AG53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&amp;IF(LEN([.AD54]&amp;[.AE54]&amp;[.AF54]&amp;[.AG54])&gt;0;&quot;-&quot;&amp;[.AD54]&amp;[.AE54]&amp;[.AF54]&amp;[.AG54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5]&amp;[.H55]&amp;[.I55]&amp;[.J55])&gt;0;[.C55]&amp;&quot;-&quot;&amp;[.D55]&amp;&quot;-&quot;&amp;[.G55]&amp;[.H55]&amp;[.I55]&amp;[.J55];[.C55]&amp;&quot;-&quot;&amp;[.K55]&amp;&quot;-&quot;&amp;[.L55])&amp;IF(LEN([.AD55]&amp;[.AE55]&amp;[.AF55]&amp;[.AG55])&gt;0;&quot;-&quot;&amp;[.AD55]&amp;[.AE55]&amp;[.AF55]&amp;[.AG55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6]&amp;[.H56]&amp;[.I56]&amp;[.J56])&gt;0;[.C56]&amp;&quot;-&quot;&amp;[.D56]&amp;&quot;-&quot;&amp;[.G56]&amp;[.H56]&amp;[.I56]&amp;[.J56];[.C56]&amp;&quot;-&quot;&amp;[.K56]&amp;&quot;-&quot;&amp;[.L56])&amp;IF(LEN([.AD56]&amp;[.AE56]&amp;[.AF56]&amp;[.AG56])&gt;0;&quot;-&quot;&amp;[.AD56]&amp;[.AE56]&amp;[.AF56]&amp;[.AG56];&quot;&quot;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K57]&amp;&quot;-&quot;&amp;[.L57])&amp;IF(LEN([.AD57]&amp;[.AE57]&amp;[.AF57]&amp;[.AG57])&gt;0;&quot;-&quot;&amp;[.AD57]&amp;[.AE57]&amp;[.AF57]&amp;[.AG57];&quot;&quot;)" office:value-type="string" office:string-value="lindsay-look-stick">
            <text:p>lindsay-loo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8]&amp;[.H58]&amp;[.I58]&amp;[.J58])&gt;0;[.C58]&amp;&quot;-&quot;&amp;[.D58]&amp;&quot;-&quot;&amp;[.G58]&amp;[.H58]&amp;[.I58]&amp;[.J58];[.C58]&amp;&quot;-&quot;&amp;[.K58]&amp;&quot;-&quot;&amp;[.L58])&amp;IF(LEN([.AD58]&amp;[.AE58]&amp;[.AF58]&amp;[.AG58])&gt;0;&quot;-&quot;&amp;[.AD58]&amp;[.AE58]&amp;[.AF58]&amp;[.AG58];&quot;&quot;)" office:value-type="string" office:string-value="johnny-look-stick">
            <text:p>johnny-loo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ha! <text:s/>I found o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59]&amp;[.H59]&amp;[.I59]&amp;[.J59])&gt;0;[.C59]&amp;&quot;-&quot;&amp;[.D59]&amp;&quot;-&quot;&amp;[.G59]&amp;[.H59]&amp;[.I59]&amp;[.J59];[.C59]&amp;&quot;-&quot;&amp;[.K59]&amp;&quot;-&quot;&amp;[.L59])&amp;IF(LEN([.AD59]&amp;[.AE59]&amp;[.AF59]&amp;[.AG59])&gt;0;&quot;-&quot;&amp;[.AD59]&amp;[.AE59]&amp;[.AF59]&amp;[.AG59];&quot;&quot;)" office:value-type="string" office:string-value="sarah-look-stick">
            <text:p>sarah-loo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fine specimen of stick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0]&amp;[.H60]&amp;[.I60]&amp;[.J60])&gt;0;[.C60]&amp;&quot;-&quot;&amp;[.D60]&amp;&quot;-&quot;&amp;[.G60]&amp;[.H60]&amp;[.I60]&amp;[.J60];[.C60]&amp;&quot;-&quot;&amp;[.K60]&amp;&quot;-&quot;&amp;[.L60])&amp;IF(LEN([.AD60]&amp;[.AE60]&amp;[.AF60]&amp;[.AG60])&gt;0;&quot;-&quot;&amp;[.AD60]&amp;[.AE60]&amp;[.AF60]&amp;[.AG60];&quot;&quot;)" office:value-type="string" office:string-value="lindsay-handle-stick">
            <text:p>lindsay-handl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1]&amp;[.H61]&amp;[.I61]&amp;[.J61])&gt;0;[.C61]&amp;&quot;-&quot;&amp;[.D61]&amp;&quot;-&quot;&amp;[.G61]&amp;[.H61]&amp;[.I61]&amp;[.J61];[.C61]&amp;&quot;-&quot;&amp;[.K61]&amp;&quot;-&quot;&amp;[.L61])&amp;IF(LEN([.AD61]&amp;[.AE61]&amp;[.AF61]&amp;[.AG61])&gt;0;&quot;-&quot;&amp;[.AD61]&amp;[.AE61]&amp;[.AF61]&amp;[.AG61];&quot;&quot;)" office:value-type="string" office:string-value="johnny-handle-stick">
            <text:p>johnny-handl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ight be fun to smooth it down and make a walking stick. <text:s/>Or stilts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2]&amp;[.H62]&amp;[.I62]&amp;[.J62])&gt;0;[.C62]&amp;&quot;-&quot;&amp;[.D62]&amp;&quot;-&quot;&amp;[.G62]&amp;[.H62]&amp;[.I62]&amp;[.J62];[.C62]&amp;&quot;-&quot;&amp;[.K62]&amp;&quot;-&quot;&amp;[.L62])&amp;IF(LEN([.AD62]&amp;[.AE62]&amp;[.AF62]&amp;[.AG62])&gt;0;&quot;-&quot;&amp;[.AD62]&amp;[.AE62]&amp;[.AF62]&amp;[.AG62];&quot;&quot;)" office:value-type="string" office:string-value="sarah-handle-stick">
            <text:p>sarah-handl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Nice and dry, as firewood should b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3]&amp;[.H63]&amp;[.I63]&amp;[.J63])&gt;0;[.C63]&amp;&quot;-&quot;&amp;[.D63]&amp;&quot;-&quot;&amp;[.G63]&amp;[.H63]&amp;[.I63]&amp;[.J63];[.C63]&amp;&quot;-&quot;&amp;[.K63]&amp;&quot;-&quot;&amp;[.L63])&amp;IF(LEN([.AD63]&amp;[.AE63]&amp;[.AF63]&amp;[.AG63])&gt;0;&quot;-&quot;&amp;[.AD63]&amp;[.AE63]&amp;[.AF63]&amp;[.AG63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118" office:value-type="string">
            <text:p>Value</text:p>
          </table:table-cell>
          <table:table-cell table:style-name="ce118" office:value-type="string">
            <text:p>Variables</text:p>
          </table:table-cell>
          <table:table-cell table:style-name="ce118" office:value-type="string">
            <text:p>numSticks + 1</text:p>
          </table:table-cell>
          <table:table-cell table:style-name="ce126"/>
          <table:table-cell table:style-name="ce126" office:value-type="string">
            <text:p>numSticks</text:p>
          </table:table-cell>
          <table:table-cell table:style-name="ce126"/>
          <table:table-cell/>
          <table:table-cell office:value-type="float" office:value="1">
            <text:p>1</text:p>
          </table:table-cell>
          <table:table-cell/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4]&amp;[.H64]&amp;[.I64]&amp;[.J64])&gt;0;[.C64]&amp;&quot;-&quot;&amp;[.D64]&amp;&quot;-&quot;&amp;[.G64]&amp;[.H64]&amp;[.I64]&amp;[.J64];[.C64]&amp;&quot;-&quot;&amp;[.K64]&amp;&quot;-&quot;&amp;[.L64])&amp;IF(LEN([.AD64]&amp;[.AE64]&amp;[.AF64]&amp;[.AG64])&gt;0;&quot;-&quot;&amp;[.AD64]&amp;[.AE64]&amp;[.AF64]&amp;[.AG64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Value</text:p>
          </table:table-cell>
          <table:table-cell table:style-name="ce118" office:value-type="string">
            <text:p>Variables</text:p>
          </table:table-cell>
          <table:table-cell table:style-name="ce118" office:value-type="string">
            <text:p>numSticks + 1</text:p>
          </table:table-cell>
          <table:table-cell table:style-name="ce126"/>
          <table:table-cell table:style-name="ce126" office:value-type="string">
            <text:p>numSticks</text:p>
          </table:table-cell>
          <table:table-cell table:style-name="ce126"/>
          <table:table-cell/>
          <table:table-cell office:value-type="float" office:value="1">
            <text:p>1</text:p>
          </table:table-cell>
          <table:table-cell/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5]&amp;[.H65]&amp;[.I65]&amp;[.J65])&gt;0;[.C65]&amp;&quot;-&quot;&amp;[.D65]&amp;&quot;-&quot;&amp;[.G65]&amp;[.H65]&amp;[.I65]&amp;[.J65];[.C65]&amp;&quot;-&quot;&amp;[.K65]&amp;&quot;-&quot;&amp;[.L65])&amp;IF(LEN([.AD65]&amp;[.AE65]&amp;[.AF65]&amp;[.AG65])&gt;0;&quot;-&quot;&amp;[.AD65]&amp;[.AE65]&amp;[.AF65]&amp;[.AG65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6]&amp;[.H66]&amp;[.I66]&amp;[.J66])&gt;0;[.C66]&amp;&quot;-&quot;&amp;[.D66]&amp;&quot;-&quot;&amp;[.G66]&amp;[.H66]&amp;[.I66]&amp;[.J66];[.C66]&amp;&quot;-&quot;&amp;[.K66]&amp;&quot;-&quot;&amp;[.L66])&amp;IF(LEN([.AD66]&amp;[.AE66]&amp;[.AF66]&amp;[.AG66])&gt;0;&quot;-&quot;&amp;[.AD66]&amp;[.AE66]&amp;[.AF66]&amp;[.AG66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7]&amp;[.H67]&amp;[.I67]&amp;[.J67])&gt;0;[.C67]&amp;&quot;-&quot;&amp;[.D67]&amp;&quot;-&quot;&amp;[.G67]&amp;[.H67]&amp;[.I67]&amp;[.J67];[.C67]&amp;&quot;-&quot;&amp;[.K67]&amp;&quot;-&quot;&amp;[.L67])&amp;IF(LEN([.AD67]&amp;[.AE67]&amp;[.AF67]&amp;[.AG67])&gt;0;&quot;-&quot;&amp;[.AD67]&amp;[.AE67]&amp;[.AF67]&amp;[.AG67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8]&amp;[.H68]&amp;[.I68]&amp;[.J68])&gt;0;[.C68]&amp;&quot;-&quot;&amp;[.D68]&amp;&quot;-&quot;&amp;[.G68]&amp;[.H68]&amp;[.I68]&amp;[.J68];[.C68]&amp;&quot;-&quot;&amp;[.K68]&amp;&quot;-&quot;&amp;[.L68])&amp;IF(LEN([.AD68]&amp;[.AE68]&amp;[.AF68]&amp;[.AG68])&gt;0;&quot;-&quot;&amp;[.AD68]&amp;[.AE68]&amp;[.AF68]&amp;[.AG68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69]&amp;[.H69]&amp;[.I69]&amp;[.J69])&gt;0;[.C69]&amp;&quot;-&quot;&amp;[.D69]&amp;&quot;-&quot;&amp;[.G69]&amp;[.H69]&amp;[.I69]&amp;[.J69];[.C69]&amp;&quot;-&quot;&amp;[.K69]&amp;&quot;-&quot;&amp;[.L69])&amp;IF(LEN([.AD69]&amp;[.AE69]&amp;[.AF69]&amp;[.AG69])&gt;0;&quot;-&quot;&amp;[.AD69]&amp;[.AE69]&amp;[.AF69]&amp;[.AG69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&amp;IF(LEN([.AD70]&amp;[.AE70]&amp;[.AF70]&amp;[.AG70])&gt;0;&quot;-&quot;&amp;[.AD70]&amp;[.AE70]&amp;[.AF70]&amp;[.AG70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&amp;IF(LEN([.AD71]&amp;[.AE71]&amp;[.AF71]&amp;[.AG71])&gt;0;&quot;-&quot;&amp;[.AD71]&amp;[.AE71]&amp;[.AF71]&amp;[.AG71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&amp;IF(LEN([.AD72]&amp;[.AE72]&amp;[.AF72]&amp;[.AG72])&gt;0;&quot;-&quot;&amp;[.AD72]&amp;[.AE72]&amp;[.AF72]&amp;[.AG72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K73]&amp;&quot;-&quot;&amp;[.L73])&amp;IF(LEN([.AD73]&amp;[.AE73]&amp;[.AF73]&amp;[.AG73])&gt;0;&quot;-&quot;&amp;[.AD73]&amp;[.AE73]&amp;[.AF73]&amp;[.AG73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8" table:number-columns-repeated="3"/>
          <table:table-cell table:style-name="ce126" table:number-columns-repeated="3"/>
          <table:table-cell/>
          <table:table-cell office:value-type="float" office:value="0">
            <text:p>0</text:p>
          </table:table-cell>
          <table:table-cell table:number-columns-repeated="4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K74]&amp;&quot;-&quot;&amp;[.L74])&amp;IF(LEN([.AD74]&amp;[.AE74]&amp;[.AF74]&amp;[.AG74])&gt;0;&quot;-&quot;&amp;[.AD74]&amp;[.AE74]&amp;[.AF74]&amp;[.AG74];&quot;&quot;)" office:value-type="string" office:string-value="DEFAULT-forest-01-#ff0000">
            <text:p>DEFAULT-forest-01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2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&amp;IF(LEN([.AD75]&amp;[.AE75]&amp;[.AF75]&amp;[.AG75])&gt;0;&quot;-&quot;&amp;[.AD75]&amp;[.AE75]&amp;[.AF75]&amp;[.AG75];&quot;&quot;)" office:value-type="string" office:string-value="DEFAULT-forest-02-#ff0000">
            <text:p>DEFAULT-forest-02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3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6]&amp;[.H76]&amp;[.I76]&amp;[.J76])&gt;0;[.C76]&amp;&quot;-&quot;&amp;[.D76]&amp;&quot;-&quot;&amp;[.G76]&amp;[.H76]&amp;[.I76]&amp;[.J76];[.C76]&amp;&quot;-&quot;&amp;[.K76]&amp;&quot;-&quot;&amp;[.L76])&amp;IF(LEN([.AD76]&amp;[.AE76]&amp;[.AF76]&amp;[.AG76])&gt;0;&quot;-&quot;&amp;[.AD76]&amp;[.AE76]&amp;[.AF76]&amp;[.AG76];&quot;&quot;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4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7]&amp;[.H77]&amp;[.I77]&amp;[.J77])&gt;0;[.C77]&amp;&quot;-&quot;&amp;[.D77]&amp;&quot;-&quot;&amp;[.G77]&amp;[.H77]&amp;[.I77]&amp;[.J77];[.C77]&amp;&quot;-&quot;&amp;[.K77]&amp;&quot;-&quot;&amp;[.L77])&amp;IF(LEN([.AD77]&amp;[.AE77]&amp;[.AF77]&amp;[.AG77])&gt;0;&quot;-&quot;&amp;[.AD77]&amp;[.AE77]&amp;[.AF77]&amp;[.AG77];&quot;&quot;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5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&amp;IF(LEN([.AD78]&amp;[.AE78]&amp;[.AF78]&amp;[.AG78])&gt;0;&quot;-&quot;&amp;[.AD78]&amp;[.AE78]&amp;[.AF78]&amp;[.AG78];&quot;&quot;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6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K79]&amp;&quot;-&quot;&amp;[.L79])&amp;IF(LEN([.AD79]&amp;[.AE79]&amp;[.AF79]&amp;[.AG79])&gt;0;&quot;-&quot;&amp;[.AD79]&amp;[.AE79]&amp;[.AF79]&amp;[.AG79];&quot;&quot;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7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K80]&amp;&quot;-&quot;&amp;[.L80])&amp;IF(LEN([.AD80]&amp;[.AE80]&amp;[.AF80]&amp;[.AG80])&gt;0;&quot;-&quot;&amp;[.AD80]&amp;[.AE80]&amp;[.AF80]&amp;[.AG80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K81]&amp;&quot;-&quot;&amp;[.L81])&amp;IF(LEN([.AD81]&amp;[.AE81]&amp;[.AF81]&amp;[.AG81])&gt;0;&quot;-&quot;&amp;[.AD81]&amp;[.AE81]&amp;[.AF81]&amp;[.AG81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2]&amp;[.H82]&amp;[.I82]&amp;[.J82])&gt;0;[.C82]&amp;&quot;-&quot;&amp;[.D82]&amp;&quot;-&quot;&amp;[.G82]&amp;[.H82]&amp;[.I82]&amp;[.J82];[.C82]&amp;&quot;-&quot;&amp;[.K82]&amp;&quot;-&quot;&amp;[.L82])&amp;IF(LEN([.AD82]&amp;[.AE82]&amp;[.AF82]&amp;[.AG82])&gt;0;&quot;-&quot;&amp;[.AD82]&amp;[.AE82]&amp;[.AF82]&amp;[.AG82];&quot;&quot;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6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3]&amp;[.H83]&amp;[.I83]&amp;[.J83])&gt;0;[.C83]&amp;&quot;-&quot;&amp;[.D83]&amp;&quot;-&quot;&amp;[.G83]&amp;[.H83]&amp;[.I83]&amp;[.J83];[.C83]&amp;&quot;-&quot;&amp;[.K83]&amp;&quot;-&quot;&amp;[.L83])&amp;IF(LEN([.AD83]&amp;[.AE83]&amp;[.AF83]&amp;[.AG83])&gt;0;&quot;-&quot;&amp;[.AD83]&amp;[.AE83]&amp;[.AF83]&amp;[.AG83];&quot;&quot;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5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4]&amp;[.H84]&amp;[.I84]&amp;[.J84])&gt;0;[.C84]&amp;&quot;-&quot;&amp;[.D84]&amp;&quot;-&quot;&amp;[.G84]&amp;[.H84]&amp;[.I84]&amp;[.J84];[.C84]&amp;&quot;-&quot;&amp;[.K84]&amp;&quot;-&quot;&amp;[.L84])&amp;IF(LEN([.AD84]&amp;[.AE84]&amp;[.AF84]&amp;[.AG84])&gt;0;&quot;-&quot;&amp;[.AD84]&amp;[.AE84]&amp;[.AF84]&amp;[.AG84];&quot;&quot;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4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&amp;IF(LEN([.AD85]&amp;[.AE85]&amp;[.AF85]&amp;[.AG85])&gt;0;&quot;-&quot;&amp;[.AD85]&amp;[.AE85]&amp;[.AF85]&amp;[.AG85];&quot;&quot;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3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6]&amp;[.H86]&amp;[.I86]&amp;[.J86])&gt;0;[.C86]&amp;&quot;-&quot;&amp;[.D86]&amp;&quot;-&quot;&amp;[.G86]&amp;[.H86]&amp;[.I86]&amp;[.J86];[.C86]&amp;&quot;-&quot;&amp;[.K86]&amp;&quot;-&quot;&amp;[.L86])&amp;IF(LEN([.AD86]&amp;[.AE86]&amp;[.AF86]&amp;[.AG86])&gt;0;&quot;-&quot;&amp;[.AD86]&amp;[.AE86]&amp;[.AF86]&amp;[.AG86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7]&amp;[.H87]&amp;[.I87]&amp;[.J87])&gt;0;[.C87]&amp;&quot;-&quot;&amp;[.D87]&amp;&quot;-&quot;&amp;[.G87]&amp;[.H87]&amp;[.I87]&amp;[.J87];[.C87]&amp;&quot;-&quot;&amp;[.K87]&amp;&quot;-&quot;&amp;[.L87])&amp;IF(LEN([.AD87]&amp;[.AE87]&amp;[.AF87]&amp;[.AG87])&gt;0;&quot;-&quot;&amp;[.AD87]&amp;[.AE87]&amp;[.AF87]&amp;[.AG87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8]&amp;[.H88]&amp;[.I88]&amp;[.J88])&gt;0;[.C88]&amp;&quot;-&quot;&amp;[.D88]&amp;&quot;-&quot;&amp;[.G88]&amp;[.H88]&amp;[.I88]&amp;[.J88];[.C88]&amp;&quot;-&quot;&amp;[.K88]&amp;&quot;-&quot;&amp;[.L88])&amp;IF(LEN([.AD88]&amp;[.AE88]&amp;[.AF88]&amp;[.AG88])&gt;0;&quot;-&quot;&amp;[.AD88]&amp;[.AE88]&amp;[.AF88]&amp;[.AG88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2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K89]&amp;&quot;-&quot;&amp;[.L89])&amp;IF(LEN([.AD89]&amp;[.AE89]&amp;[.AF89]&amp;[.AG89])&gt;0;&quot;-&quot;&amp;[.AD89]&amp;[.AE89]&amp;[.AF89]&amp;[.AG89];&quot;&quot;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1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90]&amp;[.H90]&amp;[.I90]&amp;[.J90])&gt;0;[.C90]&amp;&quot;-&quot;&amp;[.D90]&amp;&quot;-&quot;&amp;[.G90]&amp;[.H90]&amp;[.I90]&amp;[.J90];[.C90]&amp;&quot;-&quot;&amp;[.K90]&amp;&quot;-&quot;&amp;[.L90])&amp;IF(LEN([.AD90]&amp;[.AE90]&amp;[.AF90]&amp;[.AG90])&gt;0;&quot;-&quot;&amp;[.AD90]&amp;[.AE90]&amp;[.AF90]&amp;[.AG90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118" office:value-type="string">
            <text:p>Audio_Filename</text:p>
          </table:table-cell>
          <table:table-cell table:style-name="ce118" office:value-type="string">
            <text:p>Scenes</text:p>
          </table:table-cell>
          <table:table-cell table:style-name="ce118" office:value-type="string">
            <text:p>Aitua-Gray-Forest-Trap</text:p>
          </table:table-cell>
          <table:table-cell table:style-name="ce126" office:value-type="string">
            <text:p>Label</text:p>
          </table:table-cell>
          <table:table-cell table:style-name="ce126" office:value-type="string">
            <text:p>Forest</text:p>
          </table:table-cell>
          <table:table-cell table:style-name="ce126"/>
          <table:table-cell table:number-columns-repeated="5"/>
          <table:table-cell office:value-type="float" office:value="1.25">
            <text:p>1.25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91]&amp;[.H91]&amp;[.I91]&amp;[.J91])&gt;0;[.C91]&amp;&quot;-&quot;&amp;[.D91]&amp;&quot;-&quot;&amp;[.G91]&amp;[.H91]&amp;[.I91]&amp;[.J91];[.C91]&amp;&quot;-&quot;&amp;[.K91]&amp;&quot;-&quot;&amp;[.L91])&amp;IF(LEN([.AD91]&amp;[.AE91]&amp;[.AF91]&amp;[.AG91])&gt;0;&quot;-&quot;&amp;[.AD91]&amp;[.AE91]&amp;[.AF91]&amp;[.AG91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office:value-type="string">
            <text:p>Value</text:p>
          </table:table-cell>
          <table:table-cell table:style-name="ce118" office:value-type="string">
            <text:p>Variables</text:p>
          </table:table-cell>
          <table:table-cell table:style-name="ce118" office:value-type="string">
            <text:p>lost</text:p>
          </table:table-cell>
          <table:table-cell table:style-name="ce126"/>
          <table:table-cell table:style-name="ce126" office:value-type="string">
            <text:p>teamState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K92]&amp;&quot;-&quot;&amp;[.L92])&amp;IF(LEN([.AD92]&amp;[.AE92]&amp;[.AF92]&amp;[.AG92])&gt;0;&quot;-&quot;&amp;[.AD92]&amp;[.AE92]&amp;[.AF92]&amp;[.AG92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Visible</text:p>
          </table:table-cell>
          <table:table-cell table:style-name="ce118" office:value-type="string">
            <text:p>Characters</text:p>
          </table:table-cell>
          <table:table-cell table:style-name="ce118" office:value-type="float" office:value="1">
            <text:p>1</text:p>
          </table:table-cell>
          <table:table-cell table:style-name="ce126"/>
          <table:table-cell table:style-name="ce126" office:value-type="string">
            <text:p>queen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93]&amp;[.H93]&amp;[.I93]&amp;[.J93])&gt;0;[.C93]&amp;&quot;-&quot;&amp;[.D93]&amp;&quot;-&quot;&amp;[.G93]&amp;[.H93]&amp;[.I93]&amp;[.J93];[.C93]&amp;&quot;-&quot;&amp;[.K93]&amp;&quot;-&quot;&amp;[.L93])&amp;IF(LEN([.AD93]&amp;[.AE93]&amp;[.AF93]&amp;[.AG93])&gt;0;&quot;-&quot;&amp;[.AD93]&amp;[.AE93]&amp;[.AF93]&amp;[.AG93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5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94]&amp;[.H94]&amp;[.I94]&amp;[.J94])&gt;0;[.C94]&amp;&quot;-&quot;&amp;[.D94]&amp;&quot;-&quot;&amp;[.G94]&amp;[.H94]&amp;[.I94]&amp;[.J94];[.C94]&amp;&quot;-&quot;&amp;[.K94]&amp;&quot;-&quot;&amp;[.L94])&amp;IF(LEN([.AD94]&amp;[.AE94]&amp;[.AF94]&amp;[.AG94])&gt;0;&quot;-&quot;&amp;[.AD94]&amp;[.AE94]&amp;[.AF94]&amp;[.AG94];&quot;&quot;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95]&amp;[.H95]&amp;[.I95]&amp;[.J95])&gt;0;[.C95]&amp;&quot;-&quot;&amp;[.D95]&amp;&quot;-&quot;&amp;[.G95]&amp;[.H95]&amp;[.I95]&amp;[.J95];[.C95]&amp;&quot;-&quot;&amp;[.K95]&amp;&quot;-&quot;&amp;[.L95])&amp;IF(LEN([.AD95]&amp;[.AE95]&amp;[.AF95]&amp;[.AG95])&gt;0;&quot;-&quot;&amp;[.AD95]&amp;[.AE95]&amp;[.AF95]&amp;[.AG95];&quot;&quot;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96]&amp;[.H96]&amp;[.I96]&amp;[.J96])&gt;0;[.C96]&amp;&quot;-&quot;&amp;[.D96]&amp;&quot;-&quot;&amp;[.G96]&amp;[.H96]&amp;[.I96]&amp;[.J96];[.C96]&amp;&quot;-&quot;&amp;[.K96]&amp;&quot;-&quot;&amp;[.L96])&amp;IF(LEN([.AD96]&amp;[.AE96]&amp;[.AF96]&amp;[.AG96])&gt;0;&quot;-&quot;&amp;[.AD96]&amp;[.AE96]&amp;[.AF96]&amp;[.AG96];&quot;&quot;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97]&amp;[.H97]&amp;[.I97]&amp;[.J97])&gt;0;[.C97]&amp;&quot;-&quot;&amp;[.D97]&amp;&quot;-&quot;&amp;[.G97]&amp;[.H97]&amp;[.I97]&amp;[.J97];[.C97]&amp;&quot;-&quot;&amp;[.K97]&amp;&quot;-&quot;&amp;[.L97])&amp;IF(LEN([.AD97]&amp;[.AE97]&amp;[.AF97]&amp;[.AG97])&gt;0;&quot;-&quot;&amp;[.AD97]&amp;[.AE97]&amp;[.AF97]&amp;[.AG97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98]&amp;[.H98]&amp;[.I98]&amp;[.J98])&gt;0;[.C98]&amp;&quot;-&quot;&amp;[.D98]&amp;&quot;-&quot;&amp;[.G98]&amp;[.H98]&amp;[.I98]&amp;[.J98];[.C98]&amp;&quot;-&quot;&amp;[.K98]&amp;&quot;-&quot;&amp;[.L98])&amp;IF(LEN([.AD98]&amp;[.AE98]&amp;[.AF98]&amp;[.AG98])&gt;0;&quot;-&quot;&amp;[.AD98]&amp;[.AE98]&amp;[.AF98]&amp;[.AG98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99]&amp;[.H99]&amp;[.I99]&amp;[.J99])&gt;0;[.C99]&amp;&quot;-&quot;&amp;[.D99]&amp;&quot;-&quot;&amp;[.G99]&amp;[.H99]&amp;[.I99]&amp;[.J99];[.C99]&amp;&quot;-&quot;&amp;[.K99]&amp;&quot;-&quot;&amp;[.L99])&amp;IF(LEN([.AD99]&amp;[.AE99]&amp;[.AF99]&amp;[.AG99])&gt;0;&quot;-&quot;&amp;[.AD99]&amp;[.AE99]&amp;[.AF99]&amp;[.AG99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just get the firewood and get back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0]&amp;[.H100]&amp;[.I100]&amp;[.J100])&gt;0;[.C100]&amp;&quot;-&quot;&amp;[.D100]&amp;&quot;-&quot;&amp;[.G100]&amp;[.H100]&amp;[.I100]&amp;[.J100];[.C100]&amp;&quot;-&quot;&amp;[.K100]&amp;&quot;-&quot;&amp;[.L100])&amp;IF(LEN([.AD100]&amp;[.AE100]&amp;[.AF100]&amp;[.AG100])&gt;0;&quot;-&quot;&amp;[.AD100]&amp;[.AE100]&amp;[.AF100]&amp;[.AG100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1]&amp;[.H101]&amp;[.I101]&amp;[.J101])&gt;0;[.C101]&amp;&quot;-&quot;&amp;[.D101]&amp;&quot;-&quot;&amp;[.G101]&amp;[.H101]&amp;[.I101]&amp;[.J101];[.C101]&amp;&quot;-&quot;&amp;[.K101]&amp;&quot;-&quot;&amp;[.L101])&amp;IF(LEN([.AD101]&amp;[.AE101]&amp;[.AF101]&amp;[.AG101])&gt;0;&quot;-&quot;&amp;[.AD101]&amp;[.AE101]&amp;[.AF101]&amp;[.AG101];&quot;&quot;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2]&amp;[.H102]&amp;[.I102]&amp;[.J102])&gt;0;[.C102]&amp;&quot;-&quot;&amp;[.D102]&amp;&quot;-&quot;&amp;[.G102]&amp;[.H102]&amp;[.I102]&amp;[.J102];[.C102]&amp;&quot;-&quot;&amp;[.K102]&amp;&quot;-&quot;&amp;[.L102])&amp;IF(LEN([.AD102]&amp;[.AE102]&amp;[.AF102]&amp;[.AG102])&gt;0;&quot;-&quot;&amp;[.AD102]&amp;[.AE102]&amp;[.AF102]&amp;[.AG102];&quot;&quot;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3]&amp;[.H103]&amp;[.I103]&amp;[.J103])&gt;0;[.C103]&amp;&quot;-&quot;&amp;[.D103]&amp;&quot;-&quot;&amp;[.G103]&amp;[.H103]&amp;[.I103]&amp;[.J103];[.C103]&amp;&quot;-&quot;&amp;[.K103]&amp;&quot;-&quot;&amp;[.L103])&amp;IF(LEN([.AD103]&amp;[.AE103]&amp;[.AF103]&amp;[.AG103])&gt;0;&quot;-&quot;&amp;[.AD103]&amp;[.AE103]&amp;[.AF103]&amp;[.AG103];&quot;&quot;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4]&amp;[.H104]&amp;[.I104]&amp;[.J104])&gt;0;[.C104]&amp;&quot;-&quot;&amp;[.D104]&amp;&quot;-&quot;&amp;[.G104]&amp;[.H104]&amp;[.I104]&amp;[.J104];[.C104]&amp;&quot;-&quot;&amp;[.K104]&amp;&quot;-&quot;&amp;[.L104])&amp;IF(LEN([.AD104]&amp;[.AE104]&amp;[.AF104]&amp;[.AG104])&gt;0;&quot;-&quot;&amp;[.AD104]&amp;[.AE104]&amp;[.AF104]&amp;[.AG104];&quot;&quot;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5]&amp;[.H105]&amp;[.I105]&amp;[.J105])&gt;0;[.C105]&amp;&quot;-&quot;&amp;[.D105]&amp;&quot;-&quot;&amp;[.G105]&amp;[.H105]&amp;[.I105]&amp;[.J105];[.C105]&amp;&quot;-&quot;&amp;[.K105]&amp;&quot;-&quot;&amp;[.L105])&amp;IF(LEN([.AD105]&amp;[.AE105]&amp;[.AF105]&amp;[.AG105])&gt;0;&quot;-&quot;&amp;[.AD105]&amp;[.AE105]&amp;[.AF105]&amp;[.AG105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6]&amp;[.H106]&amp;[.I106]&amp;[.J106])&gt;0;[.C106]&amp;&quot;-&quot;&amp;[.D106]&amp;&quot;-&quot;&amp;[.G106]&amp;[.H106]&amp;[.I106]&amp;[.J106];[.C106]&amp;&quot;-&quot;&amp;[.K106]&amp;&quot;-&quot;&amp;[.L106])&amp;IF(LEN([.AD106]&amp;[.AE106]&amp;[.AF106]&amp;[.AG106])&gt;0;&quot;-&quot;&amp;[.AD106]&amp;[.AE106]&amp;[.AF106]&amp;[.AG106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7]&amp;[.H107]&amp;[.I107]&amp;[.J107])&gt;0;[.C107]&amp;&quot;-&quot;&amp;[.D107]&amp;&quot;-&quot;&amp;[.G107]&amp;[.H107]&amp;[.I107]&amp;[.J107];[.C107]&amp;&quot;-&quot;&amp;[.K107]&amp;&quot;-&quot;&amp;[.L107])&amp;IF(LEN([.AD107]&amp;[.AE107]&amp;[.AF107]&amp;[.AG107])&gt;0;&quot;-&quot;&amp;[.AD107]&amp;[.AE107]&amp;[.AF107]&amp;[.AG107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8]&amp;[.H108]&amp;[.I108]&amp;[.J108])&gt;0;[.C108]&amp;&quot;-&quot;&amp;[.D108]&amp;&quot;-&quot;&amp;[.G108]&amp;[.H108]&amp;[.I108]&amp;[.J108];[.C108]&amp;&quot;-&quot;&amp;[.K108]&amp;&quot;-&quot;&amp;[.L108])&amp;IF(LEN([.AD108]&amp;[.AE108]&amp;[.AF108]&amp;[.AG108])&gt;0;&quot;-&quot;&amp;[.AD108]&amp;[.AE108]&amp;[.AF108]&amp;[.AG108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K109]&amp;&quot;-&quot;&amp;[.L109])&amp;IF(LEN([.AD109]&amp;[.AE109]&amp;[.AF109]&amp;[.AG109])&gt;0;&quot;-&quot;&amp;[.AD109]&amp;[.AE109]&amp;[.AF109]&amp;[.AG109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K110]&amp;&quot;-&quot;&amp;[.L110])&amp;IF(LEN([.AD110]&amp;[.AE110]&amp;[.AF110]&amp;[.AG110])&gt;0;&quot;-&quot;&amp;[.AD110]&amp;[.AE110]&amp;[.AF110]&amp;[.AG110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table:formula="of:=IF(LEN([.G116]&amp;[.H116]&amp;[.I116]&amp;[.J116])&gt;0;[.C116]&amp;&quot;-&quot;&amp;[.D116]&amp;&quot;-&quot;&amp;[.G116]&amp;[.H116]&amp;[.I116]&amp;[.J116];[.C116]&amp;&quot;-&quot;&amp;[.K116]&amp;&quot;-&quot;&amp;[.L116])&amp;IF(LEN([.AD116]&amp;[.AE116]&amp;[.AF116]&amp;[.AG116])&gt;0;&quot;-&quot;&amp;[.AD116]&amp;[.AE116]&amp;[.AF116]&amp;[.AG116];&quot;&quot;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17]&amp;[.H117]&amp;[.I117]&amp;[.J117])&gt;0;[.C117]&amp;&quot;-&quot;&amp;[.D117]&amp;&quot;-&quot;&amp;[.G117]&amp;[.H117]&amp;[.I117]&amp;[.J117];[.C117]&amp;&quot;-&quot;&amp;[.K117]&amp;&quot;-&quot;&amp;[.L117])&amp;IF(LEN([.AD117]&amp;[.AE117]&amp;[.AF117]&amp;[.AG117])&gt;0;&quot;-&quot;&amp;[.AD117]&amp;[.AE117]&amp;[.AF117]&amp;[.AG117];&quot;&quot;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18]&amp;[.H118]&amp;[.I118]&amp;[.J118])&gt;0;[.C118]&amp;&quot;-&quot;&amp;[.D118]&amp;&quot;-&quot;&amp;[.G118]&amp;[.H118]&amp;[.I118]&amp;[.J118];[.C118]&amp;&quot;-&quot;&amp;[.K118]&amp;&quot;-&quot;&amp;[.L118])&amp;IF(LEN([.AD118]&amp;[.AE118]&amp;[.AF118]&amp;[.AG118])&gt;0;&quot;-&quot;&amp;[.AD118]&amp;[.AE118]&amp;[.AF118]&amp;[.AG118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19]&amp;[.H119]&amp;[.I119]&amp;[.J119])&gt;0;[.C119]&amp;&quot;-&quot;&amp;[.D119]&amp;&quot;-&quot;&amp;[.G119]&amp;[.H119]&amp;[.I119]&amp;[.J119];[.C119]&amp;&quot;-&quot;&amp;[.K119]&amp;&quot;-&quot;&amp;[.L119])&amp;IF(LEN([.AD119]&amp;[.AE119]&amp;[.AF119]&amp;[.AG119])&gt;0;&quot;-&quot;&amp;[.AD119]&amp;[.AE119]&amp;[.AF119]&amp;[.AG119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0]&amp;[.H120]&amp;[.I120]&amp;[.J120])&gt;0;[.C120]&amp;&quot;-&quot;&amp;[.D120]&amp;&quot;-&quot;&amp;[.G120]&amp;[.H120]&amp;[.I120]&amp;[.J120];[.C120]&amp;&quot;-&quot;&amp;[.K120]&amp;&quot;-&quot;&amp;[.L120])&amp;IF(LEN([.AD120]&amp;[.AE120]&amp;[.AF120]&amp;[.AG120])&gt;0;&quot;-&quot;&amp;[.AD120]&amp;[.AE120]&amp;[.AF120]&amp;[.AG120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1]&amp;[.H121]&amp;[.I121]&amp;[.J121])&gt;0;[.C121]&amp;&quot;-&quot;&amp;[.D121]&amp;&quot;-&quot;&amp;[.G121]&amp;[.H121]&amp;[.I121]&amp;[.J121];[.C121]&amp;&quot;-&quot;&amp;[.K121]&amp;&quot;-&quot;&amp;[.L121])&amp;IF(LEN([.AD121]&amp;[.AE121]&amp;[.AF121]&amp;[.AG121])&gt;0;&quot;-&quot;&amp;[.AD121]&amp;[.AE121]&amp;[.AF121]&amp;[.AG121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2]&amp;[.H122]&amp;[.I122]&amp;[.J122])&gt;0;[.C122]&amp;&quot;-&quot;&amp;[.D122]&amp;&quot;-&quot;&amp;[.G122]&amp;[.H122]&amp;[.I122]&amp;[.J122];[.C122]&amp;&quot;-&quot;&amp;[.K122]&amp;&quot;-&quot;&amp;[.L122])&amp;IF(LEN([.AD122]&amp;[.AE122]&amp;[.AF122]&amp;[.AG122])&gt;0;&quot;-&quot;&amp;[.AD122]&amp;[.AE122]&amp;[.AF122]&amp;[.AG122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3]&amp;[.H123]&amp;[.I123]&amp;[.J123])&gt;0;[.C123]&amp;&quot;-&quot;&amp;[.D123]&amp;&quot;-&quot;&amp;[.G123]&amp;[.H123]&amp;[.I123]&amp;[.J123];[.C123]&amp;&quot;-&quot;&amp;[.K123]&amp;&quot;-&quot;&amp;[.L123])&amp;IF(LEN([.AD123]&amp;[.AE123]&amp;[.AF123]&amp;[.AG123])&gt;0;&quot;-&quot;&amp;[.AD123]&amp;[.AE123]&amp;[.AF123]&amp;[.AG123];&quot;&quot;)" office:value-type="string" office:string-value="lindsay-look-forest-03">
            <text:p>lindsay-loo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Do mine eyes deceive me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4]&amp;[.H124]&amp;[.I124]&amp;[.J124])&gt;0;[.C124]&amp;&quot;-&quot;&amp;[.D124]&amp;&quot;-&quot;&amp;[.G124]&amp;[.H124]&amp;[.I124]&amp;[.J124];[.C124]&amp;&quot;-&quot;&amp;[.K124]&amp;&quot;-&quot;&amp;[.L124])&amp;IF(LEN([.AD124]&amp;[.AE124]&amp;[.AF124]&amp;[.AG124])&gt;0;&quot;-&quot;&amp;[.AD124]&amp;[.AE124]&amp;[.AF124]&amp;[.AG124];&quot;&quot;)" office:value-type="string" office:string-value="johnny-look-forest-03">
            <text:p>johnny-loo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rees, trees, more trees... and something els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5]&amp;[.H125]&amp;[.I125]&amp;[.J125])&gt;0;[.C125]&amp;&quot;-&quot;&amp;[.D125]&amp;&quot;-&quot;&amp;[.G125]&amp;[.H125]&amp;[.I125]&amp;[.J125];[.C125]&amp;&quot;-&quot;&amp;[.K125]&amp;&quot;-&quot;&amp;[.L125])&amp;IF(LEN([.AD125]&amp;[.AE125]&amp;[.AF125]&amp;[.AG125])&gt;0;&quot;-&quot;&amp;[.AD125]&amp;[.AE125]&amp;[.AF125]&amp;[.AG125];&quot;&quot;)" office:value-type="string" office:string-value="sarah-look-forest-03">
            <text:p>sarah-loo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really dark out, now. <text:s/>I think I see something, thoug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&amp;IF(LEN([.AD126]&amp;[.AE126]&amp;[.AF126]&amp;[.AG126])&gt;0;&quot;-&quot;&amp;[.AD126]&amp;[.AE126]&amp;[.AF126]&amp;[.AG126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7]&amp;[.H127]&amp;[.I127]&amp;[.J127])&gt;0;[.C127]&amp;&quot;-&quot;&amp;[.D127]&amp;&quot;-&quot;&amp;[.G127]&amp;[.H127]&amp;[.I127]&amp;[.J127];[.C127]&amp;&quot;-&quot;&amp;[.K127]&amp;&quot;-&quot;&amp;[.L127])&amp;IF(LEN([.AD127]&amp;[.AE127]&amp;[.AF127]&amp;[.AG127])&gt;0;&quot;-&quot;&amp;[.AD127]&amp;[.AE127]&amp;[.AF127]&amp;[.AG127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8]&amp;[.H128]&amp;[.I128]&amp;[.J128])&gt;0;[.C128]&amp;&quot;-&quot;&amp;[.D128]&amp;&quot;-&quot;&amp;[.G128]&amp;[.H128]&amp;[.I128]&amp;[.J128];[.C128]&amp;&quot;-&quot;&amp;[.K128]&amp;&quot;-&quot;&amp;[.L128])&amp;IF(LEN([.AD128]&amp;[.AE128]&amp;[.AF128]&amp;[.AG128])&gt;0;&quot;-&quot;&amp;[.AD128]&amp;[.AE128]&amp;[.AF128]&amp;[.AG128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29]&amp;[.H129]&amp;[.I129]&amp;[.J129])&gt;0;[.C129]&amp;&quot;-&quot;&amp;[.D129]&amp;&quot;-&quot;&amp;[.G129]&amp;[.H129]&amp;[.I129]&amp;[.J129];[.C129]&amp;&quot;-&quot;&amp;[.K129]&amp;&quot;-&quot;&amp;[.L129])&amp;IF(LEN([.AD129]&amp;[.AE129]&amp;[.AF129]&amp;[.AG129])&gt;0;&quot;-&quot;&amp;[.AD129]&amp;[.AE129]&amp;[.AF129]&amp;[.AG129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0]&amp;[.H130]&amp;[.I130]&amp;[.J130])&gt;0;[.C130]&amp;&quot;-&quot;&amp;[.D130]&amp;&quot;-&quot;&amp;[.G130]&amp;[.H130]&amp;[.I130]&amp;[.J130];[.C130]&amp;&quot;-&quot;&amp;[.K130]&amp;&quot;-&quot;&amp;[.L130])&amp;IF(LEN([.AD130]&amp;[.AE130]&amp;[.AF130]&amp;[.AG130])&gt;0;&quot;-&quot;&amp;[.AD130]&amp;[.AE130]&amp;[.AF130]&amp;[.AG130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1]&amp;[.H131]&amp;[.I131]&amp;[.J131])&gt;0;[.C131]&amp;&quot;-&quot;&amp;[.D131]&amp;&quot;-&quot;&amp;[.G131]&amp;[.H131]&amp;[.I131]&amp;[.J131];[.C131]&amp;&quot;-&quot;&amp;[.K131]&amp;&quot;-&quot;&amp;[.L131])&amp;IF(LEN([.AD131]&amp;[.AE131]&amp;[.AF131]&amp;[.AG131])&gt;0;&quot;-&quot;&amp;[.AD131]&amp;[.AE131]&amp;[.AF131]&amp;[.AG131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2]&amp;[.H132]&amp;[.I132]&amp;[.J132])&gt;0;[.C132]&amp;&quot;-&quot;&amp;[.D132]&amp;&quot;-&quot;&amp;[.G132]&amp;[.H132]&amp;[.I132]&amp;[.J132];[.C132]&amp;&quot;-&quot;&amp;[.K132]&amp;&quot;-&quot;&amp;[.L132])&amp;IF(LEN([.AD132]&amp;[.AE132]&amp;[.AF132]&amp;[.AG132])&gt;0;&quot;-&quot;&amp;[.AD132]&amp;[.AE132]&amp;[.AF132]&amp;[.AG132];&quot;&quot;)" office:value-type="string" office:string-value="DEFAULT-use-stick-lindsay">
            <text:p>DEFAULT-use-stic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3]&amp;[.H133]&amp;[.I133]&amp;[.J133])&gt;0;[.C133]&amp;&quot;-&quot;&amp;[.D133]&amp;&quot;-&quot;&amp;[.G133]&amp;[.H133]&amp;[.I133]&amp;[.J133];[.C133]&amp;&quot;-&quot;&amp;[.K133]&amp;&quot;-&quot;&amp;[.L133])&amp;IF(LEN([.AD133]&amp;[.AE133]&amp;[.AF133]&amp;[.AG133])&gt;0;&quot;-&quot;&amp;[.AD133]&amp;[.AE133]&amp;[.AF133]&amp;[.AG133];&quot;&quot;)" office:value-type="string" office:string-value="DEFAULT-use-stick-johnny">
            <text:p>DEFAULT-use-stic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4]&amp;[.H134]&amp;[.I134]&amp;[.J134])&gt;0;[.C134]&amp;&quot;-&quot;&amp;[.D134]&amp;&quot;-&quot;&amp;[.G134]&amp;[.H134]&amp;[.I134]&amp;[.J134];[.C134]&amp;&quot;-&quot;&amp;[.K134]&amp;&quot;-&quot;&amp;[.L134])&amp;IF(LEN([.AD134]&amp;[.AE134]&amp;[.AF134]&amp;[.AG134])&gt;0;&quot;-&quot;&amp;[.AD134]&amp;[.AE134]&amp;[.AF134]&amp;[.AG134];&quot;&quot;)" office:value-type="string" office:string-value="DEFAULT-use-stick-sarah">
            <text:p>DEFAULT-use-stic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5]&amp;[.H135]&amp;[.I135]&amp;[.J135])&gt;0;[.C135]&amp;&quot;-&quot;&amp;[.D135]&amp;&quot;-&quot;&amp;[.G135]&amp;[.H135]&amp;[.I135]&amp;[.J135];[.C135]&amp;&quot;-&quot;&amp;[.K135]&amp;&quot;-&quot;&amp;[.L135])&amp;IF(LEN([.AD135]&amp;[.AE135]&amp;[.AF135]&amp;[.AG135])&gt;0;&quot;-&quot;&amp;[.AD135]&amp;[.AE135]&amp;[.AF135]&amp;[.AG135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6]&amp;[.H136]&amp;[.I136]&amp;[.J136])&gt;0;[.C136]&amp;&quot;-&quot;&amp;[.D136]&amp;&quot;-&quot;&amp;[.G136]&amp;[.H136]&amp;[.I136]&amp;[.J136];[.C136]&amp;&quot;-&quot;&amp;[.K136]&amp;&quot;-&quot;&amp;[.L136])&amp;IF(LEN([.AD136]&amp;[.AE136]&amp;[.AF136]&amp;[.AG136])&gt;0;&quot;-&quot;&amp;[.AD136]&amp;[.AE136]&amp;[.AF136]&amp;[.AG136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lllmost..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7]&amp;[.H137]&amp;[.I137]&amp;[.J137])&gt;0;[.C137]&amp;&quot;-&quot;&amp;[.D137]&amp;&quot;-&quot;&amp;[.G137]&amp;[.H137]&amp;[.I137]&amp;[.J137];[.C137]&amp;&quot;-&quot;&amp;[.K137]&amp;&quot;-&quot;&amp;[.L137])&amp;IF(LEN([.AD137]&amp;[.AE137]&amp;[.AF137]&amp;[.AG137])&gt;0;&quot;-&quot;&amp;[.AD137]&amp;[.AE137]&amp;[.AF137]&amp;[.AG137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8]&amp;[.H138]&amp;[.I138]&amp;[.J138])&gt;0;[.C138]&amp;&quot;-&quot;&amp;[.D138]&amp;&quot;-&quot;&amp;[.G138]&amp;[.H138]&amp;[.I138]&amp;[.J138];[.C138]&amp;&quot;-&quot;&amp;[.K138]&amp;&quot;-&quot;&amp;[.L138])&amp;IF(LEN([.AD138]&amp;[.AE138]&amp;[.AF138]&amp;[.AG138])&gt;0;&quot;-&quot;&amp;[.AD138]&amp;[.AE138]&amp;[.AF138]&amp;[.AG138];&quot;&quot;)" office:value-type="string" office:string-value="lindsay-handle-forest-01">
            <text:p>lindsay-handle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39]&amp;[.H139]&amp;[.I139]&amp;[.J139])&gt;0;[.C139]&amp;&quot;-&quot;&amp;[.D139]&amp;&quot;-&quot;&amp;[.G139]&amp;[.H139]&amp;[.I139]&amp;[.J139];[.C139]&amp;&quot;-&quot;&amp;[.K139]&amp;&quot;-&quot;&amp;[.L139])&amp;IF(LEN([.AD139]&amp;[.AE139]&amp;[.AF139]&amp;[.AG139])&gt;0;&quot;-&quot;&amp;[.AD139]&amp;[.AE139]&amp;[.AF139]&amp;[.AG139];&quot;&quot;)" office:value-type="string" office:string-value="lindsay-handle-forest-02">
            <text:p>lindsay-handle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0]&amp;[.H140]&amp;[.I140]&amp;[.J140])&gt;0;[.C140]&amp;&quot;-&quot;&amp;[.D140]&amp;&quot;-&quot;&amp;[.G140]&amp;[.H140]&amp;[.I140]&amp;[.J140];[.C140]&amp;&quot;-&quot;&amp;[.K140]&amp;&quot;-&quot;&amp;[.L140])&amp;IF(LEN([.AD140]&amp;[.AE140]&amp;[.AF140]&amp;[.AG140])&gt;0;&quot;-&quot;&amp;[.AD140]&amp;[.AE140]&amp;[.AF140]&amp;[.AG140];&quot;&quot;)" office:value-type="string" office:string-value="lindsay-handle-forest-03">
            <text:p>lindsay-handle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1]&amp;[.H141]&amp;[.I141]&amp;[.J141])&gt;0;[.C141]&amp;&quot;-&quot;&amp;[.D141]&amp;&quot;-&quot;&amp;[.G141]&amp;[.H141]&amp;[.I141]&amp;[.J141];[.C141]&amp;&quot;-&quot;&amp;[.K141]&amp;&quot;-&quot;&amp;[.L141])&amp;IF(LEN([.AD141]&amp;[.AE141]&amp;[.AF141]&amp;[.AG141])&gt;0;&quot;-&quot;&amp;[.AD141]&amp;[.AE141]&amp;[.AF141]&amp;[.AG141];&quot;&quot;)" office:value-type="string" office:string-value="lindsay-handle-forest-04">
            <text:p>lindsay-handle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2]&amp;[.H142]&amp;[.I142]&amp;[.J142])&gt;0;[.C142]&amp;&quot;-&quot;&amp;[.D142]&amp;&quot;-&quot;&amp;[.G142]&amp;[.H142]&amp;[.I142]&amp;[.J142];[.C142]&amp;&quot;-&quot;&amp;[.K142]&amp;&quot;-&quot;&amp;[.L142])&amp;IF(LEN([.AD142]&amp;[.AE142]&amp;[.AF142]&amp;[.AG142])&gt;0;&quot;-&quot;&amp;[.AD142]&amp;[.AE142]&amp;[.AF142]&amp;[.AG142];&quot;&quot;)" office:value-type="string" office:string-value="lindsay-handle-forest-05">
            <text:p>lindsay-handle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3]&amp;[.H143]&amp;[.I143]&amp;[.J143])&gt;0;[.C143]&amp;&quot;-&quot;&amp;[.D143]&amp;&quot;-&quot;&amp;[.G143]&amp;[.H143]&amp;[.I143]&amp;[.J143];[.C143]&amp;&quot;-&quot;&amp;[.K143]&amp;&quot;-&quot;&amp;[.L143])&amp;IF(LEN([.AD143]&amp;[.AE143]&amp;[.AF143]&amp;[.AG143])&gt;0;&quot;-&quot;&amp;[.AD143]&amp;[.AE143]&amp;[.AF143]&amp;[.AG143];&quot;&quot;)" office:value-type="string" office:string-value="lindsay-handle-forest-06">
            <text:p>lindsay-handle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4]&amp;[.H144]&amp;[.I144]&amp;[.J144])&gt;0;[.C144]&amp;&quot;-&quot;&amp;[.D144]&amp;&quot;-&quot;&amp;[.G144]&amp;[.H144]&amp;[.I144]&amp;[.J144];[.C144]&amp;&quot;-&quot;&amp;[.K144]&amp;&quot;-&quot;&amp;[.L144])&amp;IF(LEN([.AD144]&amp;[.AE144]&amp;[.AF144]&amp;[.AG144])&gt;0;&quot;-&quot;&amp;[.AD144]&amp;[.AE144]&amp;[.AF144]&amp;[.AG144];&quot;&quot;)" office:value-type="string" office:string-value="lindsay-handle-forest-07">
            <text:p>lindsay-handle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5]&amp;[.H145]&amp;[.I145]&amp;[.J145])&gt;0;[.C145]&amp;&quot;-&quot;&amp;[.D145]&amp;&quot;-&quot;&amp;[.G145]&amp;[.H145]&amp;[.I145]&amp;[.J145];[.C145]&amp;&quot;-&quot;&amp;[.K145]&amp;&quot;-&quot;&amp;[.L145])&amp;IF(LEN([.AD145]&amp;[.AE145]&amp;[.AF145]&amp;[.AG145])&gt;0;&quot;-&quot;&amp;[.AD145]&amp;[.AE145]&amp;[.AF145]&amp;[.AG145];&quot;&quot;)" office:value-type="string" office:string-value="johnny-handle-forest-01">
            <text:p>johnny-handle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6]&amp;[.H146]&amp;[.I146]&amp;[.J146])&gt;0;[.C146]&amp;&quot;-&quot;&amp;[.D146]&amp;&quot;-&quot;&amp;[.G146]&amp;[.H146]&amp;[.I146]&amp;[.J146];[.C146]&amp;&quot;-&quot;&amp;[.K146]&amp;&quot;-&quot;&amp;[.L146])&amp;IF(LEN([.AD146]&amp;[.AE146]&amp;[.AF146]&amp;[.AG146])&gt;0;&quot;-&quot;&amp;[.AD146]&amp;[.AE146]&amp;[.AF146]&amp;[.AG146];&quot;&quot;)" office:value-type="string" office:string-value="johnny-handle-forest-02">
            <text:p>johnny-handle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7]&amp;[.H147]&amp;[.I147]&amp;[.J147])&gt;0;[.C147]&amp;&quot;-&quot;&amp;[.D147]&amp;&quot;-&quot;&amp;[.G147]&amp;[.H147]&amp;[.I147]&amp;[.J147];[.C147]&amp;&quot;-&quot;&amp;[.K147]&amp;&quot;-&quot;&amp;[.L147])&amp;IF(LEN([.AD147]&amp;[.AE147]&amp;[.AF147]&amp;[.AG147])&gt;0;&quot;-&quot;&amp;[.AD147]&amp;[.AE147]&amp;[.AF147]&amp;[.AG147];&quot;&quot;)" office:value-type="string" office:string-value="johnny-handle-forest-03">
            <text:p>johnny-handle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8]&amp;[.H148]&amp;[.I148]&amp;[.J148])&gt;0;[.C148]&amp;&quot;-&quot;&amp;[.D148]&amp;&quot;-&quot;&amp;[.G148]&amp;[.H148]&amp;[.I148]&amp;[.J148];[.C148]&amp;&quot;-&quot;&amp;[.K148]&amp;&quot;-&quot;&amp;[.L148])&amp;IF(LEN([.AD148]&amp;[.AE148]&amp;[.AF148]&amp;[.AG148])&gt;0;&quot;-&quot;&amp;[.AD148]&amp;[.AE148]&amp;[.AF148]&amp;[.AG148];&quot;&quot;)" office:value-type="string" office:string-value="johnny-handle-forest-04">
            <text:p>johnny-handle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49]&amp;[.H149]&amp;[.I149]&amp;[.J149])&gt;0;[.C149]&amp;&quot;-&quot;&amp;[.D149]&amp;&quot;-&quot;&amp;[.G149]&amp;[.H149]&amp;[.I149]&amp;[.J149];[.C149]&amp;&quot;-&quot;&amp;[.K149]&amp;&quot;-&quot;&amp;[.L149])&amp;IF(LEN([.AD149]&amp;[.AE149]&amp;[.AF149]&amp;[.AG149])&gt;0;&quot;-&quot;&amp;[.AD149]&amp;[.AE149]&amp;[.AF149]&amp;[.AG149];&quot;&quot;)" office:value-type="string" office:string-value="johnny-handle-forest-05">
            <text:p>johnny-handle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0]&amp;[.H150]&amp;[.I150]&amp;[.J150])&gt;0;[.C150]&amp;&quot;-&quot;&amp;[.D150]&amp;&quot;-&quot;&amp;[.G150]&amp;[.H150]&amp;[.I150]&amp;[.J150];[.C150]&amp;&quot;-&quot;&amp;[.K150]&amp;&quot;-&quot;&amp;[.L150])&amp;IF(LEN([.AD150]&amp;[.AE150]&amp;[.AF150]&amp;[.AG150])&gt;0;&quot;-&quot;&amp;[.AD150]&amp;[.AE150]&amp;[.AF150]&amp;[.AG150];&quot;&quot;)" office:value-type="string" office:string-value="johnny-handle-forest-06">
            <text:p>johnny-handle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1]&amp;[.H151]&amp;[.I151]&amp;[.J151])&gt;0;[.C151]&amp;&quot;-&quot;&amp;[.D151]&amp;&quot;-&quot;&amp;[.G151]&amp;[.H151]&amp;[.I151]&amp;[.J151];[.C151]&amp;&quot;-&quot;&amp;[.K151]&amp;&quot;-&quot;&amp;[.L151])&amp;IF(LEN([.AD151]&amp;[.AE151]&amp;[.AF151]&amp;[.AG151])&gt;0;&quot;-&quot;&amp;[.AD151]&amp;[.AE151]&amp;[.AF151]&amp;[.AG151];&quot;&quot;)" office:value-type="string" office:string-value="johnny-handle-forest-07">
            <text:p>johnny-handle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2]&amp;[.H152]&amp;[.I152]&amp;[.J152])&gt;0;[.C152]&amp;&quot;-&quot;&amp;[.D152]&amp;&quot;-&quot;&amp;[.G152]&amp;[.H152]&amp;[.I152]&amp;[.J152];[.C152]&amp;&quot;-&quot;&amp;[.K152]&amp;&quot;-&quot;&amp;[.L152])&amp;IF(LEN([.AD152]&amp;[.AE152]&amp;[.AF152]&amp;[.AG152])&gt;0;&quot;-&quot;&amp;[.AD152]&amp;[.AE152]&amp;[.AF152]&amp;[.AG152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3]&amp;[.H153]&amp;[.I153]&amp;[.J153])&gt;0;[.C153]&amp;&quot;-&quot;&amp;[.D153]&amp;&quot;-&quot;&amp;[.G153]&amp;[.H153]&amp;[.I153]&amp;[.J153];[.C153]&amp;&quot;-&quot;&amp;[.K153]&amp;&quot;-&quot;&amp;[.L153])&amp;IF(LEN([.AD153]&amp;[.AE153]&amp;[.AF153]&amp;[.AG153])&gt;0;&quot;-&quot;&amp;[.AD153]&amp;[.AE153]&amp;[.AF153]&amp;[.AG153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4]&amp;[.H154]&amp;[.I154]&amp;[.J154])&gt;0;[.C154]&amp;&quot;-&quot;&amp;[.D154]&amp;&quot;-&quot;&amp;[.G154]&amp;[.H154]&amp;[.I154]&amp;[.J154];[.C154]&amp;&quot;-&quot;&amp;[.K154]&amp;&quot;-&quot;&amp;[.L154])&amp;IF(LEN([.AD154]&amp;[.AE154]&amp;[.AF154]&amp;[.AG154])&gt;0;&quot;-&quot;&amp;[.AD154]&amp;[.AE154]&amp;[.AF154]&amp;[.AG154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5]&amp;[.H155]&amp;[.I155]&amp;[.J155])&gt;0;[.C155]&amp;&quot;-&quot;&amp;[.D155]&amp;&quot;-&quot;&amp;[.G155]&amp;[.H155]&amp;[.I155]&amp;[.J155];[.C155]&amp;&quot;-&quot;&amp;[.K155]&amp;&quot;-&quot;&amp;[.L155])&amp;IF(LEN([.AD155]&amp;[.AE155]&amp;[.AF155]&amp;[.AG155])&gt;0;&quot;-&quot;&amp;[.AD155]&amp;[.AE155]&amp;[.AF155]&amp;[.AG155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6]&amp;[.H156]&amp;[.I156]&amp;[.J156])&gt;0;[.C156]&amp;&quot;-&quot;&amp;[.D156]&amp;&quot;-&quot;&amp;[.G156]&amp;[.H156]&amp;[.I156]&amp;[.J156];[.C156]&amp;&quot;-&quot;&amp;[.K156]&amp;&quot;-&quot;&amp;[.L156])&amp;IF(LEN([.AD156]&amp;[.AE156]&amp;[.AF156]&amp;[.AG156])&gt;0;&quot;-&quot;&amp;[.AD156]&amp;[.AE156]&amp;[.AF156]&amp;[.AG156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7]&amp;[.H157]&amp;[.I157]&amp;[.J157])&gt;0;[.C157]&amp;&quot;-&quot;&amp;[.D157]&amp;&quot;-&quot;&amp;[.G157]&amp;[.H157]&amp;[.I157]&amp;[.J157];[.C157]&amp;&quot;-&quot;&amp;[.K157]&amp;&quot;-&quot;&amp;[.L157])&amp;IF(LEN([.AD157]&amp;[.AE157]&amp;[.AF157]&amp;[.AG157])&gt;0;&quot;-&quot;&amp;[.AD157]&amp;[.AE157]&amp;[.AF157]&amp;[.AG157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8]&amp;[.H158]&amp;[.I158]&amp;[.J158])&gt;0;[.C158]&amp;&quot;-&quot;&amp;[.D158]&amp;&quot;-&quot;&amp;[.G158]&amp;[.H158]&amp;[.I158]&amp;[.J158];[.C158]&amp;&quot;-&quot;&amp;[.K158]&amp;&quot;-&quot;&amp;[.L158])&amp;IF(LEN([.AD158]&amp;[.AE158]&amp;[.AF158]&amp;[.AG158])&gt;0;&quot;-&quot;&amp;[.AD158]&amp;[.AE158]&amp;[.AF158]&amp;[.AG158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59]&amp;[.H159]&amp;[.I159]&amp;[.J159])&gt;0;[.C159]&amp;&quot;-&quot;&amp;[.D159]&amp;&quot;-&quot;&amp;[.G159]&amp;[.H159]&amp;[.I159]&amp;[.J159];[.C159]&amp;&quot;-&quot;&amp;[.K159]&amp;&quot;-&quot;&amp;[.L159])&amp;IF(LEN([.AD159]&amp;[.AE159]&amp;[.AF159]&amp;[.AG159])&gt;0;&quot;-&quot;&amp;[.AD159]&amp;[.AE159]&amp;[.AF159]&amp;[.AG159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0]&amp;[.H160]&amp;[.I160]&amp;[.J160])&gt;0;[.C160]&amp;&quot;-&quot;&amp;[.D160]&amp;&quot;-&quot;&amp;[.G160]&amp;[.H160]&amp;[.I160]&amp;[.J160];[.C160]&amp;&quot;-&quot;&amp;[.K160]&amp;&quot;-&quot;&amp;[.L160])&amp;IF(LEN([.AD160]&amp;[.AE160]&amp;[.AF160]&amp;[.AG160])&gt;0;&quot;-&quot;&amp;[.AD160]&amp;[.AE160]&amp;[.AF160]&amp;[.AG160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1]&amp;[.H161]&amp;[.I161]&amp;[.J161])&gt;0;[.C161]&amp;&quot;-&quot;&amp;[.D161]&amp;&quot;-&quot;&amp;[.G161]&amp;[.H161]&amp;[.I161]&amp;[.J161];[.C161]&amp;&quot;-&quot;&amp;[.K161]&amp;&quot;-&quot;&amp;[.L161])&amp;IF(LEN([.AD161]&amp;[.AE161]&amp;[.AF161]&amp;[.AG161])&gt;0;&quot;-&quot;&amp;[.AD161]&amp;[.AE161]&amp;[.AF161]&amp;[.AG161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2]&amp;[.H162]&amp;[.I162]&amp;[.J162])&gt;0;[.C162]&amp;&quot;-&quot;&amp;[.D162]&amp;&quot;-&quot;&amp;[.G162]&amp;[.H162]&amp;[.I162]&amp;[.J162];[.C162]&amp;&quot;-&quot;&amp;[.K162]&amp;&quot;-&quot;&amp;[.L162])&amp;IF(LEN([.AD162]&amp;[.AE162]&amp;[.AF162]&amp;[.AG162])&gt;0;&quot;-&quot;&amp;[.AD162]&amp;[.AE162]&amp;[.AF162]&amp;[.AG162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3]&amp;[.H163]&amp;[.I163]&amp;[.J163])&gt;0;[.C163]&amp;&quot;-&quot;&amp;[.D163]&amp;&quot;-&quot;&amp;[.G163]&amp;[.H163]&amp;[.I163]&amp;[.J163];[.C163]&amp;&quot;-&quot;&amp;[.K163]&amp;&quot;-&quot;&amp;[.L163])&amp;IF(LEN([.AD163]&amp;[.AE163]&amp;[.AF163]&amp;[.AG163])&gt;0;&quot;-&quot;&amp;[.AD163]&amp;[.AE163]&amp;[.AF163]&amp;[.AG163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4]&amp;[.H164]&amp;[.I164]&amp;[.J164])&gt;0;[.C164]&amp;&quot;-&quot;&amp;[.D164]&amp;&quot;-&quot;&amp;[.G164]&amp;[.H164]&amp;[.I164]&amp;[.J164];[.C164]&amp;&quot;-&quot;&amp;[.K164]&amp;&quot;-&quot;&amp;[.L164])&amp;IF(LEN([.AD164]&amp;[.AE164]&amp;[.AF164]&amp;[.AG164])&gt;0;&quot;-&quot;&amp;[.AD164]&amp;[.AE164]&amp;[.AF164]&amp;[.AG164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5]&amp;[.H165]&amp;[.I165]&amp;[.J165])&gt;0;[.C165]&amp;&quot;-&quot;&amp;[.D165]&amp;&quot;-&quot;&amp;[.G165]&amp;[.H165]&amp;[.I165]&amp;[.J165];[.C165]&amp;&quot;-&quot;&amp;[.K165]&amp;&quot;-&quot;&amp;[.L165])&amp;IF(LEN([.AD165]&amp;[.AE165]&amp;[.AF165]&amp;[.AG165])&gt;0;&quot;-&quot;&amp;[.AD165]&amp;[.AE165]&amp;[.AF165]&amp;[.AG165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6]&amp;[.H166]&amp;[.I166]&amp;[.J166])&gt;0;[.C166]&amp;&quot;-&quot;&amp;[.D166]&amp;&quot;-&quot;&amp;[.G166]&amp;[.H166]&amp;[.I166]&amp;[.J166];[.C166]&amp;&quot;-&quot;&amp;[.K166]&amp;&quot;-&quot;&amp;[.L166])&amp;IF(LEN([.AD166]&amp;[.AE166]&amp;[.AF166]&amp;[.AG166])&gt;0;&quot;-&quot;&amp;[.AD166]&amp;[.AE166]&amp;[.AF166]&amp;[.AG166];&quot;&quot;)" office:value-type="string" office:string-value="lindsay-talk-forest-01">
            <text:p>lindsay-talk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7]&amp;[.H167]&amp;[.I167]&amp;[.J167])&gt;0;[.C167]&amp;&quot;-&quot;&amp;[.D167]&amp;&quot;-&quot;&amp;[.G167]&amp;[.H167]&amp;[.I167]&amp;[.J167];[.C167]&amp;&quot;-&quot;&amp;[.K167]&amp;&quot;-&quot;&amp;[.L167])&amp;IF(LEN([.AD167]&amp;[.AE167]&amp;[.AF167]&amp;[.AG167])&gt;0;&quot;-&quot;&amp;[.AD167]&amp;[.AE167]&amp;[.AF167]&amp;[.AG167];&quot;&quot;)" office:value-type="string" office:string-value="lindsay-talk-forest-02">
            <text:p>lindsay-talk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8]&amp;[.H168]&amp;[.I168]&amp;[.J168])&gt;0;[.C168]&amp;&quot;-&quot;&amp;[.D168]&amp;&quot;-&quot;&amp;[.G168]&amp;[.H168]&amp;[.I168]&amp;[.J168];[.C168]&amp;&quot;-&quot;&amp;[.K168]&amp;&quot;-&quot;&amp;[.L168])&amp;IF(LEN([.AD168]&amp;[.AE168]&amp;[.AF168]&amp;[.AG168])&gt;0;&quot;-&quot;&amp;[.AD168]&amp;[.AE168]&amp;[.AF168]&amp;[.AG168];&quot;&quot;)" office:value-type="string" office:string-value="lindsay-talk-forest-03">
            <text:p>lindsay-tal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69]&amp;[.H169]&amp;[.I169]&amp;[.J169])&gt;0;[.C169]&amp;&quot;-&quot;&amp;[.D169]&amp;&quot;-&quot;&amp;[.G169]&amp;[.H169]&amp;[.I169]&amp;[.J169];[.C169]&amp;&quot;-&quot;&amp;[.K169]&amp;&quot;-&quot;&amp;[.L169])&amp;IF(LEN([.AD169]&amp;[.AE169]&amp;[.AF169]&amp;[.AG169])&gt;0;&quot;-&quot;&amp;[.AD169]&amp;[.AE169]&amp;[.AF169]&amp;[.AG169];&quot;&quot;)" office:value-type="string" office:string-value="lindsay-talk-forest-04">
            <text:p>lindsay-talk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0]&amp;[.H170]&amp;[.I170]&amp;[.J170])&gt;0;[.C170]&amp;&quot;-&quot;&amp;[.D170]&amp;&quot;-&quot;&amp;[.G170]&amp;[.H170]&amp;[.I170]&amp;[.J170];[.C170]&amp;&quot;-&quot;&amp;[.K170]&amp;&quot;-&quot;&amp;[.L170])&amp;IF(LEN([.AD170]&amp;[.AE170]&amp;[.AF170]&amp;[.AG170])&gt;0;&quot;-&quot;&amp;[.AD170]&amp;[.AE170]&amp;[.AF170]&amp;[.AG170];&quot;&quot;)" office:value-type="string" office:string-value="lindsay-talk-forest-05">
            <text:p>lindsay-talk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1]&amp;[.H171]&amp;[.I171]&amp;[.J171])&gt;0;[.C171]&amp;&quot;-&quot;&amp;[.D171]&amp;&quot;-&quot;&amp;[.G171]&amp;[.H171]&amp;[.I171]&amp;[.J171];[.C171]&amp;&quot;-&quot;&amp;[.K171]&amp;&quot;-&quot;&amp;[.L171])&amp;IF(LEN([.AD171]&amp;[.AE171]&amp;[.AF171]&amp;[.AG171])&gt;0;&quot;-&quot;&amp;[.AD171]&amp;[.AE171]&amp;[.AF171]&amp;[.AG171];&quot;&quot;)" office:value-type="string" office:string-value="lindsay-talk-forest-06">
            <text:p>lindsay-talk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2]&amp;[.H172]&amp;[.I172]&amp;[.J172])&gt;0;[.C172]&amp;&quot;-&quot;&amp;[.D172]&amp;&quot;-&quot;&amp;[.G172]&amp;[.H172]&amp;[.I172]&amp;[.J172];[.C172]&amp;&quot;-&quot;&amp;[.K172]&amp;&quot;-&quot;&amp;[.L172])&amp;IF(LEN([.AD172]&amp;[.AE172]&amp;[.AF172]&amp;[.AG172])&gt;0;&quot;-&quot;&amp;[.AD172]&amp;[.AE172]&amp;[.AF172]&amp;[.AG172];&quot;&quot;)" office:value-type="string" office:string-value="lindsay-talk-forest-07">
            <text:p>lindsay-talk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3]&amp;[.H173]&amp;[.I173]&amp;[.J173])&gt;0;[.C173]&amp;&quot;-&quot;&amp;[.D173]&amp;&quot;-&quot;&amp;[.G173]&amp;[.H173]&amp;[.I173]&amp;[.J173];[.C173]&amp;&quot;-&quot;&amp;[.K173]&amp;&quot;-&quot;&amp;[.L173])&amp;IF(LEN([.AD173]&amp;[.AE173]&amp;[.AF173]&amp;[.AG173])&gt;0;&quot;-&quot;&amp;[.AD173]&amp;[.AE173]&amp;[.AF173]&amp;[.AG173];&quot;&quot;)" office:value-type="string" office:string-value="johnny-talk-forest-01">
            <text:p>johnny-talk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4]&amp;[.H174]&amp;[.I174]&amp;[.J174])&gt;0;[.C174]&amp;&quot;-&quot;&amp;[.D174]&amp;&quot;-&quot;&amp;[.G174]&amp;[.H174]&amp;[.I174]&amp;[.J174];[.C174]&amp;&quot;-&quot;&amp;[.K174]&amp;&quot;-&quot;&amp;[.L174])&amp;IF(LEN([.AD174]&amp;[.AE174]&amp;[.AF174]&amp;[.AG174])&gt;0;&quot;-&quot;&amp;[.AD174]&amp;[.AE174]&amp;[.AF174]&amp;[.AG174];&quot;&quot;)" office:value-type="string" office:string-value="johnny-talk-forest-02">
            <text:p>johnny-talk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5]&amp;[.H175]&amp;[.I175]&amp;[.J175])&gt;0;[.C175]&amp;&quot;-&quot;&amp;[.D175]&amp;&quot;-&quot;&amp;[.G175]&amp;[.H175]&amp;[.I175]&amp;[.J175];[.C175]&amp;&quot;-&quot;&amp;[.K175]&amp;&quot;-&quot;&amp;[.L175])&amp;IF(LEN([.AD175]&amp;[.AE175]&amp;[.AF175]&amp;[.AG175])&gt;0;&quot;-&quot;&amp;[.AD175]&amp;[.AE175]&amp;[.AF175]&amp;[.AG175];&quot;&quot;)" office:value-type="string" office:string-value="johnny-talk-forest-03">
            <text:p>johnny-tal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6]&amp;[.H176]&amp;[.I176]&amp;[.J176])&gt;0;[.C176]&amp;&quot;-&quot;&amp;[.D176]&amp;&quot;-&quot;&amp;[.G176]&amp;[.H176]&amp;[.I176]&amp;[.J176];[.C176]&amp;&quot;-&quot;&amp;[.K176]&amp;&quot;-&quot;&amp;[.L176])&amp;IF(LEN([.AD176]&amp;[.AE176]&amp;[.AF176]&amp;[.AG176])&gt;0;&quot;-&quot;&amp;[.AD176]&amp;[.AE176]&amp;[.AF176]&amp;[.AG176];&quot;&quot;)" office:value-type="string" office:string-value="johnny-talk-forest-04">
            <text:p>johnny-talk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7]&amp;[.H177]&amp;[.I177]&amp;[.J177])&gt;0;[.C177]&amp;&quot;-&quot;&amp;[.D177]&amp;&quot;-&quot;&amp;[.G177]&amp;[.H177]&amp;[.I177]&amp;[.J177];[.C177]&amp;&quot;-&quot;&amp;[.K177]&amp;&quot;-&quot;&amp;[.L177])&amp;IF(LEN([.AD177]&amp;[.AE177]&amp;[.AF177]&amp;[.AG177])&gt;0;&quot;-&quot;&amp;[.AD177]&amp;[.AE177]&amp;[.AF177]&amp;[.AG177];&quot;&quot;)" office:value-type="string" office:string-value="johnny-talk-forest-05">
            <text:p>johnny-talk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8]&amp;[.H178]&amp;[.I178]&amp;[.J178])&gt;0;[.C178]&amp;&quot;-&quot;&amp;[.D178]&amp;&quot;-&quot;&amp;[.G178]&amp;[.H178]&amp;[.I178]&amp;[.J178];[.C178]&amp;&quot;-&quot;&amp;[.K178]&amp;&quot;-&quot;&amp;[.L178])&amp;IF(LEN([.AD178]&amp;[.AE178]&amp;[.AF178]&amp;[.AG178])&gt;0;&quot;-&quot;&amp;[.AD178]&amp;[.AE178]&amp;[.AF178]&amp;[.AG178];&quot;&quot;)" office:value-type="string" office:string-value="johnny-talk-forest-06">
            <text:p>johnny-talk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79]&amp;[.H179]&amp;[.I179]&amp;[.J179])&gt;0;[.C179]&amp;&quot;-&quot;&amp;[.D179]&amp;&quot;-&quot;&amp;[.G179]&amp;[.H179]&amp;[.I179]&amp;[.J179];[.C179]&amp;&quot;-&quot;&amp;[.K179]&amp;&quot;-&quot;&amp;[.L179])&amp;IF(LEN([.AD179]&amp;[.AE179]&amp;[.AF179]&amp;[.AG179])&gt;0;&quot;-&quot;&amp;[.AD179]&amp;[.AE179]&amp;[.AF179]&amp;[.AG179];&quot;&quot;)" office:value-type="string" office:string-value="johnny-talk-forest-07">
            <text:p>johnny-talk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0]&amp;[.H180]&amp;[.I180]&amp;[.J180])&gt;0;[.C180]&amp;&quot;-&quot;&amp;[.D180]&amp;&quot;-&quot;&amp;[.G180]&amp;[.H180]&amp;[.I180]&amp;[.J180];[.C180]&amp;&quot;-&quot;&amp;[.K180]&amp;&quot;-&quot;&amp;[.L180])&amp;IF(LEN([.AD180]&amp;[.AE180]&amp;[.AF180]&amp;[.AG180])&gt;0;&quot;-&quot;&amp;[.AD180]&amp;[.AE180]&amp;[.AF180]&amp;[.AG180];&quot;&quot;)" office:value-type="string" office:string-value="sarah-talk-forest-01">
            <text:p>sarah-talk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1]&amp;[.H181]&amp;[.I181]&amp;[.J181])&gt;0;[.C181]&amp;&quot;-&quot;&amp;[.D181]&amp;&quot;-&quot;&amp;[.G181]&amp;[.H181]&amp;[.I181]&amp;[.J181];[.C181]&amp;&quot;-&quot;&amp;[.K181]&amp;&quot;-&quot;&amp;[.L181])&amp;IF(LEN([.AD181]&amp;[.AE181]&amp;[.AF181]&amp;[.AG181])&gt;0;&quot;-&quot;&amp;[.AD181]&amp;[.AE181]&amp;[.AF181]&amp;[.AG181];&quot;&quot;)" office:value-type="string" office:string-value="sarah-talk-forest-02">
            <text:p>sarah-talk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2]&amp;[.H182]&amp;[.I182]&amp;[.J182])&gt;0;[.C182]&amp;&quot;-&quot;&amp;[.D182]&amp;&quot;-&quot;&amp;[.G182]&amp;[.H182]&amp;[.I182]&amp;[.J182];[.C182]&amp;&quot;-&quot;&amp;[.K182]&amp;&quot;-&quot;&amp;[.L182])&amp;IF(LEN([.AD182]&amp;[.AE182]&amp;[.AF182]&amp;[.AG182])&gt;0;&quot;-&quot;&amp;[.AD182]&amp;[.AE182]&amp;[.AF182]&amp;[.AG182];&quot;&quot;)" office:value-type="string" office:string-value="sarah-talk-forest-03">
            <text:p>sarah-tal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3]&amp;[.H183]&amp;[.I183]&amp;[.J183])&gt;0;[.C183]&amp;&quot;-&quot;&amp;[.D183]&amp;&quot;-&quot;&amp;[.G183]&amp;[.H183]&amp;[.I183]&amp;[.J183];[.C183]&amp;&quot;-&quot;&amp;[.K183]&amp;&quot;-&quot;&amp;[.L183])&amp;IF(LEN([.AD183]&amp;[.AE183]&amp;[.AF183]&amp;[.AG183])&gt;0;&quot;-&quot;&amp;[.AD183]&amp;[.AE183]&amp;[.AF183]&amp;[.AG183];&quot;&quot;)" office:value-type="string" office:string-value="sarah-talk-forest-04">
            <text:p>sarah-talk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4]&amp;[.H184]&amp;[.I184]&amp;[.J184])&gt;0;[.C184]&amp;&quot;-&quot;&amp;[.D184]&amp;&quot;-&quot;&amp;[.G184]&amp;[.H184]&amp;[.I184]&amp;[.J184];[.C184]&amp;&quot;-&quot;&amp;[.K184]&amp;&quot;-&quot;&amp;[.L184])&amp;IF(LEN([.AD184]&amp;[.AE184]&amp;[.AF184]&amp;[.AG184])&gt;0;&quot;-&quot;&amp;[.AD184]&amp;[.AE184]&amp;[.AF184]&amp;[.AG184];&quot;&quot;)" office:value-type="string" office:string-value="sarah-talk-forest-05">
            <text:p>sarah-talk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5]&amp;[.H185]&amp;[.I185]&amp;[.J185])&gt;0;[.C185]&amp;&quot;-&quot;&amp;[.D185]&amp;&quot;-&quot;&amp;[.G185]&amp;[.H185]&amp;[.I185]&amp;[.J185];[.C185]&amp;&quot;-&quot;&amp;[.K185]&amp;&quot;-&quot;&amp;[.L185])&amp;IF(LEN([.AD185]&amp;[.AE185]&amp;[.AF185]&amp;[.AG185])&gt;0;&quot;-&quot;&amp;[.AD185]&amp;[.AE185]&amp;[.AF185]&amp;[.AG185];&quot;&quot;)" office:value-type="string" office:string-value="sarah-talk-forest-06">
            <text:p>sarah-talk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6]&amp;[.H186]&amp;[.I186]&amp;[.J186])&gt;0;[.C186]&amp;&quot;-&quot;&amp;[.D186]&amp;&quot;-&quot;&amp;[.G186]&amp;[.H186]&amp;[.I186]&amp;[.J186];[.C186]&amp;&quot;-&quot;&amp;[.K186]&amp;&quot;-&quot;&amp;[.L186])&amp;IF(LEN([.AD186]&amp;[.AE186]&amp;[.AF186]&amp;[.AG186])&gt;0;&quot;-&quot;&amp;[.AD186]&amp;[.AE186]&amp;[.AF186]&amp;[.AG186];&quot;&quot;)" office:value-type="string" office:string-value="sarah-talk-forest-07">
            <text:p>sarah-talk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7]&amp;[.H187]&amp;[.I187]&amp;[.J187])&gt;0;[.C187]&amp;&quot;-&quot;&amp;[.D187]&amp;&quot;-&quot;&amp;[.G187]&amp;[.H187]&amp;[.I187]&amp;[.J187];[.C187]&amp;&quot;-&quot;&amp;[.K187]&amp;&quot;-&quot;&amp;[.L187])&amp;IF(LEN([.AD187]&amp;[.AE187]&amp;[.AF187]&amp;[.AG187])&gt;0;&quot;-&quot;&amp;[.AD187]&amp;[.AE187]&amp;[.AF187]&amp;[.AG187];&quot;&quot;)" office:value-type="string" office:string-value="lindsay-talk-stick">
            <text:p>lindsay-tal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a STICK! <text:s/>Tee he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8]&amp;[.H188]&amp;[.I188]&amp;[.J188])&gt;0;[.C188]&amp;&quot;-&quot;&amp;[.D188]&amp;&quot;-&quot;&amp;[.G188]&amp;[.H188]&amp;[.I188]&amp;[.J188];[.C188]&amp;&quot;-&quot;&amp;[.K188]&amp;&quot;-&quot;&amp;[.L188])&amp;IF(LEN([.AD188]&amp;[.AE188]&amp;[.AF188]&amp;[.AG188])&gt;0;&quot;-&quot;&amp;[.AD188]&amp;[.AE188]&amp;[.AF188]&amp;[.AG188];&quot;&quot;)" office:value-type="string" office:string-value="johnny-talk-stick">
            <text:p>johnny-tal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Groot? <text:s/>Nope, noth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89]&amp;[.H189]&amp;[.I189]&amp;[.J189])&gt;0;[.C189]&amp;&quot;-&quot;&amp;[.D189]&amp;&quot;-&quot;&amp;[.G189]&amp;[.H189]&amp;[.I189]&amp;[.J189];[.C189]&amp;&quot;-&quot;&amp;[.K189]&amp;&quot;-&quot;&amp;[.L189])&amp;IF(LEN([.AD189]&amp;[.AE189]&amp;[.AF189]&amp;[.AG189])&gt;0;&quot;-&quot;&amp;[.AD189]&amp;[.AE189]&amp;[.AF189]&amp;[.AG189];&quot;&quot;)" office:value-type="string" office:string-value="sarah-talk-stick">
            <text:p>sarah-tal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omehow I don't imagine it would be a very stimulating conversation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190]&amp;[.H190]&amp;[.I190]&amp;[.J190])&gt;0;[.C190]&amp;&quot;-&quot;&amp;[.D190]&amp;&quot;-&quot;&amp;[.G190]&amp;[.H190]&amp;[.I190]&amp;[.J190];[.C190]&amp;&quot;-&quot;&amp;[.K190]&amp;&quot;-&quot;&amp;[.L190])&amp;IF(LEN([.AD190]&amp;[.AE190]&amp;[.AF190]&amp;[.AG190])&gt;0;&quot;-&quot;&amp;[.AD190]&amp;[.AE190]&amp;[.AF190]&amp;[.AG190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1]&amp;[.H191]&amp;[.I191]&amp;[.J191])&gt;0;[.C191]&amp;&quot;-&quot;&amp;[.D191]&amp;&quot;-&quot;&amp;[.G191]&amp;[.H191]&amp;[.I191]&amp;[.J191];[.C191]&amp;&quot;-&quot;&amp;[.K191]&amp;&quot;-&quot;&amp;[.L191])&amp;IF(LEN([.AD191]&amp;[.AE191]&amp;[.AF191]&amp;[.AG191])&gt;0;&quot;-&quot;&amp;[.AD191]&amp;[.AE191]&amp;[.AF191]&amp;[.AG191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2]&amp;[.H192]&amp;[.I192]&amp;[.J192])&gt;0;[.C192]&amp;&quot;-&quot;&amp;[.D192]&amp;&quot;-&quot;&amp;[.G192]&amp;[.H192]&amp;[.I192]&amp;[.J192];[.C192]&amp;&quot;-&quot;&amp;[.K192]&amp;&quot;-&quot;&amp;[.L192])&amp;IF(LEN([.AD192]&amp;[.AE192]&amp;[.AF192]&amp;[.AG192])&gt;0;&quot;-&quot;&amp;[.AD192]&amp;[.AE192]&amp;[.AF192]&amp;[.AG192];&quot;&quot;)" office:value-type="string" office:string-value="johnny-look-queen">
            <text:p>johnny-look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there, but there are too many trees to get clos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3]&amp;[.H193]&amp;[.I193]&amp;[.J193])&gt;0;[.C193]&amp;&quot;-&quot;&amp;[.D193]&amp;&quot;-&quot;&amp;[.G193]&amp;[.H193]&amp;[.I193]&amp;[.J193];[.C193]&amp;&quot;-&quot;&amp;[.K193]&amp;&quot;-&quot;&amp;[.L193])&amp;IF(LEN([.AD193]&amp;[.AE193]&amp;[.AF193]&amp;[.AG193])&gt;0;&quot;-&quot;&amp;[.AD193]&amp;[.AE193]&amp;[.AF193]&amp;[.AG193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out there where the brush gets dens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4]&amp;[.H194]&amp;[.I194]&amp;[.J194])&gt;0;[.C194]&amp;&quot;-&quot;&amp;[.D194]&amp;&quot;-&quot;&amp;[.G194]&amp;[.H194]&amp;[.I194]&amp;[.J194];[.C194]&amp;&quot;-&quot;&amp;[.K194]&amp;&quot;-&quot;&amp;[.L194])&amp;IF(LEN([.AD194]&amp;[.AE194]&amp;[.AF194]&amp;[.AG194])&gt;0;&quot;-&quot;&amp;[.AD194]&amp;[.AE194]&amp;[.AF194]&amp;[.AG194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ould almost swear that it's closer now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5]&amp;[.H195]&amp;[.I195]&amp;[.J195])&gt;0;[.C195]&amp;&quot;-&quot;&amp;[.D195]&amp;&quot;-&quot;&amp;[.G195]&amp;[.H195]&amp;[.I195]&amp;[.J195];[.C195]&amp;&quot;-&quot;&amp;[.K195]&amp;&quot;-&quot;&amp;[.L195])&amp;IF(LEN([.AD195]&amp;[.AE195]&amp;[.AF195]&amp;[.AG195])&gt;0;&quot;-&quot;&amp;[.AD195]&amp;[.AE195]&amp;[.AF195]&amp;[.AG195];&quot;&quot;)" office:value-type="string" office:string-value="lindsay-handle-queen">
            <text:p>lindsay-handle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aybe if I had arms like Elastigirl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6]&amp;[.H196]&amp;[.I196]&amp;[.J196])&gt;0;[.C196]&amp;&quot;-&quot;&amp;[.D196]&amp;&quot;-&quot;&amp;[.G196]&amp;[.H196]&amp;[.I196]&amp;[.J196];[.C196]&amp;&quot;-&quot;&amp;[.K196]&amp;&quot;-&quot;&amp;[.L196])&amp;IF(LEN([.AD196]&amp;[.AE196]&amp;[.AF196]&amp;[.AG196])&gt;0;&quot;-&quot;&amp;[.AD196]&amp;[.AE196]&amp;[.AF196]&amp;[.AG196];&quot;&quot;)" office:value-type="string" office:string-value="johnny-handle-queen">
            <text:p>johnny-handle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moves quickly. <text:s/>Even if I could reach it, I'm not sure I could catch i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7]&amp;[.H197]&amp;[.I197]&amp;[.J197])&gt;0;[.C197]&amp;&quot;-&quot;&amp;[.D197]&amp;&quot;-&quot;&amp;[.G197]&amp;[.H197]&amp;[.I197]&amp;[.J197];[.C197]&amp;&quot;-&quot;&amp;[.K197]&amp;&quot;-&quot;&amp;[.L197])&amp;IF(LEN([.AD197]&amp;[.AE197]&amp;[.AF197]&amp;[.AG197])&gt;0;&quot;-&quot;&amp;[.AD197]&amp;[.AE197]&amp;[.AF197]&amp;[.AG197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oo far awa-</text:p>
          </table:table-cell>
          <table:table-cell table:style-name="ce118" office:value-type="string">
            <text:p>Screen_X~,~Screen_Y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72~,~57</text:p>
          </table:table-cell>
          <table:table-cell table:style-name="ce126"/>
          <table:table-cell table:style-name="ce126" office:value-type="string">
            <text:p>queen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8]&amp;[.H198]&amp;[.I198]&amp;[.J198])&gt;0;[.C198]&amp;&quot;-&quot;&amp;[.D198]&amp;&quot;-&quot;&amp;[.G198]&amp;[.H198]&amp;[.I198]&amp;[.J198];[.C198]&amp;&quot;-&quot;&amp;[.K198]&amp;&quot;-&quot;&amp;[.L198])&amp;IF(LEN([.AD198]&amp;[.AE198]&amp;[.AF198]&amp;[.AG198])&gt;0;&quot;-&quot;&amp;[.AD198]&amp;[.AE198]&amp;[.AF198]&amp;[.AG198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ll, that's ... very odd. <text:s/>My fingers just tingled, and</text:p>
          </table:table-cell>
          <table:table-cell table:style-name="ce118" office:value-type="string">
            <text:p>Value</text:p>
          </table:table-cell>
          <table:table-cell table:style-name="ce118" office:value-type="string">
            <text:p>Variables</text:p>
          </table:table-cell>
          <table:table-cell table:style-name="ce118" office:value-type="string">
            <text:p>queenTemp</text:p>
          </table:table-cell>
          <table:table-cell table:style-name="ce126"/>
          <table:table-cell table:style-name="ce126" office:value-type="string">
            <text:p>teamState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199]&amp;[.H199]&amp;[.I199]&amp;[.J199])&gt;0;[.C199]&amp;&quot;-&quot;&amp;[.D199]&amp;&quot;-&quot;&amp;[.G199]&amp;[.H199]&amp;[.I199]&amp;[.J199];[.C199]&amp;&quot;-&quot;&amp;[.K199]&amp;&quot;-&quot;&amp;[.L199])&amp;IF(LEN([.AD199]&amp;[.AE199]&amp;[.AF199]&amp;[.AG199])&gt;0;&quot;-&quot;&amp;[.AD199]&amp;[.AE199]&amp;[.AF199]&amp;[.AG199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almost felt as though... no, I must have imagined it.</text:p>
          </table:table-cell>
          <table:table-cell table:style-name="ce118" office:value-type="string">
            <text:p>Faerie Queen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Label</text:p>
          </table:table-cell>
          <table:table-cell table:style-name="ce126"/>
          <table:table-cell table:style-name="ce126" office:value-type="string">
            <text:p>queen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200]&amp;[.H200]&amp;[.I200]&amp;[.J200])&gt;0;[.C200]&amp;&quot;-&quot;&amp;[.D200]&amp;&quot;-&quot;&amp;[.G200]&amp;[.H200]&amp;[.I200]&amp;[.J200];[.C200]&amp;&quot;-&quot;&amp;[.K200]&amp;&quot;-&quot;&amp;[.L200])&amp;IF(LEN([.AD200]&amp;[.AE200]&amp;[.AF200]&amp;[.AG200])&gt;0;&quot;-&quot;&amp;[.AD200]&amp;[.AE200]&amp;[.AF200]&amp;[.AG200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office:value-type="string">
            <text:p>qSpeech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201]&amp;[.H201]&amp;[.I201]&amp;[.J201])&gt;0;[.C201]&amp;&quot;-&quot;&amp;[.D201]&amp;&quot;-&quot;&amp;[.G201]&amp;[.H201]&amp;[.I201]&amp;[.J201];[.C201]&amp;&quot;-&quot;&amp;[.K201]&amp;&quot;-&quot;&amp;[.L201])&amp;IF(LEN([.AD201]&amp;[.AE201]&amp;[.AF201]&amp;[.AG201])&gt;0;&quot;-&quot;&amp;[.AD201]&amp;[.AE201]&amp;[.AF201]&amp;[.AG201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she would like that very muc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table:formula="of:=IF(LEN([.G202]&amp;[.H202]&amp;[.I202]&amp;[.J202])&gt;0;[.C202]&amp;&quot;-&quot;&amp;[.D202]&amp;&quot;-&quot;&amp;[.G202]&amp;[.H202]&amp;[.I202]&amp;[.J202];[.C202]&amp;&quot;-&quot;&amp;[.K202]&amp;&quot;-&quot;&amp;[.L202])&amp;IF(LEN([.AD202]&amp;[.AE202]&amp;[.AF202]&amp;[.AG202])&gt;0;&quot;-&quot;&amp;[.AD202]&amp;[.AE202]&amp;[.AF202]&amp;[.AG202];&quot;&quot;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shimmering ball of light with gossamer wings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1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re it goes again. <text:s/>My fingers are tingling. <text:s/>And..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~,~Screen_Y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65~,~72</text:p>
          </table:table-cell>
          <table:table-cell table:style-name="ce126"/>
          <table:table-cell table:style-name="ce126" office:value-type="string">
            <text:p>queen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...oh m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Human. <text:s/>You must stop this at onc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Wha - what are you?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Ahem. <text:s/>I think you mean "who"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Yes, sorry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am Queen Amai.</text:p>
          </table:table-cell>
          <table:table-cell table:style-name="ce118" table:number-columns-repeated="3"/>
          <table:table-cell table:style-name="ce126" table:number-columns-repeated="3"/>
          <table:table-cell table:number-columns-repeated="5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at's... interesting and all. <text:s/>But actually, I think "what" was a perfectly valid question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Johnny! <text:s/>Don't be offensive. <text:s/>Your Majesty... what he means to say is that we've never seen a person like yourself before. <text:s/>You called me "human" and don't appear to be human yourself. <text:s/>So please... what are you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at's what I just asked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8">
            <text:p>80%</text:p>
          </table:table-cell>
          <table:table-cell office:value-type="string">
            <text:p>Yes, but you weren't very polite about it.</text:p>
          </table:table-cell>
          <table:table-cell table:style-name="ce118" table:number-columns-repeated="3"/>
          <table:table-cell table:style-name="ce126" table:number-columns-repeated="3"/>
          <table:table-cell table:number-columns-repeated="5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You are right, I am not a human. <text:s/>I am Fae. <text:s/>And it is to be expected that you have never seen a Fae before, as we don't exist in your realm.</text:p>
          </table:table-cell>
          <table:table-cell table:style-name="ce118" table:number-columns-repeated="3"/>
          <table:table-cell table:style-name="ce126" table:number-columns-repeated="3"/>
          <table:table-cell table:number-columns-repeated="5"/>
          <table:table-cell office:value-type="float" office:value="1.5">
            <text:p>1.5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m sorry, but... that doesn't make any sense. <text:s/>Do you mean you don't normally exist in our realm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do not. <text:s/>I suppose it was an accident, then, but... you have wandered into our realm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Oh. <text:s/>Huh. <text:s/>Do you think you could tell us how to wander out?</text:p>
          </table:table-cell>
          <table:table-cell table:style-name="ce118" table:number-columns-repeated="3"/>
          <table:table-cell table:style-name="ce126" table:number-columns-repeated="3"/>
          <table:table-cell table:number-columns-repeated="5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I could..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">
            <text:p>30%</text:p>
          </table:table-cell>
          <table:table-cell office:value-type="string">
            <text:p>But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fire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But it isn't very often that humans find their way here. <text:s/>And there so happens to be an important task that cannot be done by any Fae. <text:s/>If you do this thing for us, then I will gladly help you leav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No, please, we need to get hom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'm afraid I cannot pass up this opportunity. <text:s/>My own son, the Crown Prince... he has been taken captive. <text:s/>Or... killed. <text:s/>But I must know which. <text:s/>He must be rescued, or avenged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there's nothing we can do that you cannot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If only that were so. <text:s/>But many years ago, another human entered this realm. <text:s/>And once here, he devised some magical means by which to render us helpless. <text:s/>He created a beacon, to call us in, and a weapon to make us lose our power if we got too close. <text:s/>He caught several Fae in his trap before we realized there was even any danger. <text:s/>Once we did, we stayed away. <text:s/>There was no sense risking more Fae to his evils. <text:s/>Instead, we waited a hundred and fifty years. <text:s/>Mortal life-spans are so short; it should have been safe. <text:s/>Prince Ril claimed the honour of entering the wizard's demesne. <text:s/>But he, too, did not return. <text:s/>We cannot risk another, but what if Ril still lives?</text:p>
          </table:table-cell>
          <table:table-cell table:style-name="ce118" table:number-columns-repeated="3"/>
          <table:table-cell table:style-name="ce126" table:number-columns-repeated="3"/>
          <table:table-cell table:number-columns-repeated="5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sure we'd love to help, but it's no safer for us -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But it is! <text:s/>His magics are aimed against the Fae onl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How can you know that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hy, you've already wandered through his trap and never even noticed it. <text:s/>It will not touch you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unds like a swell guy. <text:s/>What if he tries to kill us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He is surely dead. <text:s/>But even if not - you are not without defenses. <text:s/>Humans have innate magics, the purple one has already displayed hers..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hat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55">
            <text:p>55%</text:p>
          </table:table-cell>
          <table:table-cell office:value-type="string">
            <text:p>Your magic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orry to disappoint you, but humans don't have magic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n this realm, you do. <text:s/>I cannot tell you what it is, except that it will be innately tied to your personality. <text:s/>When you try to do something that would otherwise be impossible... here, it will be possible for you. <text:s/>The purple one -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ara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The... the Sarah, her magic is to teleport things a short distance. <text:s/>I felt it when she pulled me. <text:s/>If a Fae enters the wizard's demense, they become completely helpless within minutes, and so weak-willed that they willingly go further into the trap no matter the pleas of the rest of us. <text:s/>You, I can see were not affected in either manner. <text:s/>And your magics may serve to further protect you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It's still dangerous!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75">
            <text:p>175%</text:p>
          </table:table-cell>
          <table:table-cell office:value-type="string">
            <text:p>That is true, human. <text:s/>However, I cannot allow you to leave otherwise. <text:s/>Your lives - or perhaps the life of just one of you - cannot be weighed against the life of my son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're a coward, not to go yourself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Johnny!</text:p>
          </table:table-cell>
          <table:table-cell table:style-name="ce118" office:value-type="string">
            <text:p>Allowed</text:p>
          </table:table-cell>
          <table:table-cell table:style-name="ce118" office:value-type="string">
            <text:p>Actions</text:p>
          </table:table-cell>
          <table:table-cell table:style-name="ce118" office:value-type="float" office:value="1">
            <text:p>1</text:p>
          </table:table-cell>
          <table:table-cell table:style-name="ce126" office:value-type="string">
            <text:p>Character~,~ID</text:p>
          </table:table-cell>
          <table:table-cell table:style-name="ce126" office:value-type="string">
            <text:p>sarah~,~pull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That may be true. <text:s/>And yet my life would certainly be lost, while yours only might be. <text:s/>I will not change my mind.</text:p>
          </table:table-cell>
          <table:table-cell table:style-name="ce118" office:value-type="string">
            <text:p>Value</text:p>
          </table:table-cell>
          <table:table-cell table:style-name="ce118" office:value-type="string">
            <text:p>Variables</text:p>
          </table:table-cell>
          <table:table-cell table:style-name="ce118" office:value-type="string">
            <text:p>queen</text:p>
          </table:table-cell>
          <table:table-cell table:style-name="ce126"/>
          <table:table-cell table:style-name="ce126" office:value-type="string">
            <text:p>teamState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Speak to me again when you are ready to help.</text:p>
          </table:table-cell>
          <table:table-cell table:style-name="ce118" table:number-columns-repeated="3"/>
          <table:table-cell table:style-name="ce126" table:number-columns-repeated="3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table:formula="of:=IF(LEN([.G244]&amp;[.H244]&amp;[.I244]&amp;[.J244])&gt;0;[.C244]&amp;&quot;-&quot;&amp;[.D244]&amp;&quot;-&quot;&amp;[.G244]&amp;[.H244]&amp;[.I244]&amp;[.J244];[.C244]&amp;&quot;-&quot;&amp;[.K244]&amp;&quot;-&quot;&amp;[.L244])&amp;IF(LEN([.AD244]&amp;[.AE244]&amp;[.AF244]&amp;[.AG244])&gt;0;&quot;-&quot;&amp;[.AD244]&amp;[.AE244]&amp;[.AF244]&amp;[.AG244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should talk to the others before making any decisions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45]&amp;[.H245]&amp;[.I245]&amp;[.J245])&gt;0;[.C245]&amp;&quot;-&quot;&amp;[.D245]&amp;&quot;-&quot;&amp;[.G245]&amp;[.H245]&amp;[.I245]&amp;[.J245];[.C245]&amp;&quot;-&quot;&amp;[.K245]&amp;&quot;-&quot;&amp;[.L245])&amp;IF(LEN([.AD245]&amp;[.AE245]&amp;[.AF245]&amp;[.AG245])&gt;0;&quot;-&quot;&amp;[.AD245]&amp;[.AE245]&amp;[.AF245]&amp;[.AG245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46]&amp;[.H246]&amp;[.I246]&amp;[.J246])&gt;0;[.C246]&amp;&quot;-&quot;&amp;[.D246]&amp;&quot;-&quot;&amp;[.G246]&amp;[.H246]&amp;[.I246]&amp;[.J246];[.C246]&amp;&quot;-&quot;&amp;[.K246]&amp;&quot;-&quot;&amp;[.L246])&amp;IF(LEN([.AD246]&amp;[.AE246]&amp;[.AF246]&amp;[.AG246])&gt;0;&quot;-&quot;&amp;[.AD246]&amp;[.AE246]&amp;[.AF246]&amp;[.AG246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47]&amp;[.H247]&amp;[.I247]&amp;[.J247])&gt;0;[.C247]&amp;&quot;-&quot;&amp;[.D247]&amp;&quot;-&quot;&amp;[.G247]&amp;[.H247]&amp;[.I247]&amp;[.J247];[.C247]&amp;&quot;-&quot;&amp;[.K247]&amp;&quot;-&quot;&amp;[.L247])&amp;IF(LEN([.AD247]&amp;[.AE247]&amp;[.AF247]&amp;[.AG247])&gt;0;&quot;-&quot;&amp;[.AD247]&amp;[.AE247]&amp;[.AF247]&amp;[.AG247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48]&amp;[.H248]&amp;[.I248]&amp;[.J248])&gt;0;[.C248]&amp;&quot;-&quot;&amp;[.D248]&amp;&quot;-&quot;&amp;[.G248]&amp;[.H248]&amp;[.I248]&amp;[.J248];[.C248]&amp;&quot;-&quot;&amp;[.K248]&amp;&quot;-&quot;&amp;[.L248])&amp;IF(LEN([.AD248]&amp;[.AE248]&amp;[.AF248]&amp;[.AG248])&gt;0;&quot;-&quot;&amp;[.AD248]&amp;[.AE248]&amp;[.AF248]&amp;[.AG248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49]&amp;[.H249]&amp;[.I249]&amp;[.J249])&gt;0;[.C249]&amp;&quot;-&quot;&amp;[.D249]&amp;&quot;-&quot;&amp;[.G249]&amp;[.H249]&amp;[.I249]&amp;[.J249];[.C249]&amp;&quot;-&quot;&amp;[.K249]&amp;&quot;-&quot;&amp;[.L249])&amp;IF(LEN([.AD249]&amp;[.AE249]&amp;[.AF249]&amp;[.AG249])&gt;0;&quot;-&quot;&amp;[.AD249]&amp;[.AE249]&amp;[.AF249]&amp;[.AG249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50]&amp;[.H250]&amp;[.I250]&amp;[.J250])&gt;0;[.C250]&amp;&quot;-&quot;&amp;[.D250]&amp;&quot;-&quot;&amp;[.G250]&amp;[.H250]&amp;[.I250]&amp;[.J250];[.C250]&amp;&quot;-&quot;&amp;[.K250]&amp;&quot;-&quot;&amp;[.L250])&amp;IF(LEN([.AD250]&amp;[.AE250]&amp;[.AF250]&amp;[.AG250])&gt;0;&quot;-&quot;&amp;[.AD250]&amp;[.AE250]&amp;[.AF250]&amp;[.AG250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style-name="ce4"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You know we can't trust her. <text:s/>It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don't think we have any choic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e stumbled into this world. <text:s/>Surely if we walk around enough, we can stumble back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I don't think it's that easy. <text:s/>I've been in this forest dozens of times and never gotten lost like this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And we took the same path out as in, so we've missed it at least once already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nd we've wandered around enough that we have no idea where to even start looking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think the fastest way out is just to help her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if she brought us here herself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don't think that changes anything, sis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need to get back in case there's a call about my mom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...yeah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he'll be OK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...sure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 we're doing it, huh?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really don't think we have any choice.</text:p>
          </table:table-cell>
          <table:table-cell table:style-name="ce118" office:value-type="string">
            <text:p>Value</text:p>
          </table:table-cell>
          <table:table-cell table:style-name="ce118" office:value-type="string">
            <text:p>Variables</text:p>
          </table:table-cell>
          <table:table-cell table:style-name="ce118" office:value-type="string">
            <text:p>queenDecided</text:p>
          </table:table-cell>
          <table:table-cell table:style-name="ce126"/>
          <table:table-cell table:style-name="ce126" office:value-type="string">
            <text:p>teamState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 table:number-columns-repeated="992"/>
        </table:table-row>
        <table:table-row table:style-name="ro2">
          <table:table-cell table:formula="of:=IF(LEN([.G266]&amp;[.H266]&amp;[.I266]&amp;[.J266])&gt;0;[.C266]&amp;&quot;-&quot;&amp;[.D266]&amp;&quot;-&quot;&amp;[.G266]&amp;[.H266]&amp;[.I266]&amp;[.J266];[.C266]&amp;&quot;-&quot;&amp;[.K266]&amp;&quot;-&quot;&amp;[.L266])&amp;IF(LEN([.AD266]&amp;[.AE266]&amp;[.AF266]&amp;[.AG266])&gt;0;&quot;-&quot;&amp;[.AD266]&amp;[.AE266]&amp;[.AF266]&amp;[.AG266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 right, we've agreed. <text:s/>We'll help you.</text:p>
          </table:table-cell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67]&amp;[.H267]&amp;[.I267]&amp;[.J267])&gt;0;[.C267]&amp;&quot;-&quot;&amp;[.D267]&amp;&quot;-&quot;&amp;[.G267]&amp;[.H267]&amp;[.I267]&amp;[.J267];[.C267]&amp;&quot;-&quot;&amp;[.K267]&amp;&quot;-&quot;&amp;[.L267])&amp;IF(LEN([.AD267]&amp;[.AE267]&amp;[.AF267]&amp;[.AG267])&gt;0;&quot;-&quot;&amp;[.AD267]&amp;[.AE267]&amp;[.AF267]&amp;[.AG267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So be it. <text:s/>Follow me.</text:p>
          </table:table-cell>
          <table:table-cell table:style-name="ce118" office:value-type="string">
            <text:p>Screen_X~,~Screen_Y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3~,~85</text:p>
          </table:table-cell>
          <table:table-cell table:style-name="ce126"/>
          <table:table-cell table:style-name="ce126" office:value-type="string">
            <text:p>queen</text:p>
          </table:table-cell>
          <table:table-cell table:style-name="ce126"/>
          <table:table-cell table:number-columns-repeated="4"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68]&amp;[.H268]&amp;[.I268]&amp;[.J268])&gt;0;[.C268]&amp;&quot;-&quot;&amp;[.D268]&amp;&quot;-&quot;&amp;[.G268]&amp;[.H268]&amp;[.I268]&amp;[.J268];[.C268]&amp;&quot;-&quot;&amp;[.K268]&amp;&quot;-&quot;&amp;[.L268])&amp;IF(LEN([.AD268]&amp;[.AE268]&amp;[.AF268]&amp;[.AG268])&gt;0;&quot;-&quot;&amp;[.AD268]&amp;[.AE268]&amp;[.AF268]&amp;[.AG268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Label~,~Background_Filename~,~Walkmap_Filename~,~Zoom_At_Top</text:p>
          </table:table-cell>
          <table:table-cell table:style-name="ce118" office:value-type="string">
            <text:p>Scenes</text:p>
          </table:table-cell>
          <table:table-cell table:style-name="ce118" office:value-type="string">
            <text:p>Clearing~,~forest_house~,~forest_house~,~-40%</text:p>
          </table:table-cell>
          <table:table-cell table:style-name="ce126"/>
          <table:table-cell table:style-name="ce126" office:value-type="string">
            <text:p>forest-04</text:p>
          </table:table-cell>
          <table:table-cell table:style-name="ce126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69]&amp;[.H269]&amp;[.I269]&amp;[.J269])&gt;0;[.C269]&amp;&quot;-&quot;&amp;[.D269]&amp;&quot;-&quot;&amp;[.G269]&amp;[.H269]&amp;[.I269]&amp;[.J269];[.C269]&amp;&quot;-&quot;&amp;[.K269]&amp;&quot;-&quot;&amp;[.L269])&amp;IF(LEN([.AD269]&amp;[.AE269]&amp;[.AF269]&amp;[.AG269])&gt;0;&quot;-&quot;&amp;[.AD269]&amp;[.AE269]&amp;[.AF269]&amp;[.AG269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Visible</text:p>
          </table:table-cell>
          <table:table-cell table:style-name="ce118" office:value-type="string">
            <text:p>Characters</text:p>
          </table:table-cell>
          <table:table-cell table:style-name="ce118" office:value-type="float" office:value="0">
            <text:p>0</text:p>
          </table:table-cell>
          <table:table-cell table:style-name="ce126"/>
          <table:table-cell table:style-name="ce126" office:value-type="string">
            <text:p>queen</text:p>
          </table:table-cell>
          <table:table-cell table:style-name="ce126"/>
          <table:table-cell office:value-type="float" office:value="1">
            <text:p>1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0]&amp;[.H270]&amp;[.I270]&amp;[.J270])&gt;0;[.C270]&amp;&quot;-&quot;&amp;[.D270]&amp;&quot;-&quot;&amp;[.G270]&amp;[.H270]&amp;[.I270]&amp;[.J270];[.C270]&amp;&quot;-&quot;&amp;[.K270]&amp;&quot;-&quot;&amp;[.L270])&amp;IF(LEN([.AD270]&amp;[.AE270]&amp;[.AF270]&amp;[.AG270])&gt;0;&quot;-&quot;&amp;[.AD270]&amp;[.AE270]&amp;[.AF270]&amp;[.AG27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1]&amp;[.H271]&amp;[.I271]&amp;[.J271])&gt;0;[.C271]&amp;&quot;-&quot;&amp;[.D271]&amp;&quot;-&quot;&amp;[.G271]&amp;[.H271]&amp;[.I271]&amp;[.J271];[.C271]&amp;&quot;-&quot;&amp;[.K271]&amp;&quot;-&quot;&amp;[.L271])&amp;IF(LEN([.AD271]&amp;[.AE271]&amp;[.AF271]&amp;[.AG271])&gt;0;&quot;-&quot;&amp;[.AD271]&amp;[.AE271]&amp;[.AF271]&amp;[.AG27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2]&amp;[.H272]&amp;[.I272]&amp;[.J272])&gt;0;[.C272]&amp;&quot;-&quot;&amp;[.D272]&amp;&quot;-&quot;&amp;[.G272]&amp;[.H272]&amp;[.I272]&amp;[.J272];[.C272]&amp;&quot;-&quot;&amp;[.K272]&amp;&quot;-&quot;&amp;[.L272])&amp;IF(LEN([.AD272]&amp;[.AE272]&amp;[.AF272]&amp;[.AG272])&gt;0;&quot;-&quot;&amp;[.AD272]&amp;[.AE272]&amp;[.AF272]&amp;[.AG27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3]&amp;[.H273]&amp;[.I273]&amp;[.J273])&gt;0;[.C273]&amp;&quot;-&quot;&amp;[.D273]&amp;&quot;-&quot;&amp;[.G273]&amp;[.H273]&amp;[.I273]&amp;[.J273];[.C273]&amp;&quot;-&quot;&amp;[.K273]&amp;&quot;-&quot;&amp;[.L273])&amp;IF(LEN([.AD273]&amp;[.AE273]&amp;[.AF273]&amp;[.AG273])&gt;0;&quot;-&quot;&amp;[.AD273]&amp;[.AE273]&amp;[.AF273]&amp;[.AG27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4]&amp;[.H274]&amp;[.I274]&amp;[.J274])&gt;0;[.C274]&amp;&quot;-&quot;&amp;[.D274]&amp;&quot;-&quot;&amp;[.G274]&amp;[.H274]&amp;[.I274]&amp;[.J274];[.C274]&amp;&quot;-&quot;&amp;[.K274]&amp;&quot;-&quot;&amp;[.L274])&amp;IF(LEN([.AD274]&amp;[.AE274]&amp;[.AF274]&amp;[.AG274])&gt;0;&quot;-&quot;&amp;[.AD274]&amp;[.AE274]&amp;[.AF274]&amp;[.AG27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5]&amp;[.H275]&amp;[.I275]&amp;[.J275])&gt;0;[.C275]&amp;&quot;-&quot;&amp;[.D275]&amp;&quot;-&quot;&amp;[.G275]&amp;[.H275]&amp;[.I275]&amp;[.J275];[.C275]&amp;&quot;-&quot;&amp;[.K275]&amp;&quot;-&quot;&amp;[.L275])&amp;IF(LEN([.AD275]&amp;[.AE275]&amp;[.AF275]&amp;[.AG275])&gt;0;&quot;-&quot;&amp;[.AD275]&amp;[.AE275]&amp;[.AF275]&amp;[.AG27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6]&amp;[.H276]&amp;[.I276]&amp;[.J276])&gt;0;[.C276]&amp;&quot;-&quot;&amp;[.D276]&amp;&quot;-&quot;&amp;[.G276]&amp;[.H276]&amp;[.I276]&amp;[.J276];[.C276]&amp;&quot;-&quot;&amp;[.K276]&amp;&quot;-&quot;&amp;[.L276])&amp;IF(LEN([.AD276]&amp;[.AE276]&amp;[.AF276]&amp;[.AG276])&gt;0;&quot;-&quot;&amp;[.AD276]&amp;[.AE276]&amp;[.AF276]&amp;[.AG27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7]&amp;[.H277]&amp;[.I277]&amp;[.J277])&gt;0;[.C277]&amp;&quot;-&quot;&amp;[.D277]&amp;&quot;-&quot;&amp;[.G277]&amp;[.H277]&amp;[.I277]&amp;[.J277];[.C277]&amp;&quot;-&quot;&amp;[.K277]&amp;&quot;-&quot;&amp;[.L277])&amp;IF(LEN([.AD277]&amp;[.AE277]&amp;[.AF277]&amp;[.AG277])&gt;0;&quot;-&quot;&amp;[.AD277]&amp;[.AE277]&amp;[.AF277]&amp;[.AG27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8]&amp;[.H278]&amp;[.I278]&amp;[.J278])&gt;0;[.C278]&amp;&quot;-&quot;&amp;[.D278]&amp;&quot;-&quot;&amp;[.G278]&amp;[.H278]&amp;[.I278]&amp;[.J278];[.C278]&amp;&quot;-&quot;&amp;[.K278]&amp;&quot;-&quot;&amp;[.L278])&amp;IF(LEN([.AD278]&amp;[.AE278]&amp;[.AF278]&amp;[.AG278])&gt;0;&quot;-&quot;&amp;[.AD278]&amp;[.AE278]&amp;[.AF278]&amp;[.AG27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79]&amp;[.H279]&amp;[.I279]&amp;[.J279])&gt;0;[.C279]&amp;&quot;-&quot;&amp;[.D279]&amp;&quot;-&quot;&amp;[.G279]&amp;[.H279]&amp;[.I279]&amp;[.J279];[.C279]&amp;&quot;-&quot;&amp;[.K279]&amp;&quot;-&quot;&amp;[.L279])&amp;IF(LEN([.AD279]&amp;[.AE279]&amp;[.AF279]&amp;[.AG279])&gt;0;&quot;-&quot;&amp;[.AD279]&amp;[.AE279]&amp;[.AF279]&amp;[.AG27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0]&amp;[.H280]&amp;[.I280]&amp;[.J280])&gt;0;[.C280]&amp;&quot;-&quot;&amp;[.D280]&amp;&quot;-&quot;&amp;[.G280]&amp;[.H280]&amp;[.I280]&amp;[.J280];[.C280]&amp;&quot;-&quot;&amp;[.K280]&amp;&quot;-&quot;&amp;[.L280])&amp;IF(LEN([.AD280]&amp;[.AE280]&amp;[.AF280]&amp;[.AG280])&gt;0;&quot;-&quot;&amp;[.AD280]&amp;[.AE280]&amp;[.AF280]&amp;[.AG28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1]&amp;[.H281]&amp;[.I281]&amp;[.J281])&gt;0;[.C281]&amp;&quot;-&quot;&amp;[.D281]&amp;&quot;-&quot;&amp;[.G281]&amp;[.H281]&amp;[.I281]&amp;[.J281];[.C281]&amp;&quot;-&quot;&amp;[.K281]&amp;&quot;-&quot;&amp;[.L281])&amp;IF(LEN([.AD281]&amp;[.AE281]&amp;[.AF281]&amp;[.AG281])&gt;0;&quot;-&quot;&amp;[.AD281]&amp;[.AE281]&amp;[.AF281]&amp;[.AG28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2]&amp;[.H282]&amp;[.I282]&amp;[.J282])&gt;0;[.C282]&amp;&quot;-&quot;&amp;[.D282]&amp;&quot;-&quot;&amp;[.G282]&amp;[.H282]&amp;[.I282]&amp;[.J282];[.C282]&amp;&quot;-&quot;&amp;[.K282]&amp;&quot;-&quot;&amp;[.L282])&amp;IF(LEN([.AD282]&amp;[.AE282]&amp;[.AF282]&amp;[.AG282])&gt;0;&quot;-&quot;&amp;[.AD282]&amp;[.AE282]&amp;[.AF282]&amp;[.AG28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3]&amp;[.H283]&amp;[.I283]&amp;[.J283])&gt;0;[.C283]&amp;&quot;-&quot;&amp;[.D283]&amp;&quot;-&quot;&amp;[.G283]&amp;[.H283]&amp;[.I283]&amp;[.J283];[.C283]&amp;&quot;-&quot;&amp;[.K283]&amp;&quot;-&quot;&amp;[.L283])&amp;IF(LEN([.AD283]&amp;[.AE283]&amp;[.AF283]&amp;[.AG283])&gt;0;&quot;-&quot;&amp;[.AD283]&amp;[.AE283]&amp;[.AF283]&amp;[.AG28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4]&amp;[.H284]&amp;[.I284]&amp;[.J284])&gt;0;[.C284]&amp;&quot;-&quot;&amp;[.D284]&amp;&quot;-&quot;&amp;[.G284]&amp;[.H284]&amp;[.I284]&amp;[.J284];[.C284]&amp;&quot;-&quot;&amp;[.K284]&amp;&quot;-&quot;&amp;[.L284])&amp;IF(LEN([.AD284]&amp;[.AE284]&amp;[.AF284]&amp;[.AG284])&gt;0;&quot;-&quot;&amp;[.AD284]&amp;[.AE284]&amp;[.AF284]&amp;[.AG28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5]&amp;[.H285]&amp;[.I285]&amp;[.J285])&gt;0;[.C285]&amp;&quot;-&quot;&amp;[.D285]&amp;&quot;-&quot;&amp;[.G285]&amp;[.H285]&amp;[.I285]&amp;[.J285];[.C285]&amp;&quot;-&quot;&amp;[.K285]&amp;&quot;-&quot;&amp;[.L285])&amp;IF(LEN([.AD285]&amp;[.AE285]&amp;[.AF285]&amp;[.AG285])&gt;0;&quot;-&quot;&amp;[.AD285]&amp;[.AE285]&amp;[.AF285]&amp;[.AG28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6]&amp;[.H286]&amp;[.I286]&amp;[.J286])&gt;0;[.C286]&amp;&quot;-&quot;&amp;[.D286]&amp;&quot;-&quot;&amp;[.G286]&amp;[.H286]&amp;[.I286]&amp;[.J286];[.C286]&amp;&quot;-&quot;&amp;[.K286]&amp;&quot;-&quot;&amp;[.L286])&amp;IF(LEN([.AD286]&amp;[.AE286]&amp;[.AF286]&amp;[.AG286])&gt;0;&quot;-&quot;&amp;[.AD286]&amp;[.AE286]&amp;[.AF286]&amp;[.AG28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7]&amp;[.H287]&amp;[.I287]&amp;[.J287])&gt;0;[.C287]&amp;&quot;-&quot;&amp;[.D287]&amp;&quot;-&quot;&amp;[.G287]&amp;[.H287]&amp;[.I287]&amp;[.J287];[.C287]&amp;&quot;-&quot;&amp;[.K287]&amp;&quot;-&quot;&amp;[.L287])&amp;IF(LEN([.AD287]&amp;[.AE287]&amp;[.AF287]&amp;[.AG287])&gt;0;&quot;-&quot;&amp;[.AD287]&amp;[.AE287]&amp;[.AF287]&amp;[.AG28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8]&amp;[.H288]&amp;[.I288]&amp;[.J288])&gt;0;[.C288]&amp;&quot;-&quot;&amp;[.D288]&amp;&quot;-&quot;&amp;[.G288]&amp;[.H288]&amp;[.I288]&amp;[.J288];[.C288]&amp;&quot;-&quot;&amp;[.K288]&amp;&quot;-&quot;&amp;[.L288])&amp;IF(LEN([.AD288]&amp;[.AE288]&amp;[.AF288]&amp;[.AG288])&gt;0;&quot;-&quot;&amp;[.AD288]&amp;[.AE288]&amp;[.AF288]&amp;[.AG28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89]&amp;[.H289]&amp;[.I289]&amp;[.J289])&gt;0;[.C289]&amp;&quot;-&quot;&amp;[.D289]&amp;&quot;-&quot;&amp;[.G289]&amp;[.H289]&amp;[.I289]&amp;[.J289];[.C289]&amp;&quot;-&quot;&amp;[.K289]&amp;&quot;-&quot;&amp;[.L289])&amp;IF(LEN([.AD289]&amp;[.AE289]&amp;[.AF289]&amp;[.AG289])&gt;0;&quot;-&quot;&amp;[.AD289]&amp;[.AE289]&amp;[.AF289]&amp;[.AG28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0]&amp;[.H290]&amp;[.I290]&amp;[.J290])&gt;0;[.C290]&amp;&quot;-&quot;&amp;[.D290]&amp;&quot;-&quot;&amp;[.G290]&amp;[.H290]&amp;[.I290]&amp;[.J290];[.C290]&amp;&quot;-&quot;&amp;[.K290]&amp;&quot;-&quot;&amp;[.L290])&amp;IF(LEN([.AD290]&amp;[.AE290]&amp;[.AF290]&amp;[.AG290])&gt;0;&quot;-&quot;&amp;[.AD290]&amp;[.AE290]&amp;[.AF290]&amp;[.AG29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1]&amp;[.H291]&amp;[.I291]&amp;[.J291])&gt;0;[.C291]&amp;&quot;-&quot;&amp;[.D291]&amp;&quot;-&quot;&amp;[.G291]&amp;[.H291]&amp;[.I291]&amp;[.J291];[.C291]&amp;&quot;-&quot;&amp;[.K291]&amp;&quot;-&quot;&amp;[.L291])&amp;IF(LEN([.AD291]&amp;[.AE291]&amp;[.AF291]&amp;[.AG291])&gt;0;&quot;-&quot;&amp;[.AD291]&amp;[.AE291]&amp;[.AF291]&amp;[.AG29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2]&amp;[.H292]&amp;[.I292]&amp;[.J292])&gt;0;[.C292]&amp;&quot;-&quot;&amp;[.D292]&amp;&quot;-&quot;&amp;[.G292]&amp;[.H292]&amp;[.I292]&amp;[.J292];[.C292]&amp;&quot;-&quot;&amp;[.K292]&amp;&quot;-&quot;&amp;[.L292])&amp;IF(LEN([.AD292]&amp;[.AE292]&amp;[.AF292]&amp;[.AG292])&gt;0;&quot;-&quot;&amp;[.AD292]&amp;[.AE292]&amp;[.AF292]&amp;[.AG29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3]&amp;[.H293]&amp;[.I293]&amp;[.J293])&gt;0;[.C293]&amp;&quot;-&quot;&amp;[.D293]&amp;&quot;-&quot;&amp;[.G293]&amp;[.H293]&amp;[.I293]&amp;[.J293];[.C293]&amp;&quot;-&quot;&amp;[.K293]&amp;&quot;-&quot;&amp;[.L293])&amp;IF(LEN([.AD293]&amp;[.AE293]&amp;[.AF293]&amp;[.AG293])&gt;0;&quot;-&quot;&amp;[.AD293]&amp;[.AE293]&amp;[.AF293]&amp;[.AG29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4]&amp;[.H294]&amp;[.I294]&amp;[.J294])&gt;0;[.C294]&amp;&quot;-&quot;&amp;[.D294]&amp;&quot;-&quot;&amp;[.G294]&amp;[.H294]&amp;[.I294]&amp;[.J294];[.C294]&amp;&quot;-&quot;&amp;[.K294]&amp;&quot;-&quot;&amp;[.L294])&amp;IF(LEN([.AD294]&amp;[.AE294]&amp;[.AF294]&amp;[.AG294])&gt;0;&quot;-&quot;&amp;[.AD294]&amp;[.AE294]&amp;[.AF294]&amp;[.AG29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5]&amp;[.H295]&amp;[.I295]&amp;[.J295])&gt;0;[.C295]&amp;&quot;-&quot;&amp;[.D295]&amp;&quot;-&quot;&amp;[.G295]&amp;[.H295]&amp;[.I295]&amp;[.J295];[.C295]&amp;&quot;-&quot;&amp;[.K295]&amp;&quot;-&quot;&amp;[.L295])&amp;IF(LEN([.AD295]&amp;[.AE295]&amp;[.AF295]&amp;[.AG295])&gt;0;&quot;-&quot;&amp;[.AD295]&amp;[.AE295]&amp;[.AF295]&amp;[.AG29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6]&amp;[.H296]&amp;[.I296]&amp;[.J296])&gt;0;[.C296]&amp;&quot;-&quot;&amp;[.D296]&amp;&quot;-&quot;&amp;[.G296]&amp;[.H296]&amp;[.I296]&amp;[.J296];[.C296]&amp;&quot;-&quot;&amp;[.K296]&amp;&quot;-&quot;&amp;[.L296])&amp;IF(LEN([.AD296]&amp;[.AE296]&amp;[.AF296]&amp;[.AG296])&gt;0;&quot;-&quot;&amp;[.AD296]&amp;[.AE296]&amp;[.AF296]&amp;[.AG29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7]&amp;[.H297]&amp;[.I297]&amp;[.J297])&gt;0;[.C297]&amp;&quot;-&quot;&amp;[.D297]&amp;&quot;-&quot;&amp;[.G297]&amp;[.H297]&amp;[.I297]&amp;[.J297];[.C297]&amp;&quot;-&quot;&amp;[.K297]&amp;&quot;-&quot;&amp;[.L297])&amp;IF(LEN([.AD297]&amp;[.AE297]&amp;[.AF297]&amp;[.AG297])&gt;0;&quot;-&quot;&amp;[.AD297]&amp;[.AE297]&amp;[.AF297]&amp;[.AG29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8]&amp;[.H298]&amp;[.I298]&amp;[.J298])&gt;0;[.C298]&amp;&quot;-&quot;&amp;[.D298]&amp;&quot;-&quot;&amp;[.G298]&amp;[.H298]&amp;[.I298]&amp;[.J298];[.C298]&amp;&quot;-&quot;&amp;[.K298]&amp;&quot;-&quot;&amp;[.L298])&amp;IF(LEN([.AD298]&amp;[.AE298]&amp;[.AF298]&amp;[.AG298])&gt;0;&quot;-&quot;&amp;[.AD298]&amp;[.AE298]&amp;[.AF298]&amp;[.AG29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299]&amp;[.H299]&amp;[.I299]&amp;[.J299])&gt;0;[.C299]&amp;&quot;-&quot;&amp;[.D299]&amp;&quot;-&quot;&amp;[.G299]&amp;[.H299]&amp;[.I299]&amp;[.J299];[.C299]&amp;&quot;-&quot;&amp;[.K299]&amp;&quot;-&quot;&amp;[.L299])&amp;IF(LEN([.AD299]&amp;[.AE299]&amp;[.AF299]&amp;[.AG299])&gt;0;&quot;-&quot;&amp;[.AD299]&amp;[.AE299]&amp;[.AF299]&amp;[.AG29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0]&amp;[.H300]&amp;[.I300]&amp;[.J300])&gt;0;[.C300]&amp;&quot;-&quot;&amp;[.D300]&amp;&quot;-&quot;&amp;[.G300]&amp;[.H300]&amp;[.I300]&amp;[.J300];[.C300]&amp;&quot;-&quot;&amp;[.K300]&amp;&quot;-&quot;&amp;[.L300])&amp;IF(LEN([.AD300]&amp;[.AE300]&amp;[.AF300]&amp;[.AG300])&gt;0;&quot;-&quot;&amp;[.AD300]&amp;[.AE300]&amp;[.AF300]&amp;[.AG30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1]&amp;[.H301]&amp;[.I301]&amp;[.J301])&gt;0;[.C301]&amp;&quot;-&quot;&amp;[.D301]&amp;&quot;-&quot;&amp;[.G301]&amp;[.H301]&amp;[.I301]&amp;[.J301];[.C301]&amp;&quot;-&quot;&amp;[.K301]&amp;&quot;-&quot;&amp;[.L301])&amp;IF(LEN([.AD301]&amp;[.AE301]&amp;[.AF301]&amp;[.AG301])&gt;0;&quot;-&quot;&amp;[.AD301]&amp;[.AE301]&amp;[.AF301]&amp;[.AG30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2]&amp;[.H302]&amp;[.I302]&amp;[.J302])&gt;0;[.C302]&amp;&quot;-&quot;&amp;[.D302]&amp;&quot;-&quot;&amp;[.G302]&amp;[.H302]&amp;[.I302]&amp;[.J302];[.C302]&amp;&quot;-&quot;&amp;[.K302]&amp;&quot;-&quot;&amp;[.L302])&amp;IF(LEN([.AD302]&amp;[.AE302]&amp;[.AF302]&amp;[.AG302])&gt;0;&quot;-&quot;&amp;[.AD302]&amp;[.AE302]&amp;[.AF302]&amp;[.AG30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3]&amp;[.H303]&amp;[.I303]&amp;[.J303])&gt;0;[.C303]&amp;&quot;-&quot;&amp;[.D303]&amp;&quot;-&quot;&amp;[.G303]&amp;[.H303]&amp;[.I303]&amp;[.J303];[.C303]&amp;&quot;-&quot;&amp;[.K303]&amp;&quot;-&quot;&amp;[.L303])&amp;IF(LEN([.AD303]&amp;[.AE303]&amp;[.AF303]&amp;[.AG303])&gt;0;&quot;-&quot;&amp;[.AD303]&amp;[.AE303]&amp;[.AF303]&amp;[.AG30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4]&amp;[.H304]&amp;[.I304]&amp;[.J304])&gt;0;[.C304]&amp;&quot;-&quot;&amp;[.D304]&amp;&quot;-&quot;&amp;[.G304]&amp;[.H304]&amp;[.I304]&amp;[.J304];[.C304]&amp;&quot;-&quot;&amp;[.K304]&amp;&quot;-&quot;&amp;[.L304])&amp;IF(LEN([.AD304]&amp;[.AE304]&amp;[.AF304]&amp;[.AG304])&gt;0;&quot;-&quot;&amp;[.AD304]&amp;[.AE304]&amp;[.AF304]&amp;[.AG30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5]&amp;[.H305]&amp;[.I305]&amp;[.J305])&gt;0;[.C305]&amp;&quot;-&quot;&amp;[.D305]&amp;&quot;-&quot;&amp;[.G305]&amp;[.H305]&amp;[.I305]&amp;[.J305];[.C305]&amp;&quot;-&quot;&amp;[.K305]&amp;&quot;-&quot;&amp;[.L305])&amp;IF(LEN([.AD305]&amp;[.AE305]&amp;[.AF305]&amp;[.AG305])&gt;0;&quot;-&quot;&amp;[.AD305]&amp;[.AE305]&amp;[.AF305]&amp;[.AG30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6]&amp;[.H306]&amp;[.I306]&amp;[.J306])&gt;0;[.C306]&amp;&quot;-&quot;&amp;[.D306]&amp;&quot;-&quot;&amp;[.G306]&amp;[.H306]&amp;[.I306]&amp;[.J306];[.C306]&amp;&quot;-&quot;&amp;[.K306]&amp;&quot;-&quot;&amp;[.L306])&amp;IF(LEN([.AD306]&amp;[.AE306]&amp;[.AF306]&amp;[.AG306])&gt;0;&quot;-&quot;&amp;[.AD306]&amp;[.AE306]&amp;[.AF306]&amp;[.AG30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7]&amp;[.H307]&amp;[.I307]&amp;[.J307])&gt;0;[.C307]&amp;&quot;-&quot;&amp;[.D307]&amp;&quot;-&quot;&amp;[.G307]&amp;[.H307]&amp;[.I307]&amp;[.J307];[.C307]&amp;&quot;-&quot;&amp;[.K307]&amp;&quot;-&quot;&amp;[.L307])&amp;IF(LEN([.AD307]&amp;[.AE307]&amp;[.AF307]&amp;[.AG307])&gt;0;&quot;-&quot;&amp;[.AD307]&amp;[.AE307]&amp;[.AF307]&amp;[.AG30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8]&amp;[.H308]&amp;[.I308]&amp;[.J308])&gt;0;[.C308]&amp;&quot;-&quot;&amp;[.D308]&amp;&quot;-&quot;&amp;[.G308]&amp;[.H308]&amp;[.I308]&amp;[.J308];[.C308]&amp;&quot;-&quot;&amp;[.K308]&amp;&quot;-&quot;&amp;[.L308])&amp;IF(LEN([.AD308]&amp;[.AE308]&amp;[.AF308]&amp;[.AG308])&gt;0;&quot;-&quot;&amp;[.AD308]&amp;[.AE308]&amp;[.AF308]&amp;[.AG30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09]&amp;[.H309]&amp;[.I309]&amp;[.J309])&gt;0;[.C309]&amp;&quot;-&quot;&amp;[.D309]&amp;&quot;-&quot;&amp;[.G309]&amp;[.H309]&amp;[.I309]&amp;[.J309];[.C309]&amp;&quot;-&quot;&amp;[.K309]&amp;&quot;-&quot;&amp;[.L309])&amp;IF(LEN([.AD309]&amp;[.AE309]&amp;[.AF309]&amp;[.AG309])&gt;0;&quot;-&quot;&amp;[.AD309]&amp;[.AE309]&amp;[.AF309]&amp;[.AG30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0]&amp;[.H310]&amp;[.I310]&amp;[.J310])&gt;0;[.C310]&amp;&quot;-&quot;&amp;[.D310]&amp;&quot;-&quot;&amp;[.G310]&amp;[.H310]&amp;[.I310]&amp;[.J310];[.C310]&amp;&quot;-&quot;&amp;[.K310]&amp;&quot;-&quot;&amp;[.L310])&amp;IF(LEN([.AD310]&amp;[.AE310]&amp;[.AF310]&amp;[.AG310])&gt;0;&quot;-&quot;&amp;[.AD310]&amp;[.AE310]&amp;[.AF310]&amp;[.AG31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1]&amp;[.H311]&amp;[.I311]&amp;[.J311])&gt;0;[.C311]&amp;&quot;-&quot;&amp;[.D311]&amp;&quot;-&quot;&amp;[.G311]&amp;[.H311]&amp;[.I311]&amp;[.J311];[.C311]&amp;&quot;-&quot;&amp;[.K311]&amp;&quot;-&quot;&amp;[.L311])&amp;IF(LEN([.AD311]&amp;[.AE311]&amp;[.AF311]&amp;[.AG311])&gt;0;&quot;-&quot;&amp;[.AD311]&amp;[.AE311]&amp;[.AF311]&amp;[.AG31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2]&amp;[.H312]&amp;[.I312]&amp;[.J312])&gt;0;[.C312]&amp;&quot;-&quot;&amp;[.D312]&amp;&quot;-&quot;&amp;[.G312]&amp;[.H312]&amp;[.I312]&amp;[.J312];[.C312]&amp;&quot;-&quot;&amp;[.K312]&amp;&quot;-&quot;&amp;[.L312])&amp;IF(LEN([.AD312]&amp;[.AE312]&amp;[.AF312]&amp;[.AG312])&gt;0;&quot;-&quot;&amp;[.AD312]&amp;[.AE312]&amp;[.AF312]&amp;[.AG31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3]&amp;[.H313]&amp;[.I313]&amp;[.J313])&gt;0;[.C313]&amp;&quot;-&quot;&amp;[.D313]&amp;&quot;-&quot;&amp;[.G313]&amp;[.H313]&amp;[.I313]&amp;[.J313];[.C313]&amp;&quot;-&quot;&amp;[.K313]&amp;&quot;-&quot;&amp;[.L313])&amp;IF(LEN([.AD313]&amp;[.AE313]&amp;[.AF313]&amp;[.AG313])&gt;0;&quot;-&quot;&amp;[.AD313]&amp;[.AE313]&amp;[.AF313]&amp;[.AG31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4]&amp;[.H314]&amp;[.I314]&amp;[.J314])&gt;0;[.C314]&amp;&quot;-&quot;&amp;[.D314]&amp;&quot;-&quot;&amp;[.G314]&amp;[.H314]&amp;[.I314]&amp;[.J314];[.C314]&amp;&quot;-&quot;&amp;[.K314]&amp;&quot;-&quot;&amp;[.L314])&amp;IF(LEN([.AD314]&amp;[.AE314]&amp;[.AF314]&amp;[.AG314])&gt;0;&quot;-&quot;&amp;[.AD314]&amp;[.AE314]&amp;[.AF314]&amp;[.AG31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5]&amp;[.H315]&amp;[.I315]&amp;[.J315])&gt;0;[.C315]&amp;&quot;-&quot;&amp;[.D315]&amp;&quot;-&quot;&amp;[.G315]&amp;[.H315]&amp;[.I315]&amp;[.J315];[.C315]&amp;&quot;-&quot;&amp;[.K315]&amp;&quot;-&quot;&amp;[.L315])&amp;IF(LEN([.AD315]&amp;[.AE315]&amp;[.AF315]&amp;[.AG315])&gt;0;&quot;-&quot;&amp;[.AD315]&amp;[.AE315]&amp;[.AF315]&amp;[.AG31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6]&amp;[.H316]&amp;[.I316]&amp;[.J316])&gt;0;[.C316]&amp;&quot;-&quot;&amp;[.D316]&amp;&quot;-&quot;&amp;[.G316]&amp;[.H316]&amp;[.I316]&amp;[.J316];[.C316]&amp;&quot;-&quot;&amp;[.K316]&amp;&quot;-&quot;&amp;[.L316])&amp;IF(LEN([.AD316]&amp;[.AE316]&amp;[.AF316]&amp;[.AG316])&gt;0;&quot;-&quot;&amp;[.AD316]&amp;[.AE316]&amp;[.AF316]&amp;[.AG31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7]&amp;[.H317]&amp;[.I317]&amp;[.J317])&gt;0;[.C317]&amp;&quot;-&quot;&amp;[.D317]&amp;&quot;-&quot;&amp;[.G317]&amp;[.H317]&amp;[.I317]&amp;[.J317];[.C317]&amp;&quot;-&quot;&amp;[.K317]&amp;&quot;-&quot;&amp;[.L317])&amp;IF(LEN([.AD317]&amp;[.AE317]&amp;[.AF317]&amp;[.AG317])&gt;0;&quot;-&quot;&amp;[.AD317]&amp;[.AE317]&amp;[.AF317]&amp;[.AG31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formula="of:=IF(LEN([.G318]&amp;[.H318]&amp;[.I318]&amp;[.J318])&gt;0;[.C318]&amp;&quot;-&quot;&amp;[.D318]&amp;&quot;-&quot;&amp;[.G318]&amp;[.H318]&amp;[.I318]&amp;[.J318];[.C318]&amp;&quot;-&quot;&amp;[.K318]&amp;&quot;-&quot;&amp;[.L318])&amp;IF(LEN([.AD318]&amp;[.AE318]&amp;[.AF318]&amp;[.AG318])&gt;0;&quot;-&quot;&amp;[.AD318]&amp;[.AE318]&amp;[.AF318]&amp;[.AG31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3"/>
          <table:table-cell table:number-columns-repeated="6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1"/>
        </table:table-row>
        <table:table-row table:style-name="ro2">
          <table:table-cell table:style-name="ce26"/>
          <table:table-cell table:style-name="ce54" table:number-columns-repeated="14"/>
          <table:table-cell table:style-name="ce84"/>
          <table:table-cell table:style-name="ce54" table:number-columns-repeated="7"/>
          <table:table-cell table:style-name="ce133" table:number-columns-repeated="6"/>
          <table:table-cell table:style-name="ce54" table:number-columns-repeated="4"/>
          <table:table-cell table:number-columns-repeated="991"/>
        </table:table-row>
        <table:table-row table:style-name="ro2" table:number-rows-repeated="104825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91" office:value-type="float" office:value="0">
            <text:p>0</text:p>
          </table:table-cell>
          <table:table-cell table:style-name="ce53" table:number-columns-repeated="1022"/>
        </table:table-row>
        <table:table-row table:style-name="ro3">
          <table:table-cell office:value-type="string">
            <text:p>numSticks</text:p>
          </table:table-cell>
          <table:table-cell table:number-columns-repeated="1023"/>
        </table:table-row>
        <table:table-row table:style-name="ro3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80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81" table:number-columns-repeated="2" table:default-cell-style-name="ce59"/>
        <table:table-column table:style-name="co13" table:number-columns-repeated="100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08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2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05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number-columns-repeated="3" table:style-name="ce105" office:value-type="float" office:value="1">
            <text:p>1</text:p>
          </table:table-cell>
          <table:table-cell table:style-name="ce105"/>
          <table:table-cell table:style-name="ce102"/>
          <table:table-cell table:style-name="ce107" office:value-type="string">
            <text:p>TEMP</text:p>
          </table:table-cell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3" office:value-type="string">
            <text:p>walk</text:p>
          </table:table-cell>
          <table:table-cell table:style-name="ce104" office:value-type="string">
            <text:p>Walk to</text:p>
          </table:table-cell>
          <table:table-cell table:style-name="ce104" office:value-type="string">
            <text:p>DEFAULT</text:p>
          </table:table-cell>
          <table:table-cell table:style-name="ce106"/>
          <table:table-cell table:number-columns-repeated="5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104" table:number-columns-repeated="1007"/>
        </table:table-row>
        <table:table-row table:style-name="ro3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5"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05"/>
          <table:table-cell table:style-name="ce105" office:value-type="float" office:value="180">
            <text:p>18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4" table:style-name="ce105" office:value-type="float" office:value="1"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05"/>
          <table:table-cell table:style-name="ce105" office:value-type="float" office:value="60">
            <text:p>6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6"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05"/>
          <table:table-cell table:style-name="ce105" office:value-type="float" office:value="120">
            <text:p>12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07" office:value-type="string">
            <text:p>pull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07" office:value-type="string">
            <text:p>magnifying-glass</text:p>
          </table:table-cell>
          <table:table-cell table:number-columns-repeated="1010"/>
        </table:table-row>
        <table:table-row table:style-name="ro2">
          <table:table-cell office:value-type="string">
            <text:p>strength</text:p>
          </table:table-cell>
          <table:table-cell office:value-type="string">
            <text:p>Strength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strength</text:p>
          </table:table-cell>
          <table:table-cell office:value-type="string">
            <text:p>Strength</text:p>
          </table:table-cell>
          <table:table-cell office:value-type="string">
            <text:p>johnn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07" office:value-type="string">
            <text:p>strong-man</text:p>
          </table:table-cell>
          <table:table-cell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57" table:default-cell-style-name="ce4"/>
        <table:table-column table:style-name="co58" table:default-cell-style-name="ce4"/>
        <table:table-column table:style-name="co60" table:number-columns-repeated="2" table:default-cell-style-name="ce59"/>
        <table:table-column table:style-name="co61" table:default-cell-style-name="ce59"/>
        <table:table-column table:style-name="co60" table:default-cell-style-name="ce59"/>
        <table:table-column table:style-name="co62" table:default-cell-style-name="ce4"/>
        <table:table-column table:style-name="co59" table:number-columns-repeated="2" table:default-cell-style-name="ce64"/>
        <table:table-column table:style-name="co60" table:number-columns-repeated="3" table:default-cell-style-name="ce64"/>
        <table:table-column table:style-name="co60" table:default-cell-style-name="ce59"/>
        <table:table-column table:style-name="co37" table:default-cell-style-name="ce64"/>
        <table:table-column table:style-name="co63" table:default-cell-style-name="ce92"/>
        <table:table-column table:style-name="co37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60" table:default-cell-style-name="ce4"/>
        <table:table-column table:style-name="co26" table:default-cell-style-name="ce59"/>
        <table:table-column table:style-name="co37" table:default-cell-style-name="ce94"/>
        <table:table-column table:style-name="co64" table:number-columns-repeated="8" table:default-cell-style-name="ce96"/>
        <table:table-column table:style-name="co64" table:number-columns-repeated="8" table:default-cell-style-name="ce98"/>
        <table:table-column table:style-name="co65" table:default-cell-style-name="ce100"/>
        <table:table-column table:style-name="co66" table:default-cell-style-name="ce100"/>
        <table:table-column table:style-name="co33" table:default-cell-style-name="ce100"/>
        <table:table-column table:style-name="co61" table:number-columns-repeated="2" table:default-cell-style-name="ce116"/>
        <table:table-column table:style-name="co66" table:default-cell-style-name="ce100"/>
        <table:table-column table:style-name="co68" table:default-cell-style-name="ce100"/>
        <table:table-column table:style-name="co66" table:default-cell-style-name="ce100"/>
        <table:table-column table:style-name="co35" table:default-cell-style-name="ce100"/>
        <table:table-column table:style-name="co13" table:number-columns-repeated="975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7" office:value-type="string">
            <text:p>Walks</text:p>
          </table:table-cell>
          <table:table-cell table:style-name="ce62" office:value-type="string">
            <text:p>Walk_Speed</text:p>
          </table:table-cell>
          <table:table-cell table:style-name="ce89" office:value-type="string">
            <text:p>Label_Portrait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93" office:value-type="string">
            <text:p>Animation_Current</text:p>
          </table:table-cell>
          <table:table-cell table:style-name="ce95" office:value-type="string">
            <text:p>Idle_N</text:p>
          </table:table-cell>
          <table:table-cell table:style-name="ce95" office:value-type="string">
            <text:p>Idle_E</text:p>
          </table:table-cell>
          <table:table-cell table:style-name="ce95" office:value-type="string">
            <text:p>Idle_W</text:p>
          </table:table-cell>
          <table:table-cell table:style-name="ce95" office:value-type="string">
            <text:p>Idle_S</text:p>
          </table:table-cell>
          <table:table-cell table:style-name="ce95" office:value-type="string">
            <text:p>Idle_NE</text:p>
          </table:table-cell>
          <table:table-cell table:style-name="ce95" office:value-type="string">
            <text:p>Idle_NW</text:p>
          </table:table-cell>
          <table:table-cell table:style-name="ce95" office:value-type="string">
            <text:p>Idle_SE</text:p>
          </table:table-cell>
          <table:table-cell table:style-name="ce95" office:value-type="string">
            <text:p>Idle_SW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</text:p>
          </table:table-cell>
          <table:table-cell table:style-name="ce97" office:value-type="string">
            <text:p>W</text:p>
          </table:table-cell>
          <table:table-cell table:style-name="ce97" office:value-type="string">
            <text:p>S</text:p>
          </table:table-cell>
          <table:table-cell table:style-name="ce97" office:value-type="string">
            <text:p>NE</text:p>
          </table:table-cell>
          <table:table-cell table:style-name="ce97" office:value-type="string">
            <text:p>NW</text:p>
          </table:table-cell>
          <table:table-cell table:style-name="ce97" office:value-type="string">
            <text:p>SE</text:p>
          </table:table-cell>
          <table:table-cell table:style-name="ce97" office:value-type="string">
            <text:p>SW</text:p>
          </table:table-cell>
          <table:table-cell table:style-name="ce99" office:value-type="string">
            <text:p>Cursor_Path</text:p>
          </table:table-cell>
          <table:table-cell table:style-name="ce99" office:value-type="string">
            <text:p>Cursor_Filename</text:p>
          </table:table-cell>
          <table:table-cell table:style-name="ce99" office:value-type="string">
            <text:p>Cursor_Extension</text:p>
          </table:table-cell>
          <table:table-cell table:style-name="ce101" office:value-type="string">
            <text:p>Cursor_Point_X</text:p>
          </table:table-cell>
          <table:table-cell table:style-name="ce101" office:value-type="string">
            <text:p>Cursor_Point_Y</text:p>
          </table:table-cell>
          <table:table-cell table:style-name="ce99" office:value-type="string">
            <text:p>Action_Wheel_Path</text:p>
          </table:table-cell>
          <table:table-cell table:style-name="ce99" office:value-type="string">
            <text:p>Action_Wheel_Filename</text:p>
          </table:table-cell>
          <table:table-cell table:style-name="ce99" office:value-type="string">
            <text:p>Action_Wheel_Extension</text:p>
          </table:table-cell>
          <table:table-cell table:style-name="ce99"/>
          <table:table-cell table:style-name="ce50" table:number-columns-repeated="975"/>
        </table:table-row>
        <table:table-row table:style-name="ro2">
          <table:table-cell table:style-name="ce7" office:value-type="string">
            <text:p>DEFAULT</text:p>
          </table:table-cell>
          <table:table-cell table:style-name="ce7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45" office:value-type="float" office:value="1">
            <text:p>1</text:p>
          </table:table-cell>
          <table:table-cell table:style-name="ce63" office:value-type="percentage" office:value="1">
            <text:p>100%</text:p>
          </table:table-cell>
          <table:table-cell table:style-name="ce90" office:value-type="float" office:value="1">
            <text:p>1</text:p>
          </table:table-cell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115" office:value-type="percentage" office:value="0.02">
            <text:p>2.0%</text:p>
          </table:table-cell>
          <table:table-cell table:style-name="ce115" office:value-type="percentage" office:value="0.03">
            <text:p>3.0%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76"/>
        </table:table-row>
        <table:table-row table:style-name="ro3">
          <table:table-cell office:value-type="string">
            <text:p>lindsay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6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4"/>
          <table:table-cell office:value-type="string">
            <text:p>vc_lindsay</text:p>
          </table:table-cell>
          <table:table-cell table:number-columns-repeated="977"/>
        </table:table-row>
        <table:table-row table:style-name="ro2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4"/>
          <table:table-cell office:value-type="percentage" office:value="1.15">
            <text:p>115%</text:p>
          </table:table-cell>
          <table:table-cell/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4"/>
          <table:table-cell office:value-type="string">
            <text:p>vc_johnny</text:p>
          </table:table-cell>
          <table:table-cell table:number-columns-repeated="977"/>
        </table:table-row>
        <table:table-row table:style-name="ro2">
          <table:table-cell office:value-type="string">
            <text:p>sarah</text:p>
          </table:table-cell>
          <table:table-cell office:value-type="string">
            <text:p>Sarah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4"/>
          <table:table-cell office:value-type="percentage" office:value="0.9">
            <text:p>90%</text:p>
          </table:table-cell>
          <table:table-cell/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4"/>
          <table:table-cell office:value-type="string">
            <text:p>vc_sarah</text:p>
          </table:table-cell>
          <table:table-cell table:number-columns-repeated="977"/>
        </table:table-row>
        <table:table-row table:style-name="ro2">
          <table:table-cell office:value-type="string">
            <text:p>narrator</text:p>
          </table:table-cell>
          <table:table-cell office:value-type="string">
            <text:p>Narrator</text:p>
          </table:table-cell>
          <table:table-cell table:number-columns-repeated="13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3"/>
        </table:table-row>
        <table:table-row table:style-name="ro3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forest-03</text:p>
          </table:table-cell>
          <table:table-cell office:value-type="percentage" office:value="0.73">
            <text:p>73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3"/>
          <table:table-cell office:value-type="string">
            <text:p>#ffffff</text:p>
          </table:table-cell>
          <table:table-cell office:value-type="string">
            <text:p>#000000</text:p>
          </table:table-cell>
          <table:table-cell table:number-columns-repeated="5"/>
          <table:table-cell table:number-columns-repeated="16" office:value-type="string">
            <text:p>idle</text:p>
          </table:table-cell>
          <table:table-cell table:number-columns-repeated="984"/>
        </table:table-row>
        <table:table-row table:style-name="ro2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7"/>
          <table:table-cell table:style-name="Default"/>
          <table:table-cell table:number-columns-repeated="1002"/>
        </table:table-row>
        <table:table-row table:style-name="ro2" table:number-rows-repeated="1048567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71" table:default-cell-style-name="Default"/>
        <table:table-column table:style-name="co72" table:default-cell-style-name="ce59"/>
        <table:table-column table:style-name="co17" table:default-cell-style-name="ce110"/>
        <table:table-column table:style-name="co73" table:default-cell-style-name="ce110"/>
        <table:table-column table:style-name="co37" table:default-cell-style-name="ce110"/>
        <table:table-column table:style-name="co74" table:default-cell-style-name="ce112"/>
        <table:table-column table:style-name="co75" table:default-cell-style-name="ce112"/>
        <table:table-column table:style-name="co76" table:default-cell-style-name="ce112"/>
        <table:table-column table:style-name="co77" table:default-cell-style-name="ce114"/>
        <table:table-column table:style-name="co78" table:default-cell-style-name="ce114"/>
        <table:table-column table:style-name="co14" table:default-cell-style-name="ce114"/>
        <table:table-column table:style-name="co13" table:number-columns-repeated="2" table:default-cell-style-name="ce64"/>
        <table:table-column table:style-name="co13" table:number-columns-repeated="3" table:default-cell-style-name="Default"/>
        <table:table-column table:style-name="co35" table:default-cell-style-name="ce59"/>
        <table:table-column table:style-name="co13" table:number-columns-repeated="1004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Require_Actions</text:p>
          </table:table-cell>
          <table:table-cell table:style-name="ce109" office:value-type="string">
            <text:p>Background_Path</text:p>
          </table:table-cell>
          <table:table-cell table:style-name="ce109" office:value-type="string">
            <text:p>Background_Filename</text:p>
          </table:table-cell>
          <table:table-cell table:style-name="ce109" office:value-type="string">
            <text:p>Background_Extension</text:p>
          </table:table-cell>
          <table:table-cell table:style-name="ce111" office:value-type="string">
            <text:p>Foreground_Path</text:p>
          </table:table-cell>
          <table:table-cell table:style-name="ce111" office:value-type="string">
            <text:p>Foreground_Filename</text:p>
          </table:table-cell>
          <table:table-cell table:style-name="ce111" office:value-type="string">
            <text:p>Foreground_Extension</text:p>
          </table:table-cell>
          <table:table-cell table:style-name="ce113" office:value-type="string">
            <text:p>Walkmap_Path</text:p>
          </table:table-cell>
          <table:table-cell table:style-name="ce113" office:value-type="string">
            <text:p>Walkmap_Filename</text:p>
          </table:table-cell>
          <table:table-cell table:style-name="ce113" office:value-type="string">
            <text:p>Walkmap_Extension</text:p>
          </table:table-cell>
          <table:table-cell table:style-name="ce62" office:value-type="string">
            <text:p>Zoom_At_Top</text:p>
          </table:table-cell>
          <table:table-cell table:style-name="ce62" office:value-type="string">
            <text:p>Zoom_At_Bottom</text:p>
          </table:table-cell>
          <table:table-cell table:style-name="ce52" office:value-type="string">
            <text:p>Audio_Path</text:p>
          </table:table-cell>
          <table:table-cell table:style-name="ce52" office:value-type="string">
            <text:p>Audio_Filename</text:p>
          </table:table-cell>
          <table:table-cell table:style-name="ce52" office:value-type="string">
            <text:p>Audio_Extension</text:p>
          </table:table-cell>
          <table:table-cell table:style-name="ce57" office:value-type="string">
            <text:p>Audio_Volume_Db</text:p>
          </table:table-cell>
          <table:table-cell table:style-name="ce52" table:number-columns-repeated="1004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2" office:value-type="string">
            <text:p>audio/</text:p>
          </table:table-cell>
          <table:table-cell table:style-name="ce2"/>
          <table:table-cell table:style-name="ce2" office:value-type="string">
            <text:p>.ogg</text:p>
          </table:table-cell>
          <table:table-cell table:style-name="ce45" office:value-type="float" office:value="-18">
            <text:p>-18</text:p>
          </table:table-cell>
          <table:table-cell table:style-name="ce2" table:number-columns-repeated="1004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Monster-Rally-Island-on-Fire</text:p>
          </table:table-cell>
          <table:table-cell/>
          <table:table-cell office:value-type="float" office:value="-12">
            <text:p>-12</text:p>
          </table:table-cell>
          <table:table-cell table:number-columns-repeated="1004"/>
        </table:table-row>
        <table:table-row table:style-name="ro3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7"/>
          <table:table-cell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3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26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79" table:default-cell-style-name="ce4"/>
        <table:table-column table:style-name="co13" table:default-cell-style-name="ce4"/>
        <table:table-column table:style-name="co95" table:default-cell-style-name="ce4"/>
        <table:table-column table:style-name="co13" table:default-cell-style-name="ce4"/>
        <table:table-column table:style-name="co96" table:default-cell-style-name="ce59"/>
        <table:table-column table:style-name="co100" table:default-cell-style-name="ce59"/>
        <table:table-column table:style-name="co47" table:default-cell-style-name="ce4"/>
        <table:table-column table:style-name="co101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60" table:number-columns-repeated="2" table:default-cell-style-name="ce64"/>
        <table:table-column table:style-name="co23" table:default-cell-style-name="ce64"/>
        <table:table-column table:style-name="co80" table:default-cell-style-name="ce59"/>
        <table:table-column table:style-name="co2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2" office:value-type="string">
            <text:p>Label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3">
          <table:table-cell table:style-name="ce7" office:value-type="string">
            <text:p>DEFAULT</text:p>
          </table:table-cell>
          <table:table-cell table:style-name="ce7" table:number-columns-repeated="4"/>
          <table:table-cell table:number-columns-repeated="2" table:style-name="ce45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2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9">
            <text:p>90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8">
            <text:p>78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2">
            <text:p>82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95">
            <text:p>9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8">
            <text:p>80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85">
            <text:p>85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0.75">
            <text:p>75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3">
          <table:table-cell office:value-type="string">
            <text:p>hidequeen</text:p>
          </table:table-cell>
          <table:table-cell table:number-columns-repeated="2"/>
          <table:table-cell office:value-type="string">
            <text:p>Forest</text:p>
          </table:table-cell>
          <table:table-cell office:value-type="string">
            <text:p>forest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ding_trees</text:p>
          </table:table-cell>
          <table:table-cell/>
          <table:table-cell office:value-type="percentage" office:value="0.75">
            <text:p>75%</text:p>
          </table:table-cell>
          <table:table-cell office:value-type="percentage" office:value="0.6">
            <text:p>60%</text:p>
          </table:table-cell>
          <table:table-cell table:number-columns-repeated="1011"/>
        </table:table-row>
        <table:table-row table:style-name="ro2">
          <table:table-cell office:value-type="string">
            <text:p>gem-red</text:p>
          </table:table-cell>
          <table:table-cell table:number-columns-repeated="2"/>
          <table:table-cell office:value-type="string">
            <text:p>Red Gem</text:p>
          </table:table-cell>
          <table:table-cell office:value-type="string">
            <text:p>bedroom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ce134" office:value-type="string">
            <text:p>fire-gem</text:p>
          </table:table-cell>
          <table:table-cell table:number-columns-repeated="1003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20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84" table:default-cell-style-name="Default"/>
        <table:table-column table:style-name="co79" table:default-cell-style-name="Default"/>
        <table:table-column table:style-name="co13" table:default-cell-style-name="ce59"/>
        <table:table-column table:style-name="co13" table:number-columns-repeated="1020" table:default-cell-style-name="Default"/>
        <table:table-row table:style-name="ro2">
          <table:table-cell table:style-name="ce52" office:value-type="string">
            <text:p>Character</text:p>
          </table:table-cell>
          <table:table-cell table:style-name="ce52" office:value-type="string">
            <text:p>Object_Group</text:p>
          </table:table-cell>
          <table:table-cell table:style-name="ce57" office:value-type="string">
            <text:p>Quantity</text:p>
          </table:table-cell>
          <table:table-cell table:style-name="ce52" table:number-columns-repeated="1020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0"/>
        </table:table-row>
        <table:table-row table:style-name="ro2" table:number-rows-repeated="1048573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5" table:default-cell-style-name="Default"/>
        <table:table-column table:style-name="co98" table:number-columns-repeated="2" table:default-cell-style-name="ce64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hift_Dialogue_X</text:p>
          </table:table-cell>
          <table:table-cell table:style-name="ce62" office:value-type="string">
            <text:p>Shift_Dialogue_Y</text:p>
          </table:table-cell>
          <table:table-cell table:style-name="ce52" table:number-columns-repeated="1016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17">
            <text:p>17%</text:p>
          </table:table-cell>
          <table:table-cell table:style-name="ce63" office:value-type="percentage" office:value="0">
            <text:p>0%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Animations" table:style-name="ta1" table:print="false">
        <office:forms form:automatic-focus="false" form:apply-design-mode="false"/>
        <table:table-column table:style-name="co47" table:number-columns-repeated="2" table:default-cell-style-name="Default"/>
        <table:table-column table:style-name="co97" table:default-cell-style-name="Default"/>
        <table:table-column table:style-name="co99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table:number-columns-repeated="1016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2" table:default-cell-style-name="Default"/>
        <table:table-column table:style-name="co59" table:default-cell-style-name="ce59"/>
        <table:table-column table:style-name="co47" table:default-cell-style-name="Default"/>
        <table:table-column table:style-name="co56" table:number-columns-repeated="4" table:default-cell-style-name="ce64"/>
        <table:table-column table:style-name="co67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9" table:number-columns-repeated="2" table:default-cell-style-name="ce59"/>
        <table:table-column table:style-name="co23" table:number-columns-repeated="4" table:default-cell-style-name="ce59"/>
        <table:table-column table:style-name="co23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35" table:default-cell-style-name="Default"/>
        <table:table-column table:style-name="co92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7" table:default-cell-style-name="ce59"/>
        <table:table-column table:style-name="co13" table:number-columns-repeated="996" table:default-cell-style-name="Default"/>
        <table:table-row table:style-name="ro2">
          <table:table-cell table:style-name="ce123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ways_On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7" office:value-type="string">
            <text:p>Slot_Size_X</text:p>
          </table:table-cell>
          <table:table-cell table:style-name="ce57" office:value-type="string">
            <text:p>Slot_Size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996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2"/>
          <table:table-cell table:style-name="ce45"/>
          <table:table-cell table:style-name="ce2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4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996"/>
        </table:table-row>
        <table:table-row table:style-name="ro2">
          <table:table-cell office:value-type="string">
            <text:p>inventory</text:p>
          </table:table-cell>
          <table:table-cell table:style-name="ce124" office:value-type="string">
            <text:p>inventory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5" office:value-type="percentage" office:value="0.46">
            <text:p>46.00%</text:p>
          </table:table-cell>
          <table:table-cell table:style-name="ce125" office:value-type="percentage" office:value="0.24">
            <text:p>24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2">
          <table:table-cell office:value-type="string">
            <text:p>savegames</text:p>
          </table:table-cell>
          <table:table-cell table:style-name="ce124" office:value-type="string">
            <text:p>savegames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5" office:value-type="percentage" office:value="0.46">
            <text:p>46.00%</text:p>
          </table:table-cell>
          <table:table-cell table:style-name="ce125" office:value-type="percentage" office:value="0.24">
            <text:p>24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2">
          <table:table-cell office:value-type="string">
            <text:p>dialogue</text:p>
          </table:table-cell>
          <table:table-cell table:style-name="ce124" office:value-type="string">
            <text:p>dialogue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5" office:value-type="percentage" office:value="0.05">
            <text:p>5.00%</text:p>
          </table:table-cell>
          <table:table-cell table:style-name="ce125" office:value-type="percentage" office:value="0.85">
            <text:p>85.00%</text:p>
          </table:table-cell>
          <table:table-cell table:style-name="ce125" office:value-type="percentage" office:value="0.9">
            <text:p>90.00%</text:p>
          </table:table-cell>
          <table:table-cell table:style-name="ce125" office:value-type="percentage" office:value="0.2">
            <text:p>20.00%</text:p>
          </table:table-cell>
          <table:table-cell table:number-columns-repeated="1005"/>
        </table:table-row>
        <table:table-row table:style-name="ro2">
          <table:table-cell office:value-type="string">
            <text:p>portrait</text:p>
          </table:table-cell>
          <table:table-cell table:style-name="ce124" office:value-type="string">
            <text:p>portrait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ui_dialogue</text:p>
          </table:table-cell>
          <table:table-cell table:number-columns-repeated="5"/>
          <table:table-cell office:value-type="string">
            <text:p>non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5" office:value-type="percentage" office:value="0.11">
            <text:p>11.00%</text:p>
          </table:table-cell>
          <table:table-cell table:style-name="ce125" office:value-type="percentage" office:value="0.85">
            <text:p>85.00%</text:p>
          </table:table-cell>
          <table:table-cell table:number-columns-repeated="2" table:style-name="ce125" office:value-type="percentage" office:value="0.3">
            <text:p>30.00%</text:p>
          </table:table-cell>
          <table:table-cell table:number-columns-repeated="1005"/>
        </table:table-row>
        <table:table-row table:style-name="ro3">
          <table:table-cell office:value-type="string">
            <text:p>inventory_test</text:p>
          </table:table-cell>
          <table:table-cell table:style-name="ce124" office:value-type="string">
            <text:p>xinventory</text:p>
          </table:table-cell>
          <table:table-cell table:style-name="ce102" office:value-type="string">
            <text:p>DEFAULT</text:p>
          </table:table-cell>
          <table:table-cell table:style-name="ce105" office:value-type="float" office:value="0">
            <text:p>0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inventory_sideways_test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25" office:value-type="percentage" office:value="0.92">
            <text:p>92.00%</text:p>
          </table:table-cell>
          <table:table-cell table:style-name="ce125" office:value-type="percentage" office:value="0.05">
            <text:p>5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8">
            <text:p>18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3" table:number-rows-repeated="1048568">
          <table:table-cell table:number-columns-repeated="1023"/>
        </table:table-row>
        <table:table-row table:style-name="ro3">
          <table:table-cell table:number-columns-repeated="1023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7">2020-12-27</text:date>, <text:time>21:2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27T21:23:29.49</dc:date>
    <dc:creator>L S</dc:creator>
    <meta:editing-duration>P4DT5H38M54S</meta:editing-duration>
    <meta:editing-cycles>277</meta:editing-cycles>
    <meta:generator>OpenOffice/4.1.6$Win32 OpenOffice.org_project/416m1$Build-9790</meta:generator>
    <meta:document-statistic meta:table-count="12" meta:cell-count="4796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